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5cm"/>
    </style:style>
    <style:style style:name="co2" style:family="table-column">
      <style:table-column-properties fo:break-before="auto" style:column-width="2.914cm"/>
    </style:style>
    <style:style style:name="co3" style:family="table-column">
      <style:table-column-properties fo:break-before="auto" style:column-width="6.645cm"/>
    </style:style>
    <style:style style:name="co4" style:family="table-column">
      <style:table-column-properties fo:break-before="auto" style:column-width="2.967cm"/>
    </style:style>
    <style:style style:name="co5" style:family="table-column">
      <style:table-column-properties fo:break-before="auto" style:column-width="1.498cm"/>
    </style:style>
    <style:style style:name="co6" style:family="table-column">
      <style:table-column-properties fo:break-before="auto" style:column-width="8.087cm"/>
    </style:style>
    <style:style style:name="co7" style:family="table-column">
      <style:table-column-properties fo:break-before="auto" style:column-width="3.757cm"/>
    </style:style>
    <style:style style:name="co8" style:family="table-column">
      <style:table-column-properties fo:break-before="auto" style:column-width="1.905cm"/>
    </style:style>
    <style:style style:name="co9" style:family="table-column">
      <style:table-column-properties fo:break-before="auto" style:column-width="1.552cm"/>
    </style:style>
    <style:style style:name="co10" style:family="table-column">
      <style:table-column-properties fo:break-before="auto" style:column-width="1.769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1.526cm" fo:break-before="auto" style:use-optimal-row-height="true"/>
    </style:style>
    <style:style style:name="ro4" style:family="table-row">
      <style:table-row-properties style:row-height="1.894cm" fo:break-before="auto" style:use-optimal-row-height="true"/>
    </style:style>
    <style:style style:name="ro5" style:family="table-row">
      <style:table-row-properties style:row-height="2.263cm" fo:break-before="auto" style:use-optimal-row-height="true"/>
    </style:style>
    <style:style style:name="ro6" style:family="table-row">
      <style:table-row-properties style:row-height="4.844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3cm" fo:break-before="auto" style:use-optimal-row-height="true"/>
    </style:style>
    <style:style style:name="ro9" style:family="table-row">
      <style:table-row-properties style:row-height="4.106cm" fo:break-before="auto" style:use-optimal-row-height="true"/>
    </style:style>
    <style:style style:name="ro10" style:family="table-row">
      <style:table-row-properties style:row-height="2.632cm" fo:break-before="auto" style:use-optimal-row-height="true"/>
    </style:style>
    <style:style style:name="ro11" style:family="table-row">
      <style:table-row-properties style:row-height="3.738cm" fo:break-before="auto" style:use-optimal-row-height="true"/>
    </style:style>
    <style:style style:name="ro12" style:family="table-row">
      <style:table-row-properties style:row-height="5.581cm" fo:break-before="auto" style:use-optimal-row-height="true"/>
    </style:style>
    <style:style style:name="ro13" style:family="table-row">
      <style:table-row-properties style:row-height="5.212cm" fo:break-before="auto" style:use-optimal-row-height="true"/>
    </style:style>
    <style:style style:name="ro14" style:family="table-row">
      <style:table-row-properties style:row-height="4.475cm" fo:break-before="auto" style:use-optimal-row-height="true"/>
    </style:style>
    <style:style style:name="ro15" style:family="table-row">
      <style:table-row-properties style:row-height="6.318cm" fo:break-before="auto" style:use-optimal-row-height="true"/>
    </style:style>
    <style:style style:name="ro16" style:family="table-row">
      <style:table-row-properties style:row-height="7.054cm" fo:break-before="auto" style:use-optimal-row-height="true"/>
    </style:style>
    <style:style style:name="ro17" style:family="table-row">
      <style:table-row-properties style:row-height="6.687cm" fo:break-before="auto" style:use-optimal-row-height="true"/>
    </style:style>
    <style:style style:name="ro18" style:family="table-row">
      <style:table-row-properties style:row-height="8.528c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Arial" fo:font-size="9pt" fo:language="en" fo:country="GB" fo:font-style="normal" fo:text-shadow="none" style:text-underline-style="none" fo:font-weight="bold" style:text-underline-mode="continuous" style:text-overline-mode="continuous" style:text-line-through-mode="continuous" style:font-name-asian="Segoe UI" style:font-size-asian="9pt" style:language-asian="zh" style:country-asian="CN" style:font-style-asian="normal" style:font-weight-asian="bold" style:font-name-complex="Calibri1" style:font-size-complex="9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Arial"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name-complex="Calibri" style:font-size-complex="9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fo:background-color="#729fcf" style:text-align-source="fix" style:repeat-content="false" fo:wrap-option="wrap" fo:border="0.06pt solid #000000"/>
      <style:paragraph-properties fo:text-align="center"/>
      <style:text-properties fo:color="#ffffff" style:text-outline="false" style:text-line-through-style="none" style:text-line-through-type="none" style:font-name="Arial" fo:font-size="9pt" fo:language="en" fo:country="GB" fo:font-style="normal" fo:text-shadow="none" style:text-underline-style="none" fo:font-weight="bold" style:text-underline-mode="continuous" style:text-overline-mode="continuous" style:text-line-through-mode="continuous" style:font-name-asian="Segoe UI" style:font-size-asian="9pt" style:language-asian="zh" style:country-asian="CN" style:font-style-asian="normal" style:font-weight-asian="bold" style:font-name-complex="Calibri1" style:font-size-complex="9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Arial" fo:font-size="9pt" style:font-size-asian="9pt" style:font-size-complex="9pt"/>
    </style:style>
    <style:style style:name="ce34" style:family="table-cell" style:parent-style-name="Default">
      <style:table-cell-properties fo:background-color="#ffff00" style:text-align-source="fix" style:repeat-content="false" fo:wrap-option="wrap" fo:border="0.06pt solid #000000" style:vertical-align="middle"/>
      <style:paragraph-properties fo:text-align="start" fo:margin-left="0cm"/>
      <style:text-properties fo:color="#000000" style:text-outline="false" style:text-line-through-style="none" style:text-line-through-type="none" style:font-name="Arial"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name-complex="Arial1" style:font-size-complex="9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2">
      <style:table-cell-properties style:text-align-source="fix" style:repeat-content="false" fo:wrap-option="wrap" style:vertical-align="middle"/>
      <style:paragraph-properties fo:text-align="center" fo:margin-left="0cm"/>
      <style:text-properties style:font-name="Arial" fo:font-size="9pt" style:font-size-asian="9pt" style:font-size-complex="9pt"/>
    </style:style>
    <style:style style:name="ce36" style:family="table-cell" style:parent-style-name="Default" style:data-style-name="N112">
      <style:table-cell-properties style:text-align-source="fix" style:repeat-content="false" fo:background-color="transparent" fo:wrap-option="wrap" style:vertical-align="middle"/>
      <style:paragraph-properties fo:text-align="center" fo:margin-left="0cm"/>
      <style:text-properties style:use-window-font-color="true" style:font-name="Arial" fo:font-size="9pt" style:font-size-asian="9pt" style:font-size-complex="9pt"/>
    </style:style>
    <style:style style:name="ce37" style:family="table-cell" style:parent-style-name="Default" style:data-style-name="N112">
      <style:table-cell-properties style:text-align-source="fix" style:repeat-content="false" fo:background-color="transparent" fo:wrap-option="wrap" style:vertical-align="middle"/>
      <style:paragraph-properties fo:text-align="center" fo:margin-left="0cm"/>
      <style:text-properties style:font-name="Arial" fo:font-size="9pt" style:font-size-asian="9pt" style:font-size-complex="9pt"/>
    </style:style>
    <style:style style:name="ce38" style:family="table-cell" style:parent-style-name="Default" style:data-style-name="N112">
      <style:table-cell-properties style:text-align-source="fix" style:repeat-content="false" fo:wrap-option="wrap" style:vertical-align="middle"/>
      <style:paragraph-properties fo:text-align="center" fo:margin-left="0cm"/>
      <style:text-properties style:font-name="Arial" fo:font-size="9pt" style:font-size-asian="9pt" style:font-size-complex="9pt"/>
    </style:style>
    <style:style style:name="ce39" style:family="table-cell" style:parent-style-name="Default" style:data-style-name="N2">
      <style:table-cell-properties style:text-align-source="fix" style:repeat-content="false" fo:background-color="transparent" fo:wrap-option="wrap" style:vertical-align="middle"/>
      <style:paragraph-properties fo:text-align="center" fo:margin-left="0cm"/>
      <style:text-properties style:use-window-font-color="true" style:font-name="Arial" fo:font-size="9pt" style:font-size-asian="9pt" style:font-size-complex="9pt"/>
    </style:style>
    <style:style style:name="ce40" style:family="table-cell" style:parent-style-name="Default">
      <style:text-properties style:font-name="Arial" fo:font-size="9pt" style:font-size-asian="9pt" style:font-size-complex="9pt"/>
    </style:style>
    <style:style style:name="ce16" style:family="table-cell" style:parent-style-name="Default">
      <style:table-cell-properties fo:background-color="#ffffff" style:text-align-source="fix" style:repeat-content="false" fo:wrap-option="wrap" fo:border="0.06pt solid #000000"/>
      <style:paragraph-properties fo:text-align="center" fo:margin-left="0cm"/>
      <style:text-properties fo:color="#ffffff" style:text-outline="false" style:text-line-through-style="none" style:text-line-through-type="none" style:font-name="Arial" fo:font-size="9pt" fo:language="en" fo:country="GB" fo:font-style="normal" fo:text-shadow="none" style:text-underline-style="none" fo:font-weight="bold" style:text-underline-mode="continuous" style:text-overline-mode="continuous" style:text-line-through-mode="continuous" style:font-name-asian="Segoe UI" style:font-size-asian="9pt" style:language-asian="zh" style:country-asian="CN" style:font-style-asian="normal" style:font-weight-asian="bold" style:font-name-complex="Calibri1" style:font-size-complex="9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069a2e" style:text-align-source="fix" style:repeat-content="false" fo:wrap-option="wrap" fo:border="0.06pt solid #000000"/>
      <style:paragraph-properties fo:text-align="center"/>
      <style:text-properties fo:color="#ffffff" style:text-outline="false" style:text-line-through-style="none" style:text-line-through-type="none" style:font-name="Arial" fo:font-size="9pt" fo:language="en" fo:country="GB" fo:font-style="normal" fo:text-shadow="none" style:text-underline-style="none" fo:font-weight="bold" style:text-underline-mode="continuous" style:text-overline-mode="continuous" style:text-line-through-mode="continuous" style:font-name-asian="Segoe UI" style:font-size-asian="9pt" style:language-asian="zh" style:country-asian="CN" style:font-style-asian="normal" style:font-weight-asian="normal" style:font-name-complex="Calibri1" style:font-size-complex="9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text-properties style:use-window-font-color="true" style:text-outline="false" style:text-line-through-style="none" style:text-line-through-type="none" style:font-name="Arial"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name-complex="Calibri1" style:font-size-complex="9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vertical-align="top"/>
      <style:text-properties style:text-outline="false" style:text-line-through-style="none" style:text-line-through-type="none" style:font-name="Arial"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name-complex="Calibri1" style:font-size-complex="9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ff" style:text-align-source="fix" style:repeat-content="false" fo:wrap-option="wrap" fo:border="0.06pt solid #000000"/>
      <style:paragraph-properties fo:text-align="center" fo:margin-left="0cm"/>
      <style:text-properties fo:color="#000000"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Calibri" style:font-size-complex="9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top"/>
      <style:paragraph-properties fo:text-align="center" fo:margin-left="0cm"/>
      <style:text-properties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transparent" fo:wrap-option="wrap" style:vertical-align="top"/>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Arial"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name-complex="Calibri1" style:font-size-complex="9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Arial"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name-complex="Tahoma" style:font-size-complex="9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name-complex="Tahoma" style:font-size-complex="9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Arial"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name-complex="Tahoma" style:font-size-complex="9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vertical-align="top"/>
      <style:text-properties style:use-window-font-color="true" style:text-outline="false" style:text-line-through-style="none" style:text-line-through-type="none" style:font-name="Arial"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name-complex="Tahoma" style:font-size-complex="9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style:vertical-align="top"/>
      <style:text-properties style:use-window-font-color="true" style:text-outline="false" style:text-line-through-style="none" style:text-line-through-type="none" style:font-name="Arial"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name-complex="Calibri1" style:font-size-complex="9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Arial" fo:font-size="9pt" fo:language="none" fo:country="none" style:text-underline-mode="continuous" style:text-overline-mode="continuous" style:text-line-through-mode="continuous" style:font-name-asian="Segoe UI" style:font-size-asian="9pt" style:language-asian="none" style:country-asian="none" style:font-style-asian="normal" style:font-weight-asian="normal" style:font-name-complex="Calibri1" style:font-size-complex="9pt" style:language-complex="none" style:country-complex="none" style:font-style-complex="normal" style:font-weight-complex="normal" style:font-relief="none" style:text-overline-style="none" style:text-overline-color="font-color"/>
    </style:style>
    <style:style style:name="ce27" style:family="table-cell" style:parent-style-name="Default">
      <style:table-cell-properties fo:background-color="#00a933" style:text-align-source="fix" style:repeat-content="false" style:vertical-align="middle"/>
      <style:paragraph-properties fo:text-align="center" fo:margin-left="0cm"/>
      <style:text-properties style:font-name="Arial" fo:font-size="9pt" style:font-size-asian="9pt" style:font-size-complex="9pt"/>
    </style:style>
    <style:style style:name="ce65" style:family="table-cell" style:parent-style-name="Default">
      <style:table-cell-properties fo:background-color="#ff0000" style:text-align-source="fix" style:repeat-content="false" style:vertical-align="middle"/>
      <style:paragraph-properties fo:text-align="center" fo:margin-left="0cm"/>
      <style:text-properties style:font-name="Arial" fo:font-size="9pt" style:font-size-asian="9pt" style:font-size-complex="9pt"/>
    </style:style>
    <style:style style:name="ce29" style:family="table-cell" style:parent-style-name="Default">
      <style:table-cell-properties style:text-align-source="fix" style:repeat-content="false" style:vertical-align="middle"/>
      <style:paragraph-properties fo:text-align="center" fo:margin-left="0cm"/>
      <style:text-properties style:font-name="Arial" fo:font-size="9pt" style:font-size-asian="9pt" style:font-size-complex="9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cm"/>
      <style:text-properties fo:color="#ffffff" style:text-outline="false" style:text-line-through-style="none" style:text-line-through-type="none" style:font-name="Arial" fo:font-size="9pt" fo:language="en" fo:country="GB" fo:font-style="normal" fo:text-shadow="none" style:text-underline-style="none" fo:font-weight="bold" style:text-underline-mode="continuous" style:text-overline-mode="continuous" style:text-line-through-mode="continuous" style:font-name-asian="Segoe UI" style:font-size-asian="9pt" style:language-asian="zh" style:country-asian="CN" style:font-style-asian="normal" style:font-weight-asian="bold" style:font-name-complex="Calibri1" style:font-size-complex="9pt" style:language-complex="hi" style:country-complex="IN" style:font-style-complex="normal" style:font-weight-complex="bold" style:text-emphasize="none" style:font-relief="none" style:text-overline-style="none" style:text-overline-color="font-color"/>
    </style:style>
    <style:style style:name="ce70" style:family="table-cell" style:parent-style-name="Default">
      <style:table-cell-properties fo:background-color="#000000" style:text-align-source="fix" style:repeat-content="false" fo:wrap-option="wrap" fo:border="0.06pt solid #000000"/>
      <style:paragraph-properties fo:text-align="center" fo:margin-left="0cm"/>
      <style:text-properties fo:color="#ffffff" style:text-outline="false" style:text-line-through-style="none" style:text-line-through-type="none" style:font-name="Arial" fo:font-size="9pt" fo:language="en" fo:country="GB" fo:font-style="normal" fo:text-shadow="none" style:text-underline-style="none" fo:font-weight="bold" style:text-underline-mode="continuous" style:text-overline-mode="continuous" style:text-line-through-mode="continuous" style:font-name-asian="Segoe UI" style:font-size-asian="9pt" style:language-asian="zh" style:country-asian="CN" style:font-style-asian="normal" style:font-weight-asian="bold" style:font-name-complex="Calibri1" style:font-size-complex="9pt" style:language-complex="hi" style:country-complex="IN" style:font-style-complex="normal" style:font-weight-complex="bold" style:text-emphasize="none" style:font-relief="none" style:text-overline-style="none" style:text-overline-color="font-color"/>
    </style:style>
    <style:style style:name="T1" style:family="text">
      <style:text-properties fo:color="#000000" style:font-name="Arial" fo:font-size="9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9pt" style:font-size-complex="9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Arial" fo:font-size="9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9pt" style:font-size-complex="9pt" style:font-style-asian="normal" style:font-style-complex="normal" style:text-emphasize="none" style:font-relief="none" style:text-overline-style="none" style:text-overline-color="font-color" style:font-name-asian="Segoe UI" style:font-name-complex="Tahoma" style:font-weight-asian="normal" style:font-weight-complex="normal"/>
    </style:style>
    <style:style style:name="T3" style:family="text">
      <style:text-properties fo:color="#000000" style:font-name="Arial" fo:font-size="9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9pt" style:font-size-complex="9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rial" fo:font-size="9pt" fo:font-weight="bold" style:text-underline-style="none" style:text-underline-color="font-color" style:text-line-through-type="none" fo:font-style="normal" style:text-outline="false" fo:text-shadow="none" style:text-line-through-mode="continuous" style:font-size-asian="9pt" style:font-size-complex="9pt" style:font-weight-asian="bold" style:font-weight-complex="bold"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font-name-asian="Segoe UI" style:font-name-complex="Calibri"/>
    </style:style>
    <style:style style:name="T5" style:family="text">
      <style:text-properties fo:color="#000000" style:font-name="Arial" fo:font-size="9pt" fo:font-weight="bold" style:text-underline-style="none" style:text-underline-color="font-color" style:text-line-through-type="none" fo:font-style="normal" style:text-outline="false" fo:text-shadow="none" style:text-line-through-mode="continuous" style:font-size-asian="9pt" style:font-size-complex="9pt" style:font-weight-asian="bold" style:font-weight-complex="bold"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font-name-asian="Segoe UI" style:font-name-complex="Calibri"/>
    </style:style>
    <style:style style:name="T6" style:family="text">
      <style:text-properties style:font-name="Arial" fo:font-size="9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rial" fo:font-size="9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Calib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style:font-name="Arial" fo:font-size="9pt" style:text-underline-style="none" style:text-underline-color="font-color" style:text-line-through-type="none" fo:font-style="normal" style:text-outline="false" fo:text-shadow="none" style:text-line-through-mode="continuous" style:font-size-asian="9pt" style:font-size-complex="9pt" style:font-style-asian="normal" style:font-style-complex="normal" style:text-emphasize="none" style:font-relief="none" style:text-overline-style="none" style:text-overline-color="font-color" fo:color="#000000" fo:font-weight="bold" fo:language="en" fo:country="GB" style:language-asian="zh" style:country-asian="CN" style:language-complex="hi" style:country-complex="IN" style:font-name-asian="Microsoft YaHei" style:font-name-complex="Arial" style:font-weight-asian="bold" style:font-weight-complex="bold"/>
    </style:style>
    <style:style style:name="T10"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Calibri" style:font-size-asian="9pt" style:font-size-complex="9pt" style:font-style-asian="normal" style:font-style-complex="normal" style:text-emphasize="none" style:font-relief="none" style:text-overline-style="none" style:text-overline-color="font-color" fo:font-weight="bold" style:font-weight-asian="bold" style:font-weight-complex="bold"/>
    </style:style>
    <style:style style:name="T11"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Calibri" style:font-size-asian="9pt" style:font-size-complex="9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Arial" fo:font-size="9pt" style:text-underline-style="none" style:text-underline-color="font-color" style:text-line-through-type="none" fo:font-style="normal" style:text-outline="false" fo:text-shadow="none" style:text-line-through-mode="continuous" style:font-size-asian="9pt" style:font-size-complex="9pt" style:font-style-asian="normal" style:font-style-complex="normal" style:text-emphasize="none" style:font-relief="none" style:text-overline-style="none" style:text-overline-color="font-color" fo:font-weight="bold" style:font-weight-asian="bold" style:font-weight-complex="bold" fo:color="#000000" fo:language="en" fo:country="GB" style:language-asian="zh" style:country-asian="CN" style:language-complex="hi" style:country-complex="IN" style:font-name-asian="Microsoft YaHei" style:font-name-complex="Arial"/>
    </style:style>
    <style:style style:name="T13" style:family="text">
      <style:text-propertie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Calibri"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9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Segoe UI" style:font-name-complex="Tahoma"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9pt" fo:font-weight="normal" style:text-underline-style="none" style:text-underline-color="font-color" style:text-line-through-type="none" fo:font-style="normal" style:text-outline="false" fo:text-shadow="none" style:text-line-through-mode="continuous" style:font-name-asian="Segoe UI" style:font-size-asian="9pt" style:font-size-complex="9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font-name-complex="Calibri"/>
    </style:style>
    <style:style style:name="T16"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Calibri" style:font-size-asian="9pt" style:font-size-complex="9pt" style:font-style-asian="normal" style:font-style-complex="normal" style:text-emphasize="none" style:font-relief="none" style:text-overline-style="none" style:text-overline-color="font-color"/>
    </style:style>
    <style:style style:name="T17"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style-asian="normal" style:font-style-complex="normal" style:text-emphasize="none" style:font-relief="none" style:text-overline-style="none" style:text-overline-color="font-color" fo:font-weight="normal" style:font-weight-asian="normal" style:font-weight-complex="normal" style:font-name-complex="Tahoma"/>
    </style:style>
    <style:style style:name="T18" style:family="text">
      <style:text-properties style:font-name="Arial" fo:font-size="9pt" style:text-underline-style="none" style:text-underline-color="font-color" style:text-line-through-type="none" fo:font-style="normal" style:text-outline="false" fo:text-shadow="none" style:text-line-through-mode="continuous" style:font-size-asian="9pt" style:font-size-complex="9pt" style:font-style-asian="normal" style:font-style-complex="normal" style:text-emphasize="none" style:font-relief="none" style:text-overline-style="none" style:text-overline-color="font-color" fo:font-weight="normal" fo:language="none" fo:country="none" style:language-asian="none" style:country-asian="none" style:language-complex="none" style:country-complex="none" style:font-name-asian="Segoe UI" style:font-name-complex="Calibri" style:font-weight-asian="normal" style:font-weight-complex="normal"/>
    </style:style>
    <style:style style:name="T19"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style-asian="normal" style:font-style-complex="normal" style:text-emphasize="none" style:font-relief="none" style:text-overline-style="none" style:text-overline-color="font-color" fo:font-weight="bold" style:font-name-complex="Calibri" style:font-weight-asian="bold" style:font-weight-complex="bold"/>
    </style:style>
    <style:style style:name="T20" style:family="text">
      <style:text-properties style:font-name="Arial" fo:font-size="9pt" fo:font-weight="normal" style:text-underline-style="none" style:text-underline-color="font-color" style:text-line-through-type="none" fo:font-style="normal" style:text-outline="false" fo:text-shadow="none" style:text-line-through-mode="continuous" style:font-name-asian="Segoe UI" style:font-size-asian="9pt" style:font-size-complex="9pt" style:font-weight-asian="normal" style:font-weight-complex="normal" style:font-style-asian="normal" style:font-style-complex="normal" style:text-emphasize="none" style:font-relief="none" style:text-overline-style="none" style:text-overline-color="font-color" fo:language="en" fo:country="GB" style:language-asian="zh" style:country-asian="CN" style:language-complex="hi" style:country-complex="IN" style:font-name-complex="Tahoma"/>
    </style:style>
    <style:style style:name="T21" style:family="text">
      <style:text-properties style:font-name="Arial" fo:font-size="9pt" style:text-underline-style="none" style:text-underline-color="font-color" style:text-line-through-type="none" fo:font-style="normal" style:text-outline="false" fo:text-shadow="none" style:text-line-through-mode="continuous" style:font-name-asian="Segoe UI" style:font-size-asian="9pt" style:font-size-complex="9pt" style:font-style-asian="normal" style:font-style-complex="normal" style:text-emphasize="none" style:font-relief="none" style:text-overline-style="none" style:text-overline-color="font-color" fo:language="en" fo:country="GB" style:language-asian="zh" style:country-asian="CN" style:language-complex="hi" style:country-complex="IN" style:font-name-complex="Tahoma" fo:font-weight="bold" style:font-weight-asian="bold" style:font-weight-complex="bold"/>
    </style:style>
    <style:style style:name="T22" style:family="text">
      <style:text-properties style:font-name="Arial" fo:font-size="9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Segoe UI" style:font-name-complex="Tahoma" style:font-size-asian="9pt" style:font-size-complex="9pt" style:font-weight-asian="bold" style:font-weight-complex="bold" style:font-style-asian="normal" style:font-style-complex="normal" style:text-emphasize="none" style:font-relief="none" style:text-overline-style="none" style:text-overline-color="font-color"/>
    </style:style>
    <style:style style:name="T23" style:family="text">
      <style:text-properties fo:font-weight="normal" style:font-weight-asian="normal" style:font-weight-complex="normal"/>
    </style:style>
    <style:style style:name="T24" style:family="text">
      <style:text-properties style:font-name="Arial" fo:font-size="9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Segoe UI" style:font-name-complex="Tahoma" style:font-size-asian="9pt" style:font-size-complex="9pt" style:font-style-asian="normal" style:font-style-complex="normal" style:text-emphasize="none" style:font-relief="none" style:text-overline-style="none" style:text-overline-color="font-color" fo:font-weight="bold" style:font-weight-asian="bold" style:font-weight-complex="bold"/>
    </style:style>
    <style:style style:name="T25" style:family="text">
      <style:text-properties style:font-name="Arial" fo:font-size="9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weight-asian="normal" style:font-weight-complex="normal" style:font-style-asian="normal" style:font-style-complex="normal" style:text-emphasize="none" style:font-relief="none" style:text-overline-style="none" style:text-overline-color="font-color" style:font-name-complex="Tahoma"/>
    </style:style>
    <style:style style:name="T26"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style-asian="normal" style:font-style-complex="normal" style:text-emphasize="none" style:font-relief="none" style:text-overline-style="none" style:text-overline-color="font-color" style:font-name-complex="Tahoma" fo:font-weight="bold" style:font-weight-asian="bold" style:font-weight-complex="bold"/>
    </style:style>
    <style:style style:name="T27"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style-asian="normal" style:font-style-complex="normal" style:text-emphasize="none" style:font-relief="none" style:text-overline-style="none" style:text-overline-color="font-color" style:font-name-complex="Tahoma" fo:font-weight="normal" style:font-weight-asian="normal" style:font-weight-complex="normal"/>
    </style:style>
    <style:style style:name="T28"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style-asian="normal" style:font-style-complex="normal" style:text-emphasize="none" style:font-relief="none" style:text-overline-style="none" style:text-overline-color="font-color" fo:font-weight="normal" style:font-weight-asian="normal" style:font-weight-complex="normal" style:font-name-complex="Calibri"/>
    </style:style>
    <style:style style:name="T29"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style-asian="normal" style:font-style-complex="normal" style:text-emphasize="none" style:font-relief="none" style:text-overline-style="none" style:text-overline-color="font-color" fo:font-weight="bold" style:font-name-complex="Tahoma" style:font-weight-asian="bold" style:font-weight-complex="bold"/>
    </style:style>
    <style:style style:name="T30"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style-asian="normal" style:font-style-complex="normal" style:text-emphasize="none" style:font-relief="none" style:text-overline-style="none" style:text-overline-color="font-color" fo:font-weight="normal" style:font-name-complex="Calibri" style:font-weight-asian="normal" style:font-weight-complex="normal"/>
    </style:style>
    <style:style style:name="T31" style:family="text">
      <style:text-properties style:font-name="Arial" fo:font-size="9pt" style:text-underline-style="none" style:text-underline-color="font-color" style:text-line-through-type="none" fo:font-style="normal" style:text-outline="false" fo:text-shadow="none" style:text-line-through-mode="continuous" style:font-size-asian="9pt" style:font-size-complex="9pt" style:font-style-asian="normal" style:font-style-complex="normal" style:text-emphasize="none" style:font-relief="none" style:text-overline-style="none" style:text-overline-color="font-color" fo:font-weight="normal" style:font-weight-asian="normal" style:font-weight-complex="normal" fo:color="#000000" fo:language="en" fo:country="GB" style:language-asian="zh" style:country-asian="CN" style:language-complex="hi" style:country-complex="IN" style:font-name-asian="Microsoft YaHei" style:font-name-complex="Arial"/>
    </style:style>
    <style:style style:name="T32" style:family="text">
      <style:text-properties style:font-name="Arial" fo:font-size="9pt" style:text-underline-style="none" style:text-underline-color="font-color" style:text-line-through-type="none" fo:font-style="normal" style:text-outline="false" fo:text-shadow="none" style:text-line-through-mode="continuous" style:font-size-asian="9pt" style:font-size-complex="9pt" style:font-style-asian="normal" style:font-style-complex="normal" style:text-emphasize="none" style:font-relief="none" style:text-overline-style="none" style:text-overline-color="font-color" fo:font-weight="normal" style:font-weight-asian="normal" style:font-weight-complex="normal" fo:language="none" fo:country="none" style:language-asian="none" style:country-asian="none" style:language-complex="none" style:country-complex="none" style:font-name-asian="Segoe UI" style:font-name-complex="Calibri"/>
    </style:style>
    <style:style style:name="T33" style:family="text">
      <style:text-properties style:font-name="Arial" fo:font-size="9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weight-asian="normal" style:font-weight-complex="normal" style:font-style-asian="normal" style:font-style-complex="normal" style:text-emphasize="none" style:font-relief="none" style:text-overline-style="none" style:text-overline-color="font-color" style:font-name-complex="Calibri"/>
    </style:style>
    <style:style style:name="T34"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style-asian="normal" style:font-style-complex="normal" style:text-emphasize="none" style:font-relief="none" style:text-overline-style="none" style:text-overline-color="font-color" style:font-name-complex="Calibri" fo:font-weight="bold" style:font-weight-asian="bold" style:font-weight-complex="bold"/>
    </style:style>
    <style:style style:name="T35" style:family="text">
      <style:text-properties style:font-name="Arial" fo:font-size="9pt"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style-asian="normal" style:font-style-complex="normal" style:text-emphasize="none" style:font-relief="none" style:text-overline-style="none" style:text-overline-color="font-color" style:font-name-complex="Calibri" fo:font-weight="normal" style:font-weight-asian="normal" style:font-weight-complex="normal"/>
    </style:style>
    <style:style style:name="T36" style:family="text">
      <style:text-properties style:font-name="Arial" fo:font-size="9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9pt" style:font-size-complex="9pt" style:font-weight-asian="normal" style:font-weight-complex="normal" style:font-style-asian="normal" style:font-style-complex="normal" style:text-emphasize="none" style:font-relief="none" style:text-overline-style="none" style:text-overline-color="font-color" style:font-name-complex="Tahoma" style:use-window-font-color="true" style:letter-kerning="true"/>
    </style:style>
    <style:style style:name="T37" style:family="text">
      <style:text-properties style:font-name="Arial" fo:font-size="9pt" style:font-size-asian="9pt" style:font-size-complex="9pt"/>
    </style:style>
  </office:automatic-styles>
  <office:body>
    <office:spreadsheet>
      <table:table table:name="Sheet1" table:style-name="ta1">
        <office:forms form:automatic-focus="false" form:apply-design-mode="false"/>
        <table:table-column table:style-name="co1" table:default-cell-style-name="ce40"/>
        <table:table-column table:style-name="co2" table:default-cell-style-name="ce40"/>
        <table:table-column table:style-name="co3" table:default-cell-style-name="ce40"/>
        <table:table-column table:style-name="co4" table:default-cell-style-name="ce40"/>
        <table:table-column table:style-name="co5" table:default-cell-style-name="ce40"/>
        <table:table-column table:style-name="co6" table:default-cell-style-name="ce40"/>
        <table:table-column table:style-name="co7" table:default-cell-style-name="ce40"/>
        <table:table-column table:style-name="co8" table:default-cell-style-name="ce40"/>
        <table:table-column table:style-name="co9" table:default-cell-style-name="ce40"/>
        <table:table-column table:style-name="co10" table:default-cell-style-name="ce40"/>
        <table:table-column table:style-name="co11" table:number-columns-repeated="1014" table:default-cell-style-name="ce40"/>
        <table:table-row table:style-name="ro1">
          <table:table-cell table:style-name="ce8" office:value-type="string" calcext:value-type="string" table:number-columns-spanned="11" table:number-rows-spanned="1">
            <text:p>Project Name: OBUVKI.BG</text:p>
          </table:table-cell>
          <table:covered-table-cell table:number-columns-repeated="9" table:style-name="ce16"/>
          <table:covered-table-cell table:style-name="ce61"/>
          <table:table-cell table:number-columns-repeated="1013"/>
        </table:table-row>
        <table:table-row table:style-name="ro1">
          <table:table-cell table:style-name="ce8" office:value-type="string" calcext:value-type="string" table:number-columns-spanned="11" table:number-rows-spanned="1">
            <text:p>Created by: Vesselin Stoyanov</text:p>
          </table:table-cell>
          <table:covered-table-cell table:number-columns-repeated="9" table:style-name="ce16"/>
          <table:covered-table-cell table:style-name="ce61"/>
          <table:table-cell table:number-columns-repeated="1013"/>
        </table:table-row>
        <table:table-row table:style-name="ro1">
          <table:table-cell table:style-name="ce8" office:value-type="string" calcext:value-type="string" table:number-columns-spanned="11" table:number-rows-spanned="1">
            <text:p>Test Date: 5.1.2022</text:p>
          </table:table-cell>
          <table:covered-table-cell table:number-columns-repeated="9" table:style-name="ce16"/>
          <table:covered-table-cell table:style-name="ce70"/>
          <table:table-cell table:number-columns-repeated="1013"/>
        </table:table-row>
        <table:table-row table:style-name="ro1">
          <table:table-cell table:style-name="ce30" office:value-type="string" calcext:value-type="string" table:number-columns-spanned="2" table:number-rows-spanned="1">
            <text:p>Prerequisites:</text:p>
          </table:table-cell>
          <table:covered-table-cell table:style-name="ce16"/>
          <table:table-cell table:style-name="ce47" office:value-type="string" calcext:value-type="string">
            <text:p><text:span text:style-name="T13">1. Access to Chrome Browser</text:span></text:p>
          </table:table-cell>
          <table:table-cell table:style-name="ce16" table:number-columns-repeated="7"/>
          <table:table-cell table:style-name="ce61"/>
          <table:table-cell table:number-columns-repeated="1013"/>
        </table:table-row>
        <table:table-row table:style-name="ro2">
          <table:table-cell table:style-name="ce32" office:value-type="string" calcext:value-type="string">
            <text:p>Test Case Number</text:p>
          </table:table-cell>
          <table:table-cell table:style-name="ce32" office:value-type="string" calcext:value-type="string">
            <text:p>Test Case name</text:p>
          </table:table-cell>
          <table:table-cell table:style-name="ce32" office:value-type="string" calcext:value-type="string">
            <text:p>Test Case Description</text:p>
          </table:table-cell>
          <table:table-cell table:style-name="ce32" office:value-type="string" calcext:value-type="string">
            <text:p>Test Data</text:p>
          </table:table-cell>
          <table:table-cell table:style-name="ce32" office:value-type="string" calcext:value-type="string">
            <text:p>Target URL (if any)</text:p>
          </table:table-cell>
          <table:table-cell table:style-name="ce32" office:value-type="string" calcext:value-type="string">
            <text:p>Sequence of Steps</text:p>
          </table:table-cell>
          <table:table-cell table:style-name="ce32" office:value-type="string" calcext:value-type="string">
            <text:p>Expected Results</text:p>
          </table:table-cell>
          <table:table-cell table:style-name="ce32" office:value-type="string" calcext:value-type="string">
            <text:p>Actual Results</text:p>
          </table:table-cell>
          <table:table-cell table:style-name="ce32" office:value-type="string" calcext:value-type="string">
            <text:p>Pass / Fail</text:p>
          </table:table-cell>
          <table:table-cell table:style-name="ce32" office:value-type="string" calcext:value-type="string">
            <text:p>If Failed Defect ID</text:p>
          </table:table-cell>
          <table:table-cell table:style-name="ce32" office:value-type="string" calcext:value-type="string">
            <text:p>Priority</text:p>
          </table:table-cell>
          <table:table-cell table:number-columns-repeated="1013"/>
        </table:table-row>
        <table:table-row table:style-name="ro3">
          <table:table-cell table:style-name="ce33" office:value-type="float" office:value="1.1" calcext:value-type="float">
            <text:p>1.1</text:p>
          </table:table-cell>
          <table:table-cell table:style-name="ce42" office:value-type="string" calcext:value-type="string">
            <text:p>Favicon</text:p>
          </table:table-cell>
          <table:table-cell table:style-name="ce48" office:value-type="string" calcext:value-type="string">
            <text:p>Verify if Favicon is available </text:p>
          </table:table-cell>
          <table:table-cell table:style-name="ce52"/>
          <table:table-cell table:style-name="ce33" office:value-type="string" calcext:value-type="string">
            <text:p><text:a xlink:href="http://www.obuvki.bg/" xlink:type="simple">www.obuvki.bg</text:a></text:p>
          </table:table-cell>
          <table:table-cell table:style-name="ce23" office:value-type="string" calcext:value-type="string">
            <text:p><text:span text:style-name="T7">1. Open the </text:span><text:span text:style-name="T7"><text:a xlink:href="http://www.obuvki.bg/" xlink:type="simple">Target URL</text:a></text:span></text:p>
            <text:p>2. Go to browser tab and verify if Favicon is available</text:p>
          </table:table-cell>
          <table:table-cell table:style-name="ce23" office:value-type="string" calcext:value-type="string">
            <text:p>Favicon should be visible in the browser tab next to the title of the page</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4">
          <table:table-cell table:style-name="ce33" office:value-type="float" office:value="1.2" calcext:value-type="float">
            <text:p>1.2</text:p>
          </table:table-cell>
          <table:table-cell table:style-name="ce42" office:value-type="string" calcext:value-type="string">
            <text:p>SSL</text:p>
          </table:table-cell>
          <table:table-cell table:style-name="ce42" office:value-type="string" calcext:value-type="string">
            <text:p>Verify if the website uses SSL certificate </text:p>
          </table:table-cell>
          <table:table-cell table:style-name="ce53"/>
          <table:table-cell table:style-name="ce33" office:value-type="string" calcext:value-type="string">
            <text:p><text:a xlink:href="https://www.obuvki.bg/" xlink:type="simple">https://www.obuvki.bg</text:a></text:p>
          </table:table-cell>
          <table:table-cell table:style-name="ce11" office:value-type="string" calcext:value-type="string">
            <text:p><text:span text:style-name="T7">1. Open the </text:span><text:span text:style-name="T7"><text:a xlink:href="http://www.obuvki.bg/" xlink:type="simple">Target URL</text:a></text:span></text:p>
            <text:p>2.Go to browser URL, domain name field and verify if the website uses https protocol and the website is secured with SSL certificate </text:p>
          </table:table-cell>
          <table:table-cell table:style-name="ce23" office:value-type="string" calcext:value-type="string">
            <text:p>The domain name obuvki.bg should start with https: protocol and the lock icon should be locked</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High</text:p>
          </table:table-cell>
          <table:table-cell table:number-columns-repeated="1013"/>
        </table:table-row>
        <table:table-row table:style-name="ro5">
          <table:table-cell table:style-name="ce33" office:value-type="float" office:value="1.3" calcext:value-type="float">
            <text:p>1.3</text:p>
          </table:table-cell>
          <table:table-cell table:style-name="ce42" office:value-type="string" calcext:value-type="string">
            <text:p>Logo redirect homepage</text:p>
          </table:table-cell>
          <table:table-cell table:style-name="ce42" office:value-type="string" calcext:value-type="string">
            <text:p>Verify if Logo is redirecting to homepage</text:p>
          </table:table-cell>
          <table:table-cell table:style-name="ce53"/>
          <table:table-cell table:style-name="ce33" office:value-type="string" calcext:value-type="string">
            <text:p><text:a xlink:href="http://www.obuvki.bg/" xlink:type="simple">www.obuvki.bg</text:a></text:p>
          </table:table-cell>
          <table:table-cell table:style-name="ce11" office:value-type="string" calcext:value-type="string">
            <text:p><text:span text:style-name="T7">1. Open the </text:span><text:span text:style-name="T7"><text:a xlink:href="http://www.obuvki.bg/" xlink:type="simple">Target URL</text:a></text:span></text:p>
            <text:p>2. Go to subpage in the website </text:p>
            <text:p>3. Click the logo in the subpage</text:p>
          </table:table-cell>
          <table:table-cell table:style-name="ce23" office:value-type="string" calcext:value-type="string">
            <text:p>When clicking the logo on the subpage the website should be redirected to the homepage of the website</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Low</text:p>
          </table:table-cell>
          <table:table-cell table:number-columns-repeated="1013"/>
        </table:table-row>
        <table:table-row table:style-name="ro6">
          <table:table-cell table:style-name="ce33" office:value-type="float" office:value="1.4" calcext:value-type="float">
            <text:p>1.4</text:p>
          </table:table-cell>
          <table:table-cell table:style-name="ce42" office:value-type="string" calcext:value-type="string">
            <text:p>Logo title</text:p>
          </table:table-cell>
          <table:table-cell table:style-name="ce42" office:value-type="string" calcext:value-type="string">
            <text:p>Verify if the title of the logo is visible</text:p>
          </table:table-cell>
          <table:table-cell table:style-name="ce53"/>
          <table:table-cell table:style-name="ce33" office:value-type="string" calcext:value-type="string">
            <text:p><text:a xlink:href="http://www.obuvki.bg/" xlink:type="simple">www.obuvki.bg</text:a></text:p>
          </table:table-cell>
          <table:table-cell table:style-name="ce11" office:value-type="string" calcext:value-type="string">
            <text:p><text:span text:style-name="T7">1. Open the </text:span><text:span text:style-name="T7"><text:a xlink:href="http://www.obuvki.bg/" xlink:type="simple">Target URL</text:a></text:span></text:p>
            <text:p>2. Go to the logo of the website in the left side of the header</text:p>
            <text:p>3. Hover your mouse over the logo</text:p>
          </table:table-cell>
          <table:table-cell table:style-name="ce23" office:value-type="string" calcext:value-type="string">
            <text:p>The below bold text in Bulgarian language should appear - </text:p>
            <text:p/>
            <text:p><text:span text:style-name="T8">дамски, мъжки и детски обувки • Чанти и аксесоари - obuvki.bg</text:span></text:p>
          </table:table-cell>
          <table:table-cell table:style-name="ce25" office:value-type="string" calcext:value-type="string">
            <text:p>The below bold text in Bulgarian language appear </text:p>
            <text:p><text:span text:style-name="T8">-</text:span></text:p>
            <text:p><text:span text:style-name="T8">амски, мъжки и детски обувки • Чанти и аксесоари – obuvki.bg</text:span></text:p>
          </table:table-cell>
          <table:table-cell table:style-name="ce65" office:value-type="string" calcext:value-type="string">
            <text:p>FAIL</text:p>
          </table:table-cell>
          <table:table-cell table:style-name="ce29" office:value-type="string" calcext:value-type="string">
            <text:p>Bug 1.4</text:p>
          </table:table-cell>
          <table:table-cell table:style-name="ce29" office:value-type="string" calcext:value-type="string">
            <text:p>Low</text:p>
          </table:table-cell>
          <table:table-cell table:number-columns-repeated="1013"/>
        </table:table-row>
        <table:table-row table:style-name="ro7">
          <table:table-cell table:style-name="ce33" office:value-type="float" office:value="1.5" calcext:value-type="float">
            <text:p>1.5</text:p>
          </table:table-cell>
          <table:table-cell table:style-name="ce42" office:value-type="string" calcext:value-type="string">
            <text:p>Phone Icon</text:p>
          </table:table-cell>
          <table:table-cell table:style-name="ce42" office:value-type="string" calcext:value-type="string">
            <text:p>Verify if phone icon is working</text:p>
          </table:table-cell>
          <table:table-cell table:style-name="ce53"/>
          <table:table-cell table:style-name="ce33" office:value-type="string" calcext:value-type="string">
            <text:p><text:a xlink:href="http://www.obuvki.bg/" xlink:type="simple">www.obuvki.bg</text:a></text:p>
          </table:table-cell>
          <table:table-cell table:style-name="ce11" office:value-type="string" calcext:value-type="string">
            <text:p><text:span text:style-name="T7">1. Open the </text:span><text:span text:style-name="T7"><text:a xlink:href="http://www.obuvki.bg/" xlink:type="simple">Target URL</text:a></text:span></text:p>
            <text:p>2. Go to top left corner of the website, over the logo in the header </text:p>
            <text:p>3. Click the Phone Icon </text:p>
            <text:p/>
          </table:table-cell>
          <table:table-cell table:style-name="ce23" office:value-type="string" calcext:value-type="string">
            <text:p>The system should ask you to choose a program to dial the number and when you choose for example skype the number should be entered automatically for dialling in skype </text:p>
          </table:table-cell>
          <table:table-cell table:style-name="ce25" office:value-type="string" calcext:value-type="string">
            <text:p>Nothing happens, the number is not entered automatically for dialling in skype</text:p>
          </table:table-cell>
          <table:table-cell table:style-name="ce65" office:value-type="string" calcext:value-type="string">
            <text:p>FAIL</text:p>
          </table:table-cell>
          <table:table-cell table:style-name="ce29" office:value-type="string" calcext:value-type="string">
            <text:p>Bug 1.5</text:p>
          </table:table-cell>
          <table:table-cell table:style-name="ce29" office:value-type="string" calcext:value-type="string">
            <text:p>Low</text:p>
          </table:table-cell>
          <table:table-cell table:number-columns-repeated="1013"/>
        </table:table-row>
        <table:table-row table:style-name="ro4">
          <table:table-cell table:style-name="ce33" office:value-type="float" office:value="1.6" calcext:value-type="float">
            <text:p>1.6</text:p>
          </table:table-cell>
          <table:table-cell table:style-name="ce42" office:value-type="string" calcext:value-type="string">
            <text:p>Scroll up button</text:p>
          </table:table-cell>
          <table:table-cell table:style-name="ce42" office:value-type="string" calcext:value-type="string">
            <text:p>Verify if scroll up button is working</text:p>
          </table:table-cell>
          <table:table-cell table:style-name="ce53"/>
          <table:table-cell table:style-name="ce33" office:value-type="string" calcext:value-type="string">
            <text:p><text:a xlink:href="http://www.obuvki.bg/" xlink:type="simple">www.obuvki.bg</text:a></text:p>
          </table:table-cell>
          <table:table-cell table:style-name="ce11" office:value-type="string" calcext:value-type="string">
            <text:p><text:span text:style-name="T7">1. Open the </text:span><text:span text:style-name="T7"><text:a xlink:href="http://www.obuvki.bg/" xlink:type="simple">Target URL</text:a></text:span></text:p>
            <text:p>2. Scroll down to bottom of the page</text:p>
            <text:p>3. Click the button “<text:span text:style-name="T8">Нагоре</text:span>” positioned in the left bottom corner of the page</text:p>
            <text:p/>
          </table:table-cell>
          <table:table-cell table:style-name="ce23" office:value-type="string" calcext:value-type="string">
            <text:p>The page should automatically scroll up to the top of the page</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1">
          <table:table-cell table:style-name="ce34" office:value-type="string" calcext:value-type="string" table:number-columns-spanned="11" table:number-rows-spanned="1">
            <text:p><text:span text:style-name="T1">2. </text:span><text:span text:style-name="T2">Test the pop up text for discounts at the top of the web page over the header</text:span></text:p>
          </table:table-cell>
          <table:covered-table-cell table:number-columns-repeated="10" table:style-name="ce43"/>
          <table:table-cell table:number-columns-repeated="1013"/>
        </table:table-row>
        <table:table-row table:style-name="ro4">
          <table:table-cell table:style-name="ce33" office:value-type="float" office:value="2.1" calcext:value-type="float">
            <text:p>2.1</text:p>
          </table:table-cell>
          <table:table-cell table:style-name="ce11" office:value-type="string" calcext:value-type="string">
            <text:p>Discounts pop up text</text:p>
            <text:p> </text:p>
          </table:table-cell>
          <table:table-cell table:style-name="ce15" office:value-type="string" calcext:value-type="string">
            <text:p>Test the pop up text<text:span text:style-name="T8"> “</text:span></text:p>
            <text:p><text:span text:style-name="T8">Вижте как можете да получите 18 лв. отстъпка за пазаруване при нас!”</text:span> for discounts at the top of the web page over the header</text:p>
          </table:table-cell>
          <table:table-cell table:style-name="ce19"/>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2. Go to top of the page</text:p>
            <text:p><text:span text:style-name="T7">3. Click the </text:span><text:span text:style-name="T20">pop up text</text:span><text:span text:style-name="T21"> “</text:span></text:p>
            <text:p><text:span text:style-name="T22">Вижте как можете да получите 18 лв. отстъпка за пазаруване при нас!”</text:span> </text:p>
          </table:table-cell>
          <table:table-cell table:style-name="ce23" office:value-type="string" calcext:value-type="string">
            <text:p>A pop up window should open over the page</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Medium</text:p>
          </table:table-cell>
          <table:table-cell table:number-columns-repeated="1013"/>
        </table:table-row>
        <table:table-row table:style-name="ro8">
          <table:table-cell table:style-name="ce33" office:value-type="float" office:value="2.2" calcext:value-type="float">
            <text:p>2.2</text:p>
          </table:table-cell>
          <table:table-cell table:style-name="ce11" office:value-type="string" calcext:value-type="string">
            <text:p>Discounts pop up text subscription with valid email</text:p>
            <text:p> </text:p>
          </table:table-cell>
          <table:table-cell table:style-name="ce15" office:value-type="string" calcext:value-type="string">
            <text:p>Test to subscribe with valid email address </text:p>
          </table:table-cell>
          <table:table-cell table:style-name="ce55" office:value-type="string" calcext:value-type="string">
            <text:p><text:a xlink:href="mailto:test@gmail.com" xlink:type="simple">test@gmail.com</text:a></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2. Go to top of the page</text:p>
            <text:p><text:span text:style-name="T7">3. Click the </text:span><text:span text:style-name="T20">pop up text</text:span><text:span text:style-name="T21"> “</text:span></text:p>
            <text:p><text:span text:style-name="T22">Вижте как можете да получите 18 лв. отстъпка за пазаруване при нас!”</text:span></text:p>
            <text:p><text:span text:style-name="T14">4. In the text field enter valid email address</text:span></text:p>
            <text:p><text:span text:style-name="T14">5. Click the button “</text:span></text:p>
            <text:p><text:span text:style-name="T14">Абонирайте се”</text:span><text:span text:style-name="T23"> </text:span></text:p>
          </table:table-cell>
          <table:table-cell table:style-name="ce23" office:value-type="string" calcext:value-type="string">
            <text:p>The pop up window should close and a confirmation text in green field should appear on the top of the screen</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Medium</text:p>
          </table:table-cell>
          <table:table-cell table:number-columns-repeated="1013"/>
        </table:table-row>
        <table:table-row table:style-name="ro8">
          <table:table-cell table:style-name="ce33" office:value-type="float" office:value="2.3" calcext:value-type="float">
            <text:p>2.3</text:p>
          </table:table-cell>
          <table:table-cell table:style-name="ce11" office:value-type="string" calcext:value-type="string">
            <text:p>Discounts pop up text subscription with invalid email</text:p>
            <text:p> </text:p>
          </table:table-cell>
          <table:table-cell table:style-name="ce15" office:value-type="string" calcext:value-type="string">
            <text:p>Test to subscribe with invalid email address </text:p>
          </table:table-cell>
          <table:table-cell table:style-name="ce55" office:value-type="string" calcext:value-type="string">
            <text:p>test@</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2. Go to top of the page</text:p>
            <text:p><text:span text:style-name="T7">3. Click the </text:span><text:span text:style-name="T20">pop up text</text:span><text:span text:style-name="T21"> “</text:span></text:p>
            <text:p><text:span text:style-name="T22">Вижте как можете да получите 18 лв. отстъпка за пазаруване при нас!”</text:span></text:p>
            <text:p><text:span text:style-name="T14">4. In the text field enter invalid email address</text:span></text:p>
            <text:p><text:span text:style-name="T14">5. Click the button “</text:span></text:p>
            <text:p><text:span text:style-name="T14">Абонирайте се”</text:span><text:span text:style-name="T23"> </text:span></text:p>
          </table:table-cell>
          <table:table-cell table:style-name="ce23" office:value-type="string" calcext:value-type="string">
            <text:p>An error message should appear that the email format is wrong</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Low</text:p>
          </table:table-cell>
          <table:table-cell table:number-columns-repeated="1013"/>
        </table:table-row>
        <table:table-row table:style-name="ro8">
          <table:table-cell table:style-name="ce33" office:value-type="float" office:value="2.4" calcext:value-type="float">
            <text:p>2.4</text:p>
          </table:table-cell>
          <table:table-cell table:style-name="ce11" office:value-type="string" calcext:value-type="string">
            <text:p>Discounts pop up text subscription with no email</text:p>
            <text:p> </text:p>
          </table:table-cell>
          <table:table-cell table:style-name="ce15" office:value-type="string" calcext:value-type="string">
            <text:p><text:span text:style-name="T14">Test to subscribe with </text:span><text:span text:style-name="T15">no</text:span> email address </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2. Go to top of the page</text:p>
            <text:p><text:span text:style-name="T7">3. Click the </text:span><text:span text:style-name="T20">pop up text</text:span><text:span text:style-name="T21"> “</text:span></text:p>
            <text:p><text:span text:style-name="T22">Вижте как можете да получите 18 лв. отстъпка за пазаруване при нас!”</text:span></text:p>
            <text:p><text:span text:style-name="T14">4. Leave the email field empty</text:span></text:p>
            <text:p><text:span text:style-name="T14">5. Click the button “</text:span></text:p>
            <text:p><text:span text:style-name="T14">Абонирайте се”</text:span><text:span text:style-name="T23"> </text:span></text:p>
          </table:table-cell>
          <table:table-cell table:style-name="ce23" office:value-type="string" calcext:value-type="string">
            <text:p>An error message should appear that you must fill out this field</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Low</text:p>
          </table:table-cell>
          <table:table-cell table:number-columns-repeated="1013"/>
        </table:table-row>
        <table:table-row table:style-name="ro7">
          <table:table-cell table:style-name="ce33" office:value-type="float" office:value="2.5" calcext:value-type="float">
            <text:p>2.5</text:p>
          </table:table-cell>
          <table:table-cell table:style-name="ce11" office:value-type="string" calcext:value-type="string">
            <text:p><text:span text:style-name="T6">Confirmation text in green field</text:span></text:p>
            <text:p><text:span text:style-name="T7"> </text:span></text:p>
          </table:table-cell>
          <table:table-cell table:style-name="ce11" office:value-type="string" calcext:value-type="string">
            <text:p><text:span text:style-name="T6">Confirmation text in green field for </text:span>Discounts pop up subscription with valid email</text:p>
            <text:p><text:span text:style-name="T7"> </text:span></text:p>
          </table:table-cell>
          <table:table-cell table:style-name="ce55" office:value-type="string" calcext:value-type="string">
            <text:p><text:a xlink:href="mailto:test6@gmail.com" xlink:type="simple">test6@gmail.com</text:a></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2. Go to top of the page</text:p>
            <text:p><text:span text:style-name="T7">3. Click the </text:span><text:span text:style-name="T20">pop up text</text:span><text:span text:style-name="T21"> “</text:span></text:p>
            <text:p><text:span text:style-name="T22">Вижте как можете да получите 18 лв. отстъпка за пазаруване при нас!”</text:span></text:p>
            <text:p><text:span text:style-name="T14">4.In the text field enter valid email address from the </text:span><text:span text:style-name="T24">Test Data</text:span></text:p>
            <text:p><text:span text:style-name="T14">5. Click the button “</text:span></text:p>
            <text:p><text:span text:style-name="T14">Абонирайте се”</text:span><text:span text:style-name="T23"> </text:span></text:p>
          </table:table-cell>
          <table:table-cell table:style-name="ce23" office:value-type="string" calcext:value-type="string">
            <text:p>The pop up window should close and a confirmation text in green field should appear on the top of the screen the text should be written in Bulgarian language</text:p>
          </table:table-cell>
          <table:table-cell table:style-name="ce25" office:value-type="string" calcext:value-type="string">
            <text:p><text:span text:style-name="T7">The text for confirmation </text:span><text:span text:style-name="T25">in the green field </text:span><text:span text:style-name="T36">at top of the page</text:span><text:span text:style-name="T37"> is written in English</text:span></text:p>
          </table:table-cell>
          <table:table-cell table:style-name="ce65" office:value-type="string" calcext:value-type="string">
            <text:p>FAIL</text:p>
          </table:table-cell>
          <table:table-cell table:style-name="ce29" office:value-type="string" calcext:value-type="string">
            <text:p>Bug 2.5</text:p>
          </table:table-cell>
          <table:table-cell table:style-name="ce29" office:value-type="string" calcext:value-type="string">
            <text:p>Low</text:p>
          </table:table-cell>
          <table:table-cell table:number-columns-repeated="1013"/>
        </table:table-row>
        <table:table-row table:style-name="ro9">
          <table:table-cell table:style-name="ce33" office:value-type="float" office:value="2.6" calcext:value-type="float">
            <text:p>2.6</text:p>
          </table:table-cell>
          <table:table-cell table:style-name="ce11" office:value-type="string" calcext:value-type="string">
            <text:p><text:span text:style-name="T6">Information text for existing email</text:span></text:p>
            <text:p><text:span text:style-name="T7"> </text:span></text:p>
          </table:table-cell>
          <table:table-cell table:style-name="ce11" office:value-type="string" calcext:value-type="string">
            <text:p><text:span text:style-name="T6">Information text in red field for </text:span>Discounts pop up subscription with email witch is already registered</text:p>
            <text:p><text:span text:style-name="T7"> </text:span></text:p>
          </table:table-cell>
          <table:table-cell table:style-name="ce55" office:value-type="string" calcext:value-type="string">
            <text:p><text:a xlink:href="mailto:test6@gmail.com" xlink:type="simple">test6@gmail.com</text:a></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2. Go to top of the page</text:p>
            <text:p><text:span text:style-name="T7">3. Click the </text:span><text:span text:style-name="T20">pop up text</text:span><text:span text:style-name="T21"> “</text:span></text:p>
            <text:p><text:span text:style-name="T22">Вижте как можете да получите 18 лв. отстъпка за пазаруване при нас!”</text:span></text:p>
            <text:p><text:span text:style-name="T14">4.In the text field enter email address which has been already registered in the system from the </text:span><text:span text:style-name="T24">Test Data</text:span></text:p>
            <text:p><text:span text:style-name="T14">5. Click the button “</text:span></text:p>
            <text:p><text:span text:style-name="T14">Абонирайте се”</text:span><text:span text:style-name="T23"> </text:span></text:p>
          </table:table-cell>
          <table:table-cell table:style-name="ce23" office:value-type="string" calcext:value-type="string">
            <text:p>The pop up window should close and a information text in red field should appear on the top of the screen the text should be written in Bulgarian language</text:p>
          </table:table-cell>
          <table:table-cell table:style-name="ce25" office:value-type="string" calcext:value-type="string">
            <text:p><text:span text:style-name="T7">The text for information about that this email is already registered </text:span><text:span text:style-name="T25">in the red field </text:span><text:span text:style-name="T36">at top of the page</text:span><text:span text:style-name="T37"> is written in English</text:span></text:p>
          </table:table-cell>
          <table:table-cell table:style-name="ce65" office:value-type="string" calcext:value-type="string">
            <text:p>FAIL</text:p>
          </table:table-cell>
          <table:table-cell table:style-name="ce29" office:value-type="string" calcext:value-type="string">
            <text:p>Bug 2.6</text:p>
          </table:table-cell>
          <table:table-cell table:style-name="ce29" office:value-type="string" calcext:value-type="string">
            <text:p>Low</text:p>
          </table:table-cell>
          <table:table-cell table:number-columns-repeated="1013"/>
        </table:table-row>
        <table:table-row table:style-name="ro7">
          <table:table-cell table:style-name="ce33" office:value-type="float" office:value="2.7" calcext:value-type="float">
            <text:p>2.7</text:p>
          </table:table-cell>
          <table:table-cell table:style-name="ce11" office:value-type="string" calcext:value-type="string">
            <text:p>Discounts pop up text checkboxes</text:p>
          </table:table-cell>
          <table:table-cell table:style-name="ce11" office:value-type="string" calcext:value-type="string">
            <text:p>Test the checkboxes in the Discounts pop up page</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2. Go to top of the page</text:p>
            <text:p><text:span text:style-name="T7">3. Click the </text:span><text:span text:style-name="T20">pop up text</text:span><text:span text:style-name="T21"> “</text:span></text:p>
            <text:p><text:span text:style-name="T22">Вижте как можете да получите 18 лв. отстъпка за пазаруване при нас!”</text:span></text:p>
            <text:p><text:span text:style-name="T14">4. In the text field enter valid email address</text:span></text:p>
            <text:p><text:span text:style-name="T14">5. Check the two checkboxes </text:span></text:p>
            <text:p><text:span text:style-name="T14">6. Click the button “</text:span></text:p>
            <text:p><text:span text:style-name="T14">Абонирайте се”</text:span><text:span text:style-name="T23"> </text:span></text:p>
          </table:table-cell>
          <table:table-cell table:style-name="ce23" office:value-type="string" calcext:value-type="string">
            <text:p>The pop up window should close and a confirmation text in green field should appear on the top of the scree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1">
          <table:table-cell table:style-name="ce34" office:value-type="string" calcext:value-type="string" table:number-columns-spanned="11" table:number-rows-spanned="1">
            <text:p>3. Testing “Контакти” page</text:p>
          </table:table-cell>
          <table:covered-table-cell table:number-columns-repeated="10" table:style-name="ce43"/>
          <table:table-cell table:number-columns-repeated="1013"/>
        </table:table-row>
        <table:table-row table:style-name="ro3">
          <table:table-cell table:style-name="ce33" office:value-type="float" office:value="3.1" calcext:value-type="float">
            <text:p>3.1</text:p>
          </table:table-cell>
          <table:table-cell table:style-name="ce11" office:value-type="string" calcext:value-type="string">
            <text:p>Open “<text:span text:style-name="T8">Контакти</text:span>” page</text:p>
          </table:table-cell>
          <table:table-cell table:style-name="ce11" office:value-type="string" calcext:value-type="string">
            <text:p>Test to open “Контакти” page</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2. Go to top left of the page over the logo</text:p>
            <text:p><text:span text:style-name="T7">3. Click “Контакти” link</text:span></text:p>
            <text:p/>
          </table:table-cell>
          <table:table-cell table:style-name="ce23" office:value-type="string" calcext:value-type="string">
            <text:p><text:span text:style-name="T6">A new page for contacts in the same browser tab</text:span> should open </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2">
          <table:table-cell table:style-name="ce33" office:value-type="float" office:value="3.2" calcext:value-type="float">
            <text:p>3.2</text:p>
          </table:table-cell>
          <table:table-cell table:style-name="ce11" office:value-type="string" calcext:value-type="string">
            <text:p>Online chat</text:p>
          </table:table-cell>
          <table:table-cell table:style-name="ce11" office:value-type="string" calcext:value-type="string">
            <text:p>Test to open the online chat</text:p>
          </table:table-cell>
          <table:table-cell table:style-name="ce55"/>
          <table:table-cell table:style-name="ce33" office:value-type="string" calcext:value-type="string">
            <text:p><text:a xlink:href="https://www.obuvki.bg/kontakti" xlink:type="simple">https://www.obuvki.bg/kontakti</text:a></text:p>
          </table:table-cell>
          <table:table-cell table:style-name="ce24" office:value-type="string" calcext:value-type="string">
            <text:p>1. Open the <text:a xlink:href="https://www.obuvki.bg/kontakti/" xlink:type="simple">Target URL</text:a></text:p>
            <text:p><text:span text:style-name="T7">2. Click “Започнете чата” button</text:span></text:p>
            <text:p/>
          </table:table-cell>
          <table:table-cell table:style-name="ce23" office:value-type="string" calcext:value-type="string">
            <text:p><text:span text:style-name="T6">A new page for chat in new browser tab</text:span> should open </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7">
          <table:table-cell table:style-name="ce33" office:value-type="float" office:value="3.3" calcext:value-type="float">
            <text:p>3.3</text:p>
          </table:table-cell>
          <table:table-cell table:style-name="ce11" office:value-type="string" calcext:value-type="string">
            <text:p>Contact us form</text:p>
          </table:table-cell>
          <table:table-cell table:style-name="ce11" office:value-type="string" calcext:value-type="string">
            <text:p>Test to send message using contact us form</text:p>
          </table:table-cell>
          <table:table-cell table:style-name="ce55"/>
          <table:table-cell table:style-name="ce33" office:value-type="string" calcext:value-type="string">
            <text:p><text:a xlink:href="https://www.obuvki.bg/kontakti" xlink:type="simple">https://www.obuvki.bg/kontakti</text:a></text:p>
          </table:table-cell>
          <table:table-cell table:style-name="ce24" office:value-type="string" calcext:value-type="string">
            <text:p>1. Open the <text:a xlink:href="https://www.obuvki.bg/kontakti/" xlink:type="simple">Target URL</text:a></text:p>
            <text:p><text:span text:style-name="T7">2.Scroll down to the Contact Form available in the right part of the website</text:span></text:p>
            <text:p><text:span text:style-name="T7">3. In the first field enter your name</text:span></text:p>
            <text:p><text:span text:style-name="T7">4. In the second field enter your email address</text:span></text:p>
            <text:p><text:span text:style-name="T7">5. In the third field enter your GSM</text:span></text:p>
            <text:p><text:span text:style-name="T7">6. In the fourth field enter your message</text:span></text:p>
            <text:p><text:span text:style-name="T7">7. Click send button </text:span></text:p>
            <text:p/>
          </table:table-cell>
          <table:table-cell table:style-name="ce23" office:value-type="string" calcext:value-type="string">
            <text:p>The system should send the message and a confirmation message should appear on top of your header</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5">
          <table:table-cell table:style-name="ce33" office:value-type="float" office:value="3.4" calcext:value-type="float">
            <text:p>3.4</text:p>
          </table:table-cell>
          <table:table-cell table:style-name="ce11" office:value-type="string" calcext:value-type="string">
            <text:p>Test link “<text:span text:style-name="T8">Цени на доставка</text:span>”</text:p>
          </table:table-cell>
          <table:table-cell table:style-name="ce11" office:value-type="string" calcext:value-type="string">
            <text:p><text:span text:style-name="T16">Test if link “</text:span><text:span text:style-name="T10">Цени на доставка</text:span><text:span text:style-name="T11">” is opening new page in the same browser tab with information about the topic </text:span></text:p>
          </table:table-cell>
          <table:table-cell table:style-name="ce55"/>
          <table:table-cell table:style-name="ce33" office:value-type="string" calcext:value-type="string">
            <text:p><text:a xlink:href="https://www.obuvki.bg/kontakti" xlink:type="simple">https://www.obuvki.bg/kontakti</text:a></text:p>
          </table:table-cell>
          <table:table-cell table:style-name="ce24" office:value-type="string" calcext:value-type="string">
            <text:p>1. Open the <text:a xlink:href="https://www.obuvki.bg/kontakti/" xlink:type="simple">Target URL</text:a></text:p>
            <text:p><text:span text:style-name="T7">2.Scroll down to section “С какво още можем да Ви бъдем полезни?” available in the left part of the website</text:span></text:p>
            <text:p><text:span text:style-name="T7">3. Click on the link “</text:span><text:span text:style-name="T10">Цени на доставка</text:span><text:span text:style-name="T11">”</text:span></text:p>
            <text:p/>
          </table:table-cell>
          <table:table-cell table:style-name="ce23" office:value-type="string" calcext:value-type="string">
            <text:p><text:span text:style-name="T6">A new page in the same browser tab</text:span> should open with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5">
          <table:table-cell table:style-name="ce33" office:value-type="float" office:value="3.5" calcext:value-type="float">
            <text:p>3.5</text:p>
          </table:table-cell>
          <table:table-cell table:style-name="ce11" office:value-type="string" calcext:value-type="string">
            <text:p>Test link “<text:span text:style-name="T8">100 дни за връщане</text:span>”</text:p>
          </table:table-cell>
          <table:table-cell table:style-name="ce11" office:value-type="string" calcext:value-type="string">
            <text:p><text:span text:style-name="T7">Test if link “</text:span><text:span text:style-name="T10">100 дни за връщане</text:span><text:span text:style-name="T11">” is opening new page in the same browser tab</text:span> with information about the topic </text:p>
          </table:table-cell>
          <table:table-cell table:style-name="ce55"/>
          <table:table-cell table:style-name="ce33" office:value-type="string" calcext:value-type="string">
            <text:p><text:a xlink:href="https://www.obuvki.bg/kontakti" xlink:type="simple">https://www.obuvki.bg/kontakti</text:a></text:p>
          </table:table-cell>
          <table:table-cell table:style-name="ce24" office:value-type="string" calcext:value-type="string">
            <text:p>1. Open the <text:a xlink:href="https://www.obuvki.bg/kontakti/" xlink:type="simple">Target URL</text:a></text:p>
            <text:p><text:span text:style-name="T7">2. Scroll down to section “С какво още можем да Ви бъдем полезни?” available in the left part of the website</text:span></text:p>
            <text:p><text:span text:style-name="T7">3. Click on the link “</text:span><text:span text:style-name="T10">100 дни за връщане</text:span><text:span text:style-name="T11">”</text:span></text:p>
            <text:p/>
          </table:table-cell>
          <table:table-cell table:style-name="ce23" office:value-type="string" calcext:value-type="string">
            <text:p><text:span text:style-name="T6">A new page in the same browser tab</text:span> should open with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5">
          <table:table-cell table:style-name="ce33" office:value-type="float" office:value="3.6" calcext:value-type="float">
            <text:p>3.6</text:p>
          </table:table-cell>
          <table:table-cell table:style-name="ce11" office:value-type="string" calcext:value-type="string">
            <text:p>Test link “<text:span text:style-name="T8">Най-често задавани въпроси</text:span>”</text:p>
          </table:table-cell>
          <table:table-cell table:style-name="ce11" office:value-type="string" calcext:value-type="string">
            <text:p><text:span text:style-name="T7">Test if link “</text:span><text:span text:style-name="T10">Най-често задавани въпроси</text:span><text:span text:style-name="T11">” is opening new page in the same browser tab with information about the topic </text:span></text:p>
          </table:table-cell>
          <table:table-cell table:style-name="ce55"/>
          <table:table-cell table:style-name="ce33" office:value-type="string" calcext:value-type="string">
            <text:p><text:a xlink:href="https://www.obuvki.bg/kontakti" xlink:type="simple">https://www.obuvki.bg/kontakti</text:a></text:p>
          </table:table-cell>
          <table:table-cell table:style-name="ce24" office:value-type="string" calcext:value-type="string">
            <text:p>1. Open the <text:a xlink:href="https://www.obuvki.bg/kontakti/" xlink:type="simple">Target URL</text:a></text:p>
            <text:p><text:span text:style-name="T7">2. Scroll down to section “С какво още можем да Ви бъдем полезни?” available in the left part of the website</text:span></text:p>
            <text:p><text:span text:style-name="T7">3. Click on the link “</text:span><text:span text:style-name="T10">Най-често задавани въпроси</text:span><text:span text:style-name="T11">”</text:span></text:p>
            <text:p/>
          </table:table-cell>
          <table:table-cell table:style-name="ce23" office:value-type="string" calcext:value-type="string">
            <text:p><text:span text:style-name="T6">A new page in the same browser tab</text:span> should open with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1">
          <table:table-cell table:style-name="ce34" office:value-type="string" calcext:value-type="string" table:number-columns-spanned="11" table:number-rows-spanned="1">
            <text:p>4. Testing “esize.me” page</text:p>
          </table:table-cell>
          <table:covered-table-cell table:number-columns-repeated="10" table:style-name="ce43"/>
          <table:table-cell table:number-columns-repeated="1013"/>
        </table:table-row>
        <table:table-row table:style-name="ro3">
          <table:table-cell table:style-name="ce33" office:value-type="float" office:value="4.1" calcext:value-type="float">
            <text:p>4.1</text:p>
          </table:table-cell>
          <table:table-cell table:style-name="ce11" office:value-type="string" calcext:value-type="string">
            <text:p><text:span text:style-name="T7">Open “</text:span><text:span text:style-name="T9">esize.me</text:span>” page</text:p>
          </table:table-cell>
          <table:table-cell table:style-name="ce11" office:value-type="string" calcext:value-type="string">
            <text:p><text:span text:style-name="T7">Test to open “</text:span><text:span text:style-name="T9">esize.me</text:span>” page</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2. Go to top centre of the page over the header</text:p>
            <text:p><text:span text:style-name="T7">3. Click “</text:span><text:span text:style-name="T9">esize.me</text:span><text:span text:style-name="T18">” link</text:span></text:p>
            <text:p/>
          </table:table-cell>
          <table:table-cell table:style-name="ce23" office:value-type="string" calcext:value-type="string">
            <text:p><text:span text:style-name="T6">A new page in the same browser tab</text:span> should open with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3">
          <table:table-cell table:style-name="ce33" office:value-type="float" office:value="4.2" calcext:value-type="float">
            <text:p>4.2</text:p>
          </table:table-cell>
          <table:table-cell table:style-name="ce11" office:value-type="string" calcext:value-type="string">
            <text:p>Test button “<text:span text:style-name="T8">Добавете скан</text:span>”</text:p>
          </table:table-cell>
          <table:table-cell table:style-name="ce11" office:value-type="string" calcext:value-type="string">
            <text:p><text:span text:style-name="T7">Test to open “</text:span><text:span text:style-name="T10">Добавете скан</text:span>” page</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croll down to button “</text:span><text:span text:style-name="T10">Добавете скан</text:span>”</text:p>
            <text:p><text:span text:style-name="T7">3. Click “</text:span><text:span text:style-name="T10">Добавете скан</text:span><text:span text:style-name="T11">” button</text:span></text:p>
            <text:p/>
          </table:table-cell>
          <table:table-cell table:style-name="ce23" office:value-type="string" calcext:value-type="string">
            <text:p><text:span text:style-name="T6">A new page in the same browser tab</text:span> should open with log in, register informatio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3" office:value-type="float" office:value="4.3" calcext:value-type="float">
            <text:p>4.3</text:p>
          </table:table-cell>
          <table:table-cell table:style-name="ce11" office:value-type="string" calcext:value-type="string">
            <text:p>Test button “<text:span text:style-name="T8">Научете повече</text:span>”</text:p>
          </table:table-cell>
          <table:table-cell table:style-name="ce11" office:value-type="string" calcext:value-type="string">
            <text:p>Test if button “<text:span text:style-name="T8">Научете повече</text:span>” is working</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croll down to button “</text:span><text:span text:style-name="T10">Научете повече</text:span>”</text:p>
            <text:p><text:span text:style-name="T7">3. Click “</text:span><text:span text:style-name="T10">Научете повече</text:span><text:span text:style-name="T11">” button</text:span></text:p>
            <text:p/>
          </table:table-cell>
          <table:table-cell table:style-name="ce23" office:value-type="string" calcext:value-type="string">
            <text:p>The page should automatically scroll down to more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5">
          <table:table-cell table:style-name="ce33" office:value-type="float" office:value="4.4" calcext:value-type="float">
            <text:p>4.4</text:p>
          </table:table-cell>
          <table:table-cell table:style-name="ce11" office:value-type="string" calcext:value-type="string">
            <text:p>Test link “<text:span text:style-name="T8">мобилното приложение на obuvki.bg!</text:span>”</text:p>
          </table:table-cell>
          <table:table-cell table:style-name="ce11" office:value-type="string" calcext:value-type="string">
            <text:p><text:span text:style-name="T7">Test if link “</text:span><text:span text:style-name="T10">мобилното приложение на obuvki.bg!</text:span><text:span text:style-name="T11">” is opening new page in the same browser tab with information about the topic </text:span></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croll down to link “</text:span><text:span text:style-name="T10">мобилното приложение на obuvki.bg!</text:span>”</text:p>
            <text:p><text:span text:style-name="T7">3. Click “</text:span><text:span text:style-name="T10">мобилното приложение на obuvki.bg!</text:span><text:span text:style-name="T11">” link</text:span></text:p>
            <text:p/>
          </table:table-cell>
          <table:table-cell table:style-name="ce23" office:value-type="string" calcext:value-type="string">
            <text:p><text:span text:style-name="T6">A new page in the same browser tab</text:span> should open with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3">
          <table:table-cell table:style-name="ce33" office:value-type="float" office:value="4.5" calcext:value-type="float">
            <text:p>4.5</text:p>
          </table:table-cell>
          <table:table-cell table:style-name="ce11" office:value-type="string" calcext:value-type="string">
            <text:p>Test button “<text:span text:style-name="T8">Проверете!</text:span>”</text:p>
          </table:table-cell>
          <table:table-cell table:style-name="ce11" office:value-type="string" calcext:value-type="string">
            <text:p><text:span text:style-name="T7">Test if button “</text:span><text:span text:style-name="T10">Проверете!</text:span>” is working</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croll down to button “</text:span><text:span text:style-name="T10">Проверете!</text:span>”</text:p>
            <text:p><text:span text:style-name="T7">3. Click “</text:span><text:span text:style-name="T10">Проверете!</text:span><text:span text:style-name="T11">” button</text:span></text:p>
            <text:p/>
          </table:table-cell>
          <table:table-cell table:style-name="ce23" office:value-type="string" calcext:value-type="string">
            <text:p><text:span text:style-name="T6">A new page in the same browser tab</text:span> should open with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3">
          <table:table-cell table:style-name="ce33" office:value-type="float" office:value="4.6" calcext:value-type="float">
            <text:p>4.6</text:p>
          </table:table-cell>
          <table:table-cell table:style-name="ce11" office:value-type="string" calcext:value-type="string">
            <text:p><text:span text:style-name="T7">Test link “</text:span><text:span text:style-name="T10">Научете повече за 2D скана</text:span><text:span text:style-name="T11">”</text:span></text:p>
          </table:table-cell>
          <table:table-cell table:style-name="ce11" office:value-type="string" calcext:value-type="string">
            <text:p><text:span text:style-name="T7">Test if link “</text:span><text:span text:style-name="T10">Научете повече за 2D скана</text:span><text:span text:style-name="T11">” is opening new page in the same browser tab with information about the topic </text:span></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croll down to link “</text:span><text:span text:style-name="T10">Научете повече за 2D скана</text:span>”</text:p>
            <text:p><text:span text:style-name="T7">3. Click “</text:span><text:span text:style-name="T10">Научете повече за 2D скана</text:span><text:span text:style-name="T11">” link</text:span></text:p>
            <text:p/>
          </table:table-cell>
          <table:table-cell table:style-name="ce23" office:value-type="string" calcext:value-type="string">
            <text:p><text:span text:style-name="T6">A new page in the same browser tab</text:span> should open with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4">
          <table:table-cell table:style-name="ce33" office:value-type="float" office:value="4.7" calcext:value-type="float">
            <text:p>4.7</text:p>
          </table:table-cell>
          <table:table-cell table:style-name="ce11" office:value-type="string" calcext:value-type="string">
            <text:p>Test image button “<text:span text:style-name="T8">Google Play</text:span>”</text:p>
          </table:table-cell>
          <table:table-cell table:style-name="ce11" office:value-type="string" calcext:value-type="string">
            <text:p><text:span text:style-name="T7">Test if image button “</text:span><text:span text:style-name="T10">Google Play</text:span><text:span text:style-name="T11">” is opening new page in the same browser tab with information about the topic </text:span></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croll down to image button “</text:span><text:span text:style-name="T10">Google Play</text:span>”</text:p>
            <text:p><text:span text:style-name="T7">3. Click “</text:span><text:span text:style-name="T10">Google Play</text:span><text:span text:style-name="T11">” image button</text:span></text:p>
            <text:p/>
          </table:table-cell>
          <table:table-cell table:style-name="ce23" office:value-type="string" calcext:value-type="string">
            <text:p>In the same browser tab you should be redirected to Google Play Store to download the app</text:p>
          </table:table-cell>
          <table:table-cell table:style-name="ce25" office:value-type="string" calcext:value-type="string">
            <text:p>The website is redirecting to Apple App Store</text:p>
          </table:table-cell>
          <table:table-cell table:style-name="ce65" office:value-type="string" calcext:value-type="string">
            <text:p>FAIL</text:p>
          </table:table-cell>
          <table:table-cell table:style-name="ce29" office:value-type="string" calcext:value-type="string">
            <text:p>Bug 4.7</text:p>
          </table:table-cell>
          <table:table-cell table:style-name="ce29" office:value-type="string" calcext:value-type="string">
            <text:p>Low</text:p>
          </table:table-cell>
          <table:table-cell table:number-columns-repeated="1013"/>
        </table:table-row>
        <table:table-row table:style-name="ro4">
          <table:table-cell table:style-name="ce33" office:value-type="float" office:value="4.8" calcext:value-type="float">
            <text:p>4.8</text:p>
          </table:table-cell>
          <table:table-cell table:style-name="ce11" office:value-type="string" calcext:value-type="string">
            <text:p>Test image button “<text:span text:style-name="T8">App Store</text:span>”</text:p>
          </table:table-cell>
          <table:table-cell table:style-name="ce11" office:value-type="string" calcext:value-type="string">
            <text:p><text:span text:style-name="T7">Test if image button “</text:span><text:span text:style-name="T10">App Store</text:span><text:span text:style-name="T11">” is opening new page in the same browser tab with information about the topic </text:span></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croll down to image button “</text:span><text:span text:style-name="T10">App Store</text:span>”</text:p>
            <text:p><text:span text:style-name="T7">3. Click “</text:span><text:span text:style-name="T10">App Store</text:span><text:span text:style-name="T11">” image button</text:span></text:p>
            <text:p/>
          </table:table-cell>
          <table:table-cell table:style-name="ce23" office:value-type="string" calcext:value-type="string">
            <text:p>In the same browser tab you should be redirected to Apple App Store to download the app</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4">
          <table:table-cell table:style-name="ce33" office:value-type="float" office:value="4.9" calcext:value-type="float">
            <text:p>4.9</text:p>
          </table:table-cell>
          <table:table-cell table:style-name="ce11" office:value-type="string" calcext:value-type="string">
            <text:p>Test image button “<text:span text:style-name="T8">AppGallery Huawei</text:span>”</text:p>
          </table:table-cell>
          <table:table-cell table:style-name="ce11" office:value-type="string" calcext:value-type="string">
            <text:p><text:span text:style-name="T7">Test if image button “</text:span><text:span text:style-name="T10">AppGallery Huawei</text:span><text:span text:style-name="T11">” is opening new page in the same browser tab with information about the topic </text:span></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croll down to image button “</text:span><text:span text:style-name="T10">AppGallery Huawei</text:span>”</text:p>
            <text:p><text:span text:style-name="T7">3. Click “</text:span><text:span text:style-name="T10">AppGallery Huawei</text:span><text:span text:style-name="T11">” image button</text:span></text:p>
            <text:p/>
          </table:table-cell>
          <table:table-cell table:style-name="ce23" office:value-type="string" calcext:value-type="string">
            <text:p>In the same browser tab you should be redirected to AppGallery Huawei to download the app</text:p>
          </table:table-cell>
          <table:table-cell table:style-name="ce25" office:value-type="string" calcext:value-type="string">
            <text:p>The website is redirecting to Apple App Store</text:p>
          </table:table-cell>
          <table:table-cell table:style-name="ce65" office:value-type="string" calcext:value-type="string">
            <text:p>FAIL</text:p>
          </table:table-cell>
          <table:table-cell table:style-name="ce29" office:value-type="string" calcext:value-type="string">
            <text:p>Bug 4.9</text:p>
          </table:table-cell>
          <table:table-cell table:style-name="ce29" office:value-type="string" calcext:value-type="string">
            <text:p>Low</text:p>
          </table:table-cell>
          <table:table-cell table:number-columns-repeated="1013"/>
        </table:table-row>
        <table:table-row table:style-name="ro10">
          <table:table-cell table:style-name="ce35" office:value-type="float" office:value="4.1" calcext:value-type="float">
            <text:p>4.10</text:p>
          </table:table-cell>
          <table:table-cell table:style-name="ce11" office:value-type="string" calcext:value-type="string">
            <text:p>Text check</text:p>
          </table:table-cell>
          <table:table-cell table:style-name="ce11" office:value-type="string" calcext:value-type="string">
            <text:p><text:span text:style-name="T7">Check the page for wrong text or written in inappropriate format</text:span></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earch for text </text:span><text:span text:style-name="T25">“</text:span><text:span text:style-name="T26">do nas!</text:span><text:span text:style-name="T27">” positioned </text:span><text:span text:style-name="T28">to the left bottom corner under the image next to text “</text:span><text:span text:style-name="T29">Оценявайте нашите препоръки</text:span><text:span text:style-name="T30">”</text:span></text:p>
            <text:p/>
            <text:p/>
          </table:table-cell>
          <table:table-cell table:style-name="ce23" office:value-type="string" calcext:value-type="string">
            <text:p>Under the image there should not be any text written in inappropriate format</text:p>
          </table:table-cell>
          <table:table-cell table:style-name="ce25" office:value-type="string" calcext:value-type="string">
            <text:p><text:span text:style-name="T7">Under the image there is text </text:span><text:span text:style-name="T25">“</text:span><text:span text:style-name="T26">do nas!</text:span><text:span text:style-name="T27">”</text:span> written in inappropriate format</text:p>
          </table:table-cell>
          <table:table-cell table:style-name="ce65" office:value-type="string" calcext:value-type="string">
            <text:p>FAIL</text:p>
          </table:table-cell>
          <table:table-cell table:style-name="ce29" office:value-type="string" calcext:value-type="string">
            <text:p>Bug 4.10</text:p>
          </table:table-cell>
          <table:table-cell table:style-name="ce29" office:value-type="string" calcext:value-type="string">
            <text:p>Low</text:p>
          </table:table-cell>
          <table:table-cell table:number-columns-repeated="1013"/>
        </table:table-row>
        <table:table-row table:style-name="ro4">
          <table:table-cell table:style-name="ce35" office:value-type="float" office:value="4.11" calcext:value-type="float">
            <text:p>4.11</text:p>
          </table:table-cell>
          <table:table-cell table:style-name="ce11" office:value-type="string" calcext:value-type="string">
            <text:p>Test link “<text:span text:style-name="T8">Най-често задавани въпроси</text:span>”</text:p>
          </table:table-cell>
          <table:table-cell table:style-name="ce11" office:value-type="string" calcext:value-type="string">
            <text:p><text:span text:style-name="T7">Test if link “</text:span><text:span text:style-name="T10">Най-често задавани въпроси</text:span><text:span text:style-name="T11">” is opening new page in the same browser tab with information about the topic </text:span></text:p>
          </table:table-cell>
          <table:table-cell table:style-name="ce55"/>
          <table:table-cell table:style-name="ce33" office:value-type="string" calcext:value-type="string">
            <text:p><text:a xlink:href="https://www.obuvki.bg/esizeme" xlink:type="simple">https://www.obuvki.bg/esizeme</text:a></text:p>
          </table:table-cell>
          <table:table-cell table:style-name="ce24" office:value-type="string" calcext:value-type="string">
            <text:p><text:span text:style-name="T7">1. Open the </text:span><text:span text:style-name="T7"><text:a xlink:href="https://www.obuvki.bg/esizeme" xlink:type="simple">Target URL</text:a></text:span></text:p>
            <text:p><text:span text:style-name="T7">2. Scroll down to link “</text:span><text:span text:style-name="T10">Най-често задавани въпроси</text:span>”</text:p>
            <text:p><text:span text:style-name="T7">3. Click “</text:span><text:span text:style-name="T10">Най-често задавани въпроси</text:span><text:span text:style-name="T11">” link</text:span></text:p>
            <text:p/>
          </table:table-cell>
          <table:table-cell table:style-name="ce23" office:value-type="string" calcext:value-type="string">
            <text:p><text:span text:style-name="T6">A new page in the same browser tab</text:span> should open with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1">
          <table:table-cell table:style-name="ce34" office:value-type="string" calcext:value-type="string" table:number-columns-spanned="11" table:number-rows-spanned="1">
            <text:p><text:span text:style-name="T3">5. Testing “</text:span><text:span text:style-name="T4">Трендове</text:span>” page</text:p>
          </table:table-cell>
          <table:covered-table-cell table:number-columns-repeated="10" table:style-name="ce43"/>
          <table:table-cell table:number-columns-repeated="1013"/>
        </table:table-row>
        <table:table-row table:style-name="ro4">
          <table:table-cell table:style-name="ce36" office:value-type="float" office:value="5.1" calcext:value-type="float">
            <text:p>5.1</text:p>
          </table:table-cell>
          <table:table-cell table:style-name="ce11" office:value-type="string" calcext:value-type="string">
            <text:p>Test link “<text:span text:style-name="T8">Трендове</text:span>”</text:p>
          </table:table-cell>
          <table:table-cell table:style-name="ce11" office:value-type="string" calcext:value-type="string">
            <text:p><text:span text:style-name="T16">Test if link “</text:span><text:span text:style-name="T10">Трендове</text:span><text:span text:style-name="T11">” is opening new page in new browser tab with information about the topic </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Трендове</text:span><text:span text:style-name="T11">” available in the top right part of the website over the header</text:span></text:p>
            <text:p><text:span text:style-name="T7">3. Click on the link “</text:span><text:span text:style-name="T10">Трендове</text:span><text:span text:style-name="T11">”</text:span></text:p>
            <text:p/>
          </table:table-cell>
          <table:table-cell table:style-name="ce23" office:value-type="string" calcext:value-type="string">
            <text:p><text:span text:style-name="T6">A new page in new browser tab</text:span> should open with information about the topic</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
          <table:table-cell table:style-name="ce34" office:value-type="string" calcext:value-type="string" table:number-columns-spanned="11" table:number-rows-spanned="1">
            <text:p><text:span text:style-name="T3">6. Testing “</text:span><text:span text:style-name="T5">Моят профил</text:span>” page</text:p>
          </table:table-cell>
          <table:covered-table-cell table:number-columns-repeated="10" table:style-name="ce43"/>
          <table:table-cell table:number-columns-repeated="1013"/>
        </table:table-row>
        <table:table-row table:style-name="ro4">
          <table:table-cell table:style-name="ce37" office:value-type="float" office:value="6.1" calcext:value-type="float">
            <text:p>6.1</text:p>
          </table:table-cell>
          <table:table-cell table:style-name="ce11" office:value-type="string" calcext:value-type="string">
            <text:p>Test link “<text:span text:style-name="T8">Моят профил</text:span>”</text:p>
          </table:table-cell>
          <table:table-cell table:style-name="ce11" office:value-type="string" calcext:value-type="string">
            <text:p><text:span text:style-name="T16">Test if link “</text:span><text:span text:style-name="T10">Моят профил</text:span><text:span text:style-name="T11">” is opening new page in the same browser tab with information about </text:span><text:span text:style-name="T17">Log in and Registration form</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Моят профил</text:span><text:span text:style-name="T11">” available in the top right part of the website over the header</text:span></text:p>
            <text:p><text:span text:style-name="T7">3. Click on the link “</text:span><text:span text:style-name="T10">Моят профил</text:span><text:span text:style-name="T11">”</text:span></text:p>
            <text:p/>
          </table:table-cell>
          <table:table-cell table:style-name="ce23" office:value-type="string" calcext:value-type="string">
            <text:p><text:span text:style-name="T6">A new page in the same browser tab</text:span> should open with information about Log in and Registration form</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1">
          <table:table-cell table:style-name="ce37" office:value-type="float" office:value="6.2" calcext:value-type="float">
            <text:p>6.2</text:p>
          </table:table-cell>
          <table:table-cell table:style-name="ce11" office:value-type="string" calcext:value-type="string">
            <text:p>Log in “<text:span text:style-name="T8">Моят профил</text:span>”</text:p>
          </table:table-cell>
          <table:table-cell table:style-name="ce11" office:value-type="string" calcext:value-type="string">
            <text:p><text:span text:style-name="T7">Test if you can Login in “</text:span><text:span text:style-name="T10">Моят профил</text:span><text:span text:style-name="T11">”</text:span></text:p>
          </table:table-cell>
          <table:table-cell table:style-name="ce55" office:value-type="string" calcext:value-type="string">
            <text:p>1. Email: <text:a xlink:href="mailto:vesistoyanov@gmail.com" xlink:type="simple">vesistoyanov@gmail.com</text:a></text:p>
            <text:p>2. Password: 123qwe</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Моят профил</text:span><text:span text:style-name="T11">” available in the top right part of the website over the header</text:span></text:p>
            <text:p><text:span text:style-name="T7">3. Click on the link “</text:span><text:span text:style-name="T10">Моят профил</text:span><text:span text:style-name="T11">”</text:span></text:p>
            <text:p><text:span text:style-name="T7">4. In the first field in the left part of the page enter your email address given in </text:span><text:span text:style-name="T10">Test Data</text:span></text:p>
            <text:p><text:span text:style-name="T7">5. In the second field in the left part of the page enter your password given in </text:span><text:span text:style-name="T10">Test Data</text:span><text:span text:style-name="T11"> </text:span></text:p>
            <text:p><text:span text:style-name="T7">6. Click green button “</text:span><text:span text:style-name="T10">Вход</text:span><text:span text:style-name="T11">”</text:span></text:p>
            <text:p/>
          </table:table-cell>
          <table:table-cell table:style-name="ce23" office:value-type="string" calcext:value-type="string">
            <text:p><text:span text:style-name="T6">A new page in the same browser tab</text:span> should open with information about your profile</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2">
          <table:table-cell table:style-name="ce37" office:value-type="float" office:value="6.3" calcext:value-type="float">
            <text:p>6.3</text:p>
          </table:table-cell>
          <table:table-cell table:style-name="ce11" office:value-type="string" calcext:value-type="string">
            <text:p>“<text:span text:style-name="T8">Управление на профила</text:span>” </text:p>
          </table:table-cell>
          <table:table-cell table:style-name="ce11" office:value-type="string" calcext:value-type="string">
            <text:p><text:span text:style-name="T7">Test if you can change data in “</text:span><text:span text:style-name="T10">Управление на профила</text:span><text:span text:style-name="T11">”</text:span></text:p>
          </table:table-cell>
          <table:table-cell table:style-name="ce55" office:value-type="string" calcext:value-type="string">
            <text:p>1. Email: <text:a xlink:href="mailto:vesistoyanov@gmail.com" xlink:type="simple">vesistoyanov@gmail.com</text:a></text:p>
            <text:p>2. Password: 123qwe</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Моят профил</text:span><text:span text:style-name="T11">” available in the top right part of the website over the header</text:span></text:p>
            <text:p><text:span text:style-name="T7">3. Click on the link “</text:span><text:span text:style-name="T10">Моят профил</text:span><text:span text:style-name="T11">”</text:span></text:p>
            <text:p><text:span text:style-name="T7">4. In the first field in the left part of the page enter your email address given in </text:span><text:span text:style-name="T10">Test Data</text:span></text:p>
            <text:p><text:span text:style-name="T7">5. In the second field in the left part of the page enter your password given in </text:span><text:span text:style-name="T10">Test Data</text:span><text:span text:style-name="T11"> </text:span></text:p>
            <text:p><text:span text:style-name="T7">6. Click green button “</text:span><text:span text:style-name="T10">Вход</text:span><text:span text:style-name="T11">”</text:span></text:p>
            <text:p><text:span text:style-name="T7">7. Click green button “</text:span><text:span text:style-name="T10">Промени</text:span><text:span text:style-name="T11">”</text:span></text:p>
            <text:p><text:span text:style-name="T7">8. Change your name</text:span></text:p>
            <text:p><text:span text:style-name="T7">9. Change your last name</text:span></text:p>
            <text:p><text:span text:style-name="T7">10. Change your email address</text:span></text:p>
            <text:p><text:span text:style-name="T7">11. Click on button “</text:span><text:span text:style-name="T10">Запис</text:span><text:span text:style-name="T11">”</text:span></text:p>
            <text:p/>
          </table:table-cell>
          <table:table-cell table:style-name="ce23" office:value-type="string" calcext:value-type="string">
            <text:p>Your data should be changed and saved</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3">
          <table:table-cell table:style-name="ce37" office:value-type="float" office:value="6.4" calcext:value-type="float">
            <text:p>6.4</text:p>
          </table:table-cell>
          <table:table-cell table:style-name="ce11" office:value-type="string" calcext:value-type="string">
            <text:p>“<text:span text:style-name="T8">Адресен указател</text:span>” </text:p>
          </table:table-cell>
          <table:table-cell table:style-name="ce11" office:value-type="string" calcext:value-type="string">
            <text:p>Test if you can add address and save it</text:p>
          </table:table-cell>
          <table:table-cell table:style-name="ce55" office:value-type="string" calcext:value-type="string">
            <text:p>1. Email: <text:a xlink:href="mailto:vesistoyanov@gmail.com" xlink:type="simple">vesistoyanov@gmail.com</text:a></text:p>
            <text:p>2. Password: 123qwe</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Моят профил</text:span><text:span text:style-name="T11">” available in the top right part of the website over the header</text:span></text:p>
            <text:p><text:span text:style-name="T7">3. Click on the link “</text:span><text:span text:style-name="T10">Моят профил</text:span><text:span text:style-name="T11">”</text:span></text:p>
            <text:p><text:span text:style-name="T7">4. In the first field in the left part of the page enter your email address given in </text:span><text:span text:style-name="T10">Test Data</text:span></text:p>
            <text:p><text:span text:style-name="T7">5. In the second field in the left part of the page enter your password given in </text:span><text:span text:style-name="T10">Test Data</text:span><text:span text:style-name="T11"> </text:span></text:p>
            <text:p><text:span text:style-name="T7">6. Click green button “</text:span><text:span text:style-name="T10">Вход</text:span><text:span text:style-name="T11">”</text:span></text:p>
            <text:p><text:span text:style-name="T7">7. Click link “</text:span><text:span text:style-name="T10">Адресен указател</text:span><text:span text:style-name="T11">” positioned in the left of the page in the horizontal menu</text:span></text:p>
            <text:p><text:span text:style-name="T7">8. Click on green button “</text:span><text:span text:style-name="T10">Добави нов адрес</text:span><text:span text:style-name="T11">”</text:span></text:p>
            <text:p><text:span text:style-name="T7">9. Fill all mandatory fields</text:span></text:p>
            <text:p><text:span text:style-name="T7">10. Click on green button “</text:span><text:span text:style-name="T10">Запиши адреса</text:span><text:span text:style-name="T11">”</text:span></text:p>
          </table:table-cell>
          <table:table-cell table:style-name="ce23" office:value-type="string" calcext:value-type="string">
            <text:p>Your address data should be saved in the page</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9">
          <table:table-cell table:style-name="ce37" office:value-type="float" office:value="6.5" calcext:value-type="float">
            <text:p>6.5</text:p>
          </table:table-cell>
          <table:table-cell table:style-name="ce11" office:value-type="string" calcext:value-type="string">
            <text:p>“<text:span text:style-name="T8">Моите поръчки</text:span>” </text:p>
          </table:table-cell>
          <table:table-cell table:style-name="ce11" office:value-type="string" calcext:value-type="string">
            <text:p>Test page “<text:span text:style-name="T8">Моите поръчки</text:span>” </text:p>
          </table:table-cell>
          <table:table-cell table:style-name="ce55" office:value-type="string" calcext:value-type="string">
            <text:p>1. Email: <text:a xlink:href="mailto:vesistoyanov@gmail.com" xlink:type="simple">vesistoyanov@gmail.com</text:a></text:p>
            <text:p>2. Password: 123qwe</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Моят профил</text:span><text:span text:style-name="T11">” available in the top right part of the website over the header</text:span></text:p>
            <text:p><text:span text:style-name="T7">3. Click on the link “</text:span><text:span text:style-name="T10">Моят профил</text:span><text:span text:style-name="T11">”</text:span></text:p>
            <text:p><text:span text:style-name="T7">4. In the first field in the left part of the page enter your email address given in </text:span><text:span text:style-name="T10">Test Data</text:span></text:p>
            <text:p><text:span text:style-name="T7">5. In the second field in the left part of the page enter your password given in </text:span><text:span text:style-name="T10">Test Data</text:span><text:span text:style-name="T11"> </text:span></text:p>
            <text:p><text:span text:style-name="T7">6. Click green button “</text:span><text:span text:style-name="T10">Вход</text:span><text:span text:style-name="T11">”</text:span></text:p>
            <text:p><text:span text:style-name="T7">7. Click link “</text:span><text:span text:style-name="T10">Моите поръчки</text:span><text:span text:style-name="T11">” positioned in the left of the page in the horizontal menu</text:span></text:p>
          </table:table-cell>
          <table:table-cell table:style-name="ce23" office:value-type="string" calcext:value-type="string">
            <text:p>A page should open with your orders history it should be empty</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4">
          <table:table-cell table:style-name="ce37" office:value-type="float" office:value="6.6" calcext:value-type="float">
            <text:p>6.6</text:p>
          </table:table-cell>
          <table:table-cell table:style-name="ce11" office:value-type="string" calcext:value-type="string">
            <text:p>“<text:span text:style-name="T8">Моето мнение за продуктите</text:span>” </text:p>
          </table:table-cell>
          <table:table-cell table:style-name="ce11" office:value-type="string" calcext:value-type="string">
            <text:p>Test page “<text:span text:style-name="T8">Моето мнение за продуктите</text:span>” </text:p>
          </table:table-cell>
          <table:table-cell table:style-name="ce55" office:value-type="string" calcext:value-type="string">
            <text:p>1. Email: <text:a xlink:href="mailto:vesistoyanov@gmail.com" xlink:type="simple">vesistoyanov@gmail.com</text:a></text:p>
            <text:p>2. Password: 123qwe</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Моят профил</text:span><text:span text:style-name="T11">” available in the top right part of the website over the header</text:span></text:p>
            <text:p><text:span text:style-name="T7">3. Click on the link “</text:span><text:span text:style-name="T10">Моят профил</text:span><text:span text:style-name="T11">”</text:span></text:p>
            <text:p><text:span text:style-name="T7">4. In the first field in the left part of the page enter your email address given in </text:span><text:span text:style-name="T10">Test Data</text:span></text:p>
            <text:p><text:span text:style-name="T7">5. In the second field in the left part of the page enter your password given in </text:span><text:span text:style-name="T10">Test Data</text:span><text:span text:style-name="T11"> </text:span></text:p>
            <text:p><text:span text:style-name="T7">6. Click green button “</text:span><text:span text:style-name="T10">Вход</text:span><text:span text:style-name="T11">”</text:span></text:p>
            <text:p><text:span text:style-name="T7">7. Click link “</text:span><text:span text:style-name="T10">Моето мнение за продуктите</text:span><text:span text:style-name="T11">” positioned in the left of the page in the horizontal menu</text:span></text:p>
          </table:table-cell>
          <table:table-cell table:style-name="ce23" office:value-type="string" calcext:value-type="string">
            <text:p>A page should open with your opinion about products it should be empty</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6">
          <table:table-cell table:style-name="ce37" office:value-type="float" office:value="6.7" calcext:value-type="float">
            <text:p>6.7</text:p>
          </table:table-cell>
          <table:table-cell table:style-name="ce11" office:value-type="string" calcext:value-type="string">
            <text:p>“<text:span text:style-name="T8">Абонаменти за бюлетин</text:span>” </text:p>
          </table:table-cell>
          <table:table-cell table:style-name="ce11" office:value-type="string" calcext:value-type="string">
            <text:p>Test page “<text:span text:style-name="T8">Абонаменти за бюлетин</text:span>” if you can subscribe for newsletter and check confirmation text </text:p>
          </table:table-cell>
          <table:table-cell table:style-name="ce55" office:value-type="string" calcext:value-type="string">
            <text:p>1. Email: <text:a xlink:href="mailto:vesistoyanov@gmail.com" xlink:type="simple">vesistoyanov@gmail.com</text:a></text:p>
            <text:p>2. Password: 123qwe</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Моят профил</text:span><text:span text:style-name="T11">” available in the top right part of the website over the header</text:span></text:p>
            <text:p><text:span text:style-name="T7">3. Click on the link “</text:span><text:span text:style-name="T10">Моят профил</text:span><text:span text:style-name="T11">”</text:span></text:p>
            <text:p><text:span text:style-name="T7">4. In the first field in the left part of the page enter your email address given in </text:span><text:span text:style-name="T10">Test Data</text:span></text:p>
            <text:p><text:span text:style-name="T7">5. In the second field in the left part of the page enter your password given in </text:span><text:span text:style-name="T10">Test Data</text:span><text:span text:style-name="T11"> </text:span></text:p>
            <text:p><text:span text:style-name="T7">6. Click green button “</text:span><text:span text:style-name="T10">Вход</text:span><text:span text:style-name="T11">”</text:span></text:p>
            <text:p><text:span text:style-name="T7">7. Click link “</text:span><text:span text:style-name="T10">Абонаменти за бюлетин</text:span><text:span text:style-name="T11">” positioned in the left of the page in the horizontal menu</text:span></text:p>
            <text:p><text:span text:style-name="T7">8. Check the checkbox “</text:span><text:span text:style-name="T10">Общ бюлетин</text:span><text:span text:style-name="T11">”</text:span></text:p>
            <text:p><text:span text:style-name="T7">9. Click on green button “</text:span><text:span text:style-name="T10">Запис</text:span><text:span text:style-name="T11">”</text:span></text:p>
          </table:table-cell>
          <table:table-cell table:style-name="ce23" office:value-type="string" calcext:value-type="string">
            <text:p>A confirmation message in green field at top of the page should be written in Bulgarian language also you should be redirected to page “<text:span text:style-name="T8">Управление на профила</text:span>”  and receive emails in the future about the newsletter</text:p>
          </table:table-cell>
          <table:table-cell table:style-name="ce25" office:value-type="string" calcext:value-type="string">
            <text:p><text:span text:style-name="T7">The text for confirmation </text:span><text:span text:style-name="T25">in the green field </text:span><text:span text:style-name="T36">at top of the page</text:span><text:span text:style-name="T37"> is written in English</text:span></text:p>
          </table:table-cell>
          <table:table-cell table:style-name="ce65" office:value-type="string" calcext:value-type="string">
            <text:p>FAIL</text:p>
          </table:table-cell>
          <table:table-cell table:style-name="ce29" office:value-type="string" calcext:value-type="string">
            <text:p>Bug 6.7</text:p>
          </table:table-cell>
          <table:table-cell table:style-name="ce29" office:value-type="string" calcext:value-type="string">
            <text:p>Medium</text:p>
          </table:table-cell>
          <table:table-cell table:number-columns-repeated="1013"/>
        </table:table-row>
        <table:table-row table:style-name="ro9">
          <table:table-cell table:style-name="ce37" office:value-type="float" office:value="6.8" calcext:value-type="float">
            <text:p>6.8</text:p>
          </table:table-cell>
          <table:table-cell table:style-name="ce11" office:value-type="string" calcext:value-type="string">
            <text:p>“<text:span text:style-name="T8">Върнати пратки</text:span>” </text:p>
          </table:table-cell>
          <table:table-cell table:style-name="ce11" office:value-type="string" calcext:value-type="string">
            <text:p>Test page “<text:span text:style-name="T8">Върнати пратки</text:span>” </text:p>
          </table:table-cell>
          <table:table-cell table:style-name="ce55" office:value-type="string" calcext:value-type="string">
            <text:p>1. Email: <text:a xlink:href="mailto:vesistoyanov@gmail.com" xlink:type="simple">vesistoyanov@gmail.com</text:a></text:p>
            <text:p>2. Password: 123qwe</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Моят профил</text:span><text:span text:style-name="T11">” available in the top right part of the website over the header</text:span></text:p>
            <text:p><text:span text:style-name="T7">3. Click on the link “</text:span><text:span text:style-name="T10">Моят профил</text:span><text:span text:style-name="T11">”</text:span></text:p>
            <text:p><text:span text:style-name="T7">4. In the first field in the left part of the page enter your email address given in </text:span><text:span text:style-name="T10">Test Data</text:span></text:p>
            <text:p><text:span text:style-name="T7">5. In the second field in the left part of the page enter your password given in </text:span><text:span text:style-name="T10">Test Data</text:span><text:span text:style-name="T11"> </text:span></text:p>
            <text:p><text:span text:style-name="T7">6. Click green button “</text:span><text:span text:style-name="T10">Вход</text:span><text:span text:style-name="T11">”</text:span></text:p>
            <text:p><text:span text:style-name="T7">7. Click link “</text:span><text:span text:style-name="T10">Върнати пратки</text:span><text:span text:style-name="T11">” positioned in the left of the page in the horizontal menu</text:span></text:p>
          </table:table-cell>
          <table:table-cell table:style-name="ce23" office:value-type="string" calcext:value-type="string">
            <text:p>A page should open with information about your returned orders it should be empty</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9">
          <table:table-cell table:style-name="ce37" office:value-type="float" office:value="6.9" calcext:value-type="float">
            <text:p>6.9</text:p>
          </table:table-cell>
          <table:table-cell table:style-name="ce11" office:value-type="string" calcext:value-type="string">
            <text:p>“<text:span text:style-name="T8">Заявете връщане</text:span>” </text:p>
          </table:table-cell>
          <table:table-cell table:style-name="ce11" office:value-type="string" calcext:value-type="string">
            <text:p>Test page “<text:span text:style-name="T8">Заявете връщане</text:span>” </text:p>
          </table:table-cell>
          <table:table-cell table:style-name="ce55" office:value-type="string" calcext:value-type="string">
            <text:p>1. Email: <text:a xlink:href="mailto:vesistoyanov@gmail.com" xlink:type="simple">vesistoyanov@gmail.com</text:a></text:p>
            <text:p>2. Password: 123qwe</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Моят профил</text:span><text:span text:style-name="T11">” available in the top right part of the website over the header</text:span></text:p>
            <text:p><text:span text:style-name="T7">3. Click on the link “</text:span><text:span text:style-name="T10">Моят профил</text:span><text:span text:style-name="T11">”</text:span></text:p>
            <text:p><text:span text:style-name="T7">4. In the first field in the left part of the page enter your email address given in </text:span><text:span text:style-name="T10">Test Data</text:span></text:p>
            <text:p><text:span text:style-name="T7">5. In the second field in the left part of the page enter your password given in </text:span><text:span text:style-name="T10">Test Data</text:span><text:span text:style-name="T11"> </text:span></text:p>
            <text:p><text:span text:style-name="T7">6. Click green button “</text:span><text:span text:style-name="T10">Вход</text:span><text:span text:style-name="T11">”</text:span></text:p>
            <text:p><text:span text:style-name="T7">7. Click link “</text:span><text:span text:style-name="T10">Заявете връщане</text:span><text:span text:style-name="T11">” positioned in the left of the page in the horizontal menu</text:span></text:p>
          </table:table-cell>
          <table:table-cell table:style-name="ce23" office:value-type="string" calcext:value-type="string">
            <text:p>A page should open with information about how to return order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
          <table:table-cell table:style-name="ce34" office:value-type="string" calcext:value-type="string" table:number-columns-spanned="11" table:number-rows-spanned="1">
            <text:p>7. Testing “Любими” page</text:p>
          </table:table-cell>
          <table:covered-table-cell table:number-columns-repeated="10" table:style-name="ce43"/>
          <table:table-cell table:number-columns-repeated="1013"/>
        </table:table-row>
        <table:table-row table:style-name="ro4">
          <table:table-cell table:style-name="ce38" office:value-type="float" office:value="7.1" calcext:value-type="float">
            <text:p>7.1</text:p>
          </table:table-cell>
          <table:table-cell table:style-name="ce11" office:value-type="string" calcext:value-type="string">
            <text:p>Test link “<text:span text:style-name="T8">Любими</text:span>”</text:p>
          </table:table-cell>
          <table:table-cell table:style-name="ce11" office:value-type="string" calcext:value-type="string">
            <text:p><text:span text:style-name="T16">Test if link “</text:span><text:span text:style-name="T10">Любими</text:span><text:span text:style-name="T11">” is opening new page in the same browser tab with information about you have no </text:span><text:span text:style-name="T17">favourite products </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Любими</text:span><text:span text:style-name="T11">” available in the top right part of the website over the header</text:span></text:p>
            <text:p><text:span text:style-name="T7">3. Click on the link “</text:span><text:span text:style-name="T10">Любими</text:span><text:span text:style-name="T11">”</text:span></text:p>
            <text:p/>
          </table:table-cell>
          <table:table-cell table:style-name="ce23" office:value-type="string" calcext:value-type="string">
            <text:p><text:span text:style-name="T6">A new page in the same browser tab should open with information </text:span><text:span text:style-name="T33">about no</text:span><text:span text:style-name="T25"> favourite products added yet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3">
          <table:table-cell table:style-name="ce38" office:value-type="float" office:value="7.2" calcext:value-type="float">
            <text:p>7.2</text:p>
          </table:table-cell>
          <table:table-cell table:style-name="ce11" office:value-type="string" calcext:value-type="string">
            <text:p>Test button “<text:span text:style-name="T8">Вижте новите продукти</text:span>”</text:p>
          </table:table-cell>
          <table:table-cell table:style-name="ce11" office:value-type="string" calcext:value-type="string">
            <text:p><text:span text:style-name="T7">Test if button “</text:span><text:span text:style-name="T10">Вижте новите продукти</text:span><text:span text:style-name="T11">” is opening new page in the same browser tab with information about new products</text:span></text:p>
          </table:table-cell>
          <table:table-cell table:style-name="ce55"/>
          <table:table-cell table:style-name="ce33" office:value-type="string" calcext:value-type="string">
            <text:p><text:a xlink:href="https://www.obuvki.bg/favourites" xlink:type="simple">https://www.obuvki.bg/favourites</text:a></text:p>
          </table:table-cell>
          <table:table-cell table:style-name="ce24" office:value-type="string" calcext:value-type="string">
            <text:p><text:span text:style-name="T7">1. Open the </text:span><text:span text:style-name="T7"><text:a xlink:href="https://www.obuvki.bg/favourites/" xlink:type="simple">Target URL</text:a></text:span></text:p>
            <text:p><text:span text:style-name="T7">2. Scroll down to button “</text:span><text:span text:style-name="T10">Вижте новите продукти</text:span>”</text:p>
            <text:p><text:span text:style-name="T7">3. Click button “</text:span><text:span text:style-name="T10">Вижте новите продукти</text:span><text:span text:style-name="T11">”</text:span></text:p>
            <text:p/>
          </table:table-cell>
          <table:table-cell table:style-name="ce23" office:value-type="string" calcext:value-type="string">
            <text:p><text:span text:style-name="T6">A new page in the same browser tab should open with</text:span><text:span text:style-name="T33"> newest</text:span><text:span text:style-name="T25"> products in the store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11">
          <table:table-cell table:style-name="ce38" office:value-type="float" office:value="7.3" calcext:value-type="float">
            <text:p>7.3</text:p>
          </table:table-cell>
          <table:table-cell table:style-name="ce11" office:value-type="string" calcext:value-type="string">
            <text:p><text:span text:style-name="T7">Adding products to “</text:span><text:span text:style-name="T10">Любими</text:span><text:span text:style-name="T11">”</text:span> </text:p>
          </table:table-cell>
          <table:table-cell table:style-name="ce11" office:value-type="string" calcext:value-type="string">
            <text:p><text:span text:style-name="T7">Test if you can add favourite products to “</text:span><text:span text:style-name="T10">Любими</text:span><text:span text:style-name="T11">” from the newest product result</text:span></text:p>
          </table:table-cell>
          <table:table-cell table:style-name="ce55"/>
          <table:table-cell table:style-name="ce33" office:value-type="string" calcext:value-type="string">
            <text:p><text:a xlink:href="https://www.obuvki.bg/favourites" xlink:type="simple">https://www.obuvki.bg/favourites</text:a></text:p>
          </table:table-cell>
          <table:table-cell table:style-name="ce24" office:value-type="string" calcext:value-type="string">
            <text:p><text:span text:style-name="T7">1. Open the </text:span><text:span text:style-name="T7"><text:a xlink:href="https://www.obuvki.bg/favourites/" xlink:type="simple">Target URL</text:a></text:span></text:p>
            <text:p><text:span text:style-name="T7">2. Scroll down to button “</text:span><text:span text:style-name="T10">Вижте новите продукти</text:span>”</text:p>
            <text:p><text:span text:style-name="T7">3. Click button “</text:span><text:span text:style-name="T10">Вижте новите продукти</text:span><text:span text:style-name="T11">”</text:span></text:p>
            <text:p><text:span text:style-name="T7">4. Scroll down to products list </text:span></text:p>
            <text:p><text:span text:style-name="T7">5. Click the heart positioned on the top right corner of the product</text:span></text:p>
            <text:p><text:span text:style-name="T7">6. Scroll up to button “</text:span><text:span text:style-name="T10">Любими</text:span><text:span text:style-name="T11">” available in the top right part of the website over the header </text:span></text:p>
            <text:p><text:span text:style-name="T7">7. Click on the link “</text:span><text:span text:style-name="T10">Любими</text:span><text:span text:style-name="T11">”</text:span></text:p>
            <text:p/>
          </table:table-cell>
          <table:table-cell table:style-name="ce23" office:value-type="string" calcext:value-type="string">
            <text:p><text:span text:style-name="T6">A new page in the same browser tab should open with information </text:span><text:span text:style-name="T33">about your added</text:span><text:span text:style-name="T25"> favourite products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9">
          <table:table-cell table:style-name="ce38" office:value-type="float" office:value="7.4" calcext:value-type="float">
            <text:p>7.4</text:p>
          </table:table-cell>
          <table:table-cell table:style-name="ce11" office:value-type="string" calcext:value-type="string">
            <text:p><text:span text:style-name="T7">Adding products to “</text:span><text:span text:style-name="T10">Любими</text:span><text:span text:style-name="T11">”</text:span> </text:p>
          </table:table-cell>
          <table:table-cell table:style-name="ce11" office:value-type="string" calcext:value-type="string">
            <text:p><text:span text:style-name="T7">Test if you can add favourite products to “</text:span><text:span text:style-name="T10">Любими</text:span><text:span text:style-name="T11">” from the product description page</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In the header menu click button “</text:span><text:span text:style-name="T10">Мъжки</text:span>”</text:p>
            <text:p><text:span text:style-name="T7">3. Scroll down and click on the first product</text:span></text:p>
            <text:p><text:span text:style-name="T7">4. Scroll the page down and click the heart positioned on the right side of the page next to button “</text:span><text:span text:style-name="T10">Добави в кошницата</text:span><text:span text:style-name="T11">” under the link “</text:span><text:span text:style-name="T10">Таблица с размери</text:span><text:span text:style-name="T11">”</text:span></text:p>
            <text:p><text:span text:style-name="T7">5. Scroll up to button “</text:span><text:span text:style-name="T10">Любими</text:span><text:span text:style-name="T11">” available in the top right part of the website over the header </text:span></text:p>
            <text:p><text:span text:style-name="T7">6. Click on the link “</text:span><text:span text:style-name="T10">Любими</text:span><text:span text:style-name="T11">”</text:span></text:p>
            <text:p/>
            <text:p/>
          </table:table-cell>
          <table:table-cell table:style-name="ce23" office:value-type="string" calcext:value-type="string">
            <text:p><text:span text:style-name="T6">A new page in the same browser tab should open with information </text:span><text:span text:style-name="T33">about your added</text:span><text:span text:style-name="T25"> favourite products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2">
          <table:table-cell table:style-name="ce38" office:value-type="float" office:value="7.5" calcext:value-type="float">
            <text:p>7.5</text:p>
          </table:table-cell>
          <table:table-cell table:style-name="ce11" office:value-type="string" calcext:value-type="string">
            <text:p><text:span text:style-name="T7">Removing products from “</text:span><text:span text:style-name="T10">Любими</text:span><text:span text:style-name="T11">”</text:span> </text:p>
          </table:table-cell>
          <table:table-cell table:style-name="ce11" office:value-type="string" calcext:value-type="string">
            <text:p><text:span text:style-name="T7">Test if you can remove products from “</text:span><text:span text:style-name="T10">Любими</text:span><text:span text:style-name="T11">”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Любими</text:span><text:span text:style-name="T11">” available in the top right part of the website over the header</text:span></text:p>
            <text:p><text:span text:style-name="T7">3. Click on the link “</text:span><text:span text:style-name="T10">Любими</text:span><text:span text:style-name="T11">”</text:span></text:p>
            <text:p><text:span text:style-name="T7">4. Click on the remove button displayed as“</text:span><text:span text:style-name="T10">X</text:span><text:span text:style-name="T11">” icon positioned top right on the product image</text:span></text:p>
            <text:p/>
          </table:table-cell>
          <table:table-cell table:style-name="ce23" office:value-type="string" calcext:value-type="string">
            <text:p><text:span text:style-name="T6">If you have 1 product added to </text:span><text:span text:style-name="T33">“</text:span><text:span text:style-name="T34">Любими</text:span><text:span text:style-name="T35">” the product should disappear from “</text:span><text:span text:style-name="T34">Любими</text:span><text:span text:style-name="T35">” after you press the remove button, if you have 2 or more products added to “</text:span><text:span text:style-name="T34">Любими</text:span><text:span text:style-name="T35">” and remove 1 product it should be written “изтрито” over the image and when you refresh the page it should be removed from the page   </text:span> </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2">
          <table:table-cell table:style-name="ce38" office:value-type="float" office:value="7.6" calcext:value-type="float">
            <text:p>7.6</text:p>
          </table:table-cell>
          <table:table-cell table:style-name="ce11" office:value-type="string" calcext:value-type="string">
            <text:p><text:span text:style-name="T7">Adding products to “</text:span><text:span text:style-name="T10">Любими</text:span><text:span text:style-name="T11">” from the cart page</text:span> </text:p>
          </table:table-cell>
          <table:table-cell table:style-name="ce11" office:value-type="string" calcext:value-type="string">
            <text:p><text:span text:style-name="T7">Test if you can add favourite products to “</text:span><text:span text:style-name="T10">Любими</text:span><text:span text:style-name="T11">” from the cart page</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Click on hearth icon with text “</text:span><text:span text:style-name="T10">Добави в любими</text:span><text:span text:style-name="T11">” positioned in the product description section</text:span></text:p>
            <text:p><text:span text:style-name="T7">8. Click on the link “</text:span><text:span text:style-name="T10">Любими</text:span><text:span text:style-name="T11">” available in the top right part of the website over the header </text:span></text:p>
            <text:p/>
          </table:table-cell>
          <table:table-cell table:style-name="ce23" office:value-type="string" calcext:value-type="string">
            <text:p><text:span text:style-name="T6">A new page in the same browser tab should open with information </text:span><text:span text:style-name="T33">about your added</text:span><text:span text:style-name="T25"> favourite products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5">
          <table:table-cell table:style-name="ce35" office:value-type="float" office:value="7.7" calcext:value-type="float">
            <text:p>7.70</text:p>
          </table:table-cell>
          <table:table-cell table:style-name="ce11" office:value-type="string" calcext:value-type="string">
            <text:p>Drop down cart add to favourite </text:p>
          </table:table-cell>
          <table:table-cell table:style-name="ce11" office:value-type="string" calcext:value-type="string">
            <text:p>Test if you can add product to favourite from the drop down cart “<text:span text:style-name="T8">Кошница</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Hover your mouse on button “</text:span><text:span text:style-name="T10">Кошница</text:span><text:span text:style-name="T11">” in the header </text:span></text:p>
            <text:p><text:span text:style-name="T7">8. Click on link “</text:span><text:span text:style-name="T10">Добави в любими</text:span><text:span text:style-name="T11">” positioned in the drop down cart “</text:span><text:span text:style-name="T10">Кошница</text:span><text:span text:style-name="T11">” window</text:span></text:p>
            <text:p><text:span text:style-name="T7">9. Click on the link “</text:span><text:span text:style-name="T10">Любими</text:span><text:span text:style-name="T11">” available in the top right part of the website over the header</text:span></text:p>
            <text:p/>
          </table:table-cell>
          <table:table-cell table:style-name="ce23" office:value-type="string" calcext:value-type="string">
            <text:p><text:span text:style-name="T6">A new page in the same browser tab should open with information </text:span><text:span text:style-name="T33">about your added</text:span><text:span text:style-name="T25"> favourite products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
          <table:table-cell table:style-name="ce34" office:value-type="string" calcext:value-type="string" table:number-columns-spanned="11" table:number-rows-spanned="1">
            <text:p>8. Testing “Регистрирай” page</text:p>
          </table:table-cell>
          <table:covered-table-cell table:number-columns-repeated="10" table:style-name="ce43"/>
          <table:table-cell table:number-columns-repeated="1013"/>
        </table:table-row>
        <table:table-row table:style-name="ro4">
          <table:table-cell table:style-name="ce38" office:value-type="float" office:value="8.1" calcext:value-type="float">
            <text:p>8.1</text:p>
          </table:table-cell>
          <table:table-cell table:style-name="ce11" office:value-type="string" calcext:value-type="string">
            <text:p><text:span text:style-name="T7">Test link “</text:span><text:span text:style-name="T9">Регистрирай</text:span>”</text:p>
          </table:table-cell>
          <table:table-cell table:style-name="ce11" office:value-type="string" calcext:value-type="string">
            <text:p><text:span text:style-name="T7">Test if link “</text:span><text:span text:style-name="T9">Регистрирай</text:span><text:span text:style-name="T18">” is opening new page in the same browser tab with information about creating new profile – Register form</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9">Регистрирай</text:span><text:span text:style-name="T18">” available in the top right part of the website over the header</text:span></text:p>
            <text:p><text:span text:style-name="T7">3. Click on the link “</text:span><text:span text:style-name="T9">Регистрирай</text:span><text:span text:style-name="T18">”</text:span></text:p>
            <text:p/>
          </table:table-cell>
          <table:table-cell table:style-name="ce23" office:value-type="string" calcext:value-type="string">
            <text:p><text:span text:style-name="T6">A new page in the same browser tab should open with information </text:span><text:span text:style-name="T33">about creating new profile – Register form</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1">
          <table:table-cell table:style-name="ce38" office:value-type="float" office:value="8.2" calcext:value-type="float">
            <text:p>8.2</text:p>
          </table:table-cell>
          <table:table-cell table:style-name="ce11" office:value-type="string" calcext:value-type="string">
            <text:p>Register account with Bulgarian letters </text:p>
          </table:table-cell>
          <table:table-cell table:style-name="ce11" office:value-type="string" calcext:value-type="string">
            <text:p>Test if you can register account with Bulgarian letters</text:p>
          </table:table-cell>
          <table:table-cell table:style-name="ce55" office:value-type="string" calcext:value-type="string">
            <text:p>1. Name – Веселин</text:p>
            <text:p>2. Last name – Стоянов</text:p>
            <text:p>3. Email – <text:a xlink:href="mailto:vesistoyanov@gmail.com" xlink:type="simple">vesistoyanov@gmail.com</text:a></text:p>
            <text:p> 4. Password – 123qwe</text:p>
            <text:p/>
          </table:table-cell>
          <table:table-cell table:style-name="ce33" office:value-type="string" calcext:value-type="string">
            <text:p><text:a xlink:href="https://www.obuvki.bg/customer/account/create" xlink:type="simple">https://www.obuvki.bg/customer/account/create</text:a></text:p>
          </table:table-cell>
          <table:table-cell table:style-name="ce24" office:value-type="string" calcext:value-type="string">
            <text:p><text:span text:style-name="T7">1. Open the </text:span><text:span text:style-name="T7"><text:a xlink:href="https://www.obuvki.bg/customer/account/create/" xlink:type="simple">Target URL</text:a></text:span></text:p>
            <text:p><text:span text:style-name="T7">2. Fill the first field with your name</text:span></text:p>
            <text:p><text:span text:style-name="T7">3. Fill the second field with your last name</text:span></text:p>
            <text:p><text:span text:style-name="T7">4.Fill the third field with your email address</text:span></text:p>
            <text:p><text:span text:style-name="T7">5. Fill the fourth field with your password</text:span></text:p>
            <text:p><text:span text:style-name="T7">6. Fill the fifth field with your password for confirmation</text:span></text:p>
            <text:p><text:span text:style-name="T7">7. Check the first checkbox</text:span></text:p>
            <text:p><text:span text:style-name="T7">8. Check the second checkbox </text:span></text:p>
            <text:p><text:span text:style-name="T7">9. Click on the button “</text:span><text:span text:style-name="T9">Регистрация</text:span><text:span text:style-name="T18">”</text:span></text:p>
            <text:p/>
          </table:table-cell>
          <table:table-cell table:style-name="ce23" office:value-type="string" calcext:value-type="string">
            <text:p>You should be registered in the website and redirected to your profile page</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1">
          <table:table-cell table:style-name="ce38" office:value-type="float" office:value="8.3" calcext:value-type="float">
            <text:p>8.3</text:p>
          </table:table-cell>
          <table:table-cell table:style-name="ce11" office:value-type="string" calcext:value-type="string">
            <text:p>Register account with English letters </text:p>
          </table:table-cell>
          <table:table-cell table:style-name="ce11" office:value-type="string" calcext:value-type="string">
            <text:p>Test if you can register account with English letters</text:p>
          </table:table-cell>
          <table:table-cell table:style-name="ce55" office:value-type="string" calcext:value-type="string">
            <text:p>1. Name – Vesselin</text:p>
            <text:p>2. Last name – Stoyanov</text:p>
            <text:p>3. Email – <text:a xlink:href="mailto:vesistoyanov@gmail.com" xlink:type="simple">vesistoyanov@gmail.com</text:a></text:p>
            <text:p> 4. Password – 123qwe</text:p>
            <text:p/>
          </table:table-cell>
          <table:table-cell table:style-name="ce33" office:value-type="string" calcext:value-type="string">
            <text:p><text:a xlink:href="https://www.obuvki.bg/customer/account/create" xlink:type="simple">https://www.obuvki.bg/customer/account/create</text:a></text:p>
          </table:table-cell>
          <table:table-cell table:style-name="ce24" office:value-type="string" calcext:value-type="string">
            <text:p><text:span text:style-name="T7">1. Open the </text:span><text:span text:style-name="T7"><text:a xlink:href="https://www.obuvki.bg/customer/account/create/" xlink:type="simple">Target URL</text:a></text:span></text:p>
            <text:p><text:span text:style-name="T7">2. Fill the first field with your name</text:span></text:p>
            <text:p><text:span text:style-name="T7">3. Fill the second field with your last name</text:span></text:p>
            <text:p><text:span text:style-name="T7">4.Fill the third field with your email address</text:span></text:p>
            <text:p><text:span text:style-name="T7">5. Fill the fourth field with your password</text:span></text:p>
            <text:p><text:span text:style-name="T7">6. Fill the fifth field with your password for confirmation</text:span></text:p>
            <text:p><text:span text:style-name="T7">7. Check the first checkbox</text:span></text:p>
            <text:p><text:span text:style-name="T7">8. Check the second checkbox </text:span></text:p>
            <text:p><text:span text:style-name="T7">9. Click on the button “</text:span><text:span text:style-name="T9">Регистрация</text:span><text:span text:style-name="T18">”</text:span></text:p>
            <text:p/>
          </table:table-cell>
          <table:table-cell table:style-name="ce23" office:value-type="string" calcext:value-type="string">
            <text:p>You should be registered in the website and redirected to your profile page</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9">
          <table:table-cell table:style-name="ce38" office:value-type="float" office:value="8.4" calcext:value-type="float">
            <text:p>8.4</text:p>
          </table:table-cell>
          <table:table-cell table:style-name="ce11" office:value-type="string" calcext:value-type="string">
            <text:p>Register account with invalid email address</text:p>
          </table:table-cell>
          <table:table-cell table:style-name="ce11" office:value-type="string" calcext:value-type="string">
            <text:p>Test if you can register account with invalid email address</text:p>
          </table:table-cell>
          <table:table-cell table:style-name="ce55" office:value-type="string" calcext:value-type="string">
            <text:p>1. Name – Vesselin</text:p>
            <text:p>2. Last name – Stoyanov</text:p>
            <text:p><text:span text:style-name="T6">3. Email – </text:span><text:span text:style-name="T19">test@</text:span></text:p>
            <text:p> 4. Password – 123qwe</text:p>
            <text:p/>
          </table:table-cell>
          <table:table-cell table:style-name="ce33" office:value-type="string" calcext:value-type="string">
            <text:p><text:a xlink:href="https://www.obuvki.bg/customer/account/create" xlink:type="simple">https://www.obuvki.bg/customer/account/create</text:a></text:p>
          </table:table-cell>
          <table:table-cell table:style-name="ce24" office:value-type="string" calcext:value-type="string">
            <text:p><text:span text:style-name="T7">1. Open the </text:span><text:span text:style-name="T7"><text:a xlink:href="https://www.obuvki.bg/customer/account/create/" xlink:type="simple">Target URL</text:a></text:span></text:p>
            <text:p><text:span text:style-name="T7">2. Fill the first field with your name</text:span></text:p>
            <text:p><text:span text:style-name="T7">3. Fill the second field with your last name</text:span></text:p>
            <text:p><text:span text:style-name="T7">4.Fill the third field with your invalid email address example ”</text:span><text:span text:style-name="T10">test@</text:span><text:span text:style-name="T11">”</text:span></text:p>
            <text:p><text:span text:style-name="T7">5. Fill the fourth field with your password</text:span></text:p>
            <text:p><text:span text:style-name="T7">6. Fill the fifth field with your password for confirmation</text:span></text:p>
            <text:p><text:span text:style-name="T7">7. Check the first checkbox</text:span></text:p>
            <text:p><text:span text:style-name="T7">8. Check the second checkbox </text:span></text:p>
            <text:p><text:span text:style-name="T7">9. Click on the button “</text:span><text:span text:style-name="T9">Регистрация</text:span><text:span text:style-name="T18">”</text:span></text:p>
            <text:p/>
          </table:table-cell>
          <table:table-cell table:style-name="ce23" office:value-type="string" calcext:value-type="string">
            <text:p>The system should tell you that your email address is wrong</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1">
          <table:table-cell table:style-name="ce38" office:value-type="float" office:value="8.5" calcext:value-type="float">
            <text:p>8.5</text:p>
          </table:table-cell>
          <table:table-cell table:style-name="ce11" office:value-type="string" calcext:value-type="string">
            <text:p>Confirmation message for valid registered account <text:s/></text:p>
          </table:table-cell>
          <table:table-cell table:style-name="ce11" office:value-type="string" calcext:value-type="string">
            <text:p>Test the confirmation message for valid registering account</text:p>
          </table:table-cell>
          <table:table-cell table:style-name="ce55" office:value-type="string" calcext:value-type="string">
            <text:p>1. Name – Vesselin</text:p>
            <text:p>2. Last name – Stoyanov</text:p>
            <text:p>3. Email – test8@gmail.com</text:p>
            <text:p> 4. Password – 123qwe</text:p>
            <text:p/>
          </table:table-cell>
          <table:table-cell table:style-name="ce33" office:value-type="string" calcext:value-type="string">
            <text:p><text:a xlink:href="https://www.obuvki.bg/customer/account/create" xlink:type="simple">https://www.obuvki.bg/customer/account/create</text:a></text:p>
          </table:table-cell>
          <table:table-cell table:style-name="ce24" office:value-type="string" calcext:value-type="string">
            <text:p><text:span text:style-name="T7">1. Open the </text:span><text:span text:style-name="T7"><text:a xlink:href="https://www.obuvki.bg/customer/account/create/" xlink:type="simple">Target URL</text:a></text:span></text:p>
            <text:p><text:span text:style-name="T7">2. Fill the first field with your name</text:span></text:p>
            <text:p><text:span text:style-name="T7">3. Fill the second field with your last name</text:span></text:p>
            <text:p><text:span text:style-name="T7">4.Fill the third field with your email address</text:span></text:p>
            <text:p><text:span text:style-name="T7">5. Fill the fourth field with your password</text:span></text:p>
            <text:p><text:span text:style-name="T7">6. Fill the fifth field with your password for confirmation</text:span></text:p>
            <text:p><text:span text:style-name="T7">7. Check the first checkbox</text:span></text:p>
            <text:p><text:span text:style-name="T7">8. Check the second checkbox </text:span></text:p>
            <text:p><text:span text:style-name="T7">9. Click on the button “</text:span><text:span text:style-name="T9">Регистрация</text:span><text:span text:style-name="T18">”</text:span></text:p>
            <text:p/>
          </table:table-cell>
          <table:table-cell table:style-name="ce23" office:value-type="string" calcext:value-type="string">
            <text:p>Confirmation text in green field should appear on the top of the screen the text should be written in Bulgarian language</text:p>
          </table:table-cell>
          <table:table-cell table:style-name="ce25" office:value-type="string" calcext:value-type="string">
            <text:p><text:span text:style-name="T7">The text for confirmation </text:span><text:span text:style-name="T25">in the green field </text:span><text:span text:style-name="T36">at top of the page</text:span><text:span text:style-name="T37"> is written in English</text:span></text:p>
          </table:table-cell>
          <table:table-cell table:style-name="ce65" office:value-type="string" calcext:value-type="string">
            <text:p>FAIL</text:p>
          </table:table-cell>
          <table:table-cell table:style-name="ce29" office:value-type="string" calcext:value-type="string">
            <text:p>Bug 8.5</text:p>
          </table:table-cell>
          <table:table-cell table:style-name="ce29" office:value-type="string" calcext:value-type="string">
            <text:p>Low</text:p>
          </table:table-cell>
          <table:table-cell table:number-columns-repeated="1013"/>
        </table:table-row>
        <table:table-row table:style-name="ro1">
          <table:table-cell table:style-name="ce34" office:value-type="string" calcext:value-type="string" table:number-columns-spanned="11" table:number-rows-spanned="1">
            <text:p>9. Testing “Вход” page</text:p>
          </table:table-cell>
          <table:covered-table-cell table:number-columns-repeated="10" table:style-name="ce43"/>
          <table:table-cell table:number-columns-repeated="1013"/>
        </table:table-row>
        <table:table-row table:style-name="ro4">
          <table:table-cell table:style-name="ce38" office:value-type="float" office:value="9.1" calcext:value-type="float">
            <text:p>9.1</text:p>
          </table:table-cell>
          <table:table-cell table:style-name="ce11" office:value-type="string" calcext:value-type="string">
            <text:p><text:span text:style-name="T7">Test link “</text:span><text:span text:style-name="T9">Вход</text:span>”</text:p>
          </table:table-cell>
          <table:table-cell table:style-name="ce11" office:value-type="string" calcext:value-type="string">
            <text:p><text:span text:style-name="T7">Test if link “</text:span><text:span text:style-name="T9">Вход</text:span><text:span text:style-name="T18">” is opening new page in the same browser tab with information about Log in </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9">Вход</text:span><text:span text:style-name="T18">” available in the top right part of the website over the header</text:span></text:p>
            <text:p><text:span text:style-name="T7">3. Click on the link “</text:span><text:span text:style-name="T9">Вход</text:span><text:span text:style-name="T18">”</text:span></text:p>
            <text:p/>
          </table:table-cell>
          <table:table-cell table:style-name="ce23" office:value-type="string" calcext:value-type="string">
            <text:p><text:span text:style-name="T6">A new page in the same browser tab should open with information </text:span><text:span text:style-name="T33">about Log in</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5">
          <table:table-cell table:style-name="ce38" office:value-type="float" office:value="9.2" calcext:value-type="float">
            <text:p>9.2</text:p>
          </table:table-cell>
          <table:table-cell table:style-name="ce11" office:value-type="string" calcext:value-type="string">
            <text:p>Log in</text:p>
          </table:table-cell>
          <table:table-cell table:style-name="ce11" office:value-type="string" calcext:value-type="string">
            <text:p>Test if you can Log in with your credentials</text:p>
          </table:table-cell>
          <table:table-cell table:style-name="ce55" office:value-type="string" calcext:value-type="string">
            <text:p/>
            <text:p>1. Email – <text:a xlink:href="mailto:vesistoyanov@gmail.com" xlink:type="simple">vesistoyanov@gmail.com</text:a></text:p>
            <text:p> 2. Password – 123qwe</text:p>
            <text:p/>
          </table:table-cell>
          <table:table-cell table:style-name="ce33" office:value-type="string" calcext:value-type="string">
            <text:p><text:a xlink:href="https://www.obuvki.bg/customer/account/login" xlink:type="simple">https://www.obuvki.bg/customer/account/login</text:a></text:p>
          </table:table-cell>
          <table:table-cell table:style-name="ce24" office:value-type="string" calcext:value-type="string">
            <text:p><text:span text:style-name="T7">1. Open the </text:span><text:span text:style-name="T7"><text:a xlink:href="https://www.obuvki.bg/customer/account/login/" xlink:type="simple">Target URL</text:a></text:span></text:p>
            <text:p><text:span text:style-name="T7">2. In the first log in field enter your email address</text:span></text:p>
            <text:p><text:span text:style-name="T7">3. In the second log in field enter your password </text:span></text:p>
            <text:p><text:span text:style-name="T7">4. Click on the button “</text:span><text:span text:style-name="T9">Вход</text:span><text:span text:style-name="T18">”</text:span></text:p>
            <text:p/>
          </table:table-cell>
          <table:table-cell table:style-name="ce23" office:value-type="string" calcext:value-type="string">
            <text:p><text:span text:style-name="T6">A new page in the same browser tab should open with information </text:span><text:span text:style-name="T33">about your profile</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5">
          <table:table-cell table:style-name="ce38" office:value-type="float" office:value="9.2" calcext:value-type="float">
            <text:p>9.2</text:p>
          </table:table-cell>
          <table:table-cell table:style-name="ce11" office:value-type="string" calcext:value-type="string">
            <text:p>Log in with not existing email address</text:p>
          </table:table-cell>
          <table:table-cell table:style-name="ce11" office:value-type="string" calcext:value-type="string">
            <text:p>Test if you can Log in with not existing email address </text:p>
          </table:table-cell>
          <table:table-cell table:style-name="ce55" office:value-type="string" calcext:value-type="string">
            <text:p/>
            <text:p><text:span text:style-name="T6">1. Email – </text:span><text:span text:style-name="T6"><text:a xlink:href="mailto:ves@gmail.com" xlink:type="simple">ves@gmail.com</text:a></text:span></text:p>
            <text:p> 2. Password – 123qwe</text:p>
            <text:p/>
          </table:table-cell>
          <table:table-cell table:style-name="ce33" office:value-type="string" calcext:value-type="string">
            <text:p><text:a xlink:href="https://www.obuvki.bg/customer/account/login" xlink:type="simple">https://www.obuvki.bg/customer/account/login</text:a></text:p>
          </table:table-cell>
          <table:table-cell table:style-name="ce24" office:value-type="string" calcext:value-type="string">
            <text:p><text:span text:style-name="T7">1. Open the </text:span><text:span text:style-name="T7"><text:a xlink:href="https://www.obuvki.bg/customer/account/login/" xlink:type="simple">Target URL</text:a></text:span></text:p>
            <text:p><text:span text:style-name="T7">2. In the first log in field enter not existing email address</text:span></text:p>
            <text:p><text:span text:style-name="T7">3. In the second log in field enter your password </text:span></text:p>
            <text:p><text:span text:style-name="T7">4. Click on the button “</text:span><text:span text:style-name="T9">Вход</text:span><text:span text:style-name="T18">”</text:span></text:p>
            <text:p/>
          </table:table-cell>
          <table:table-cell table:style-name="ce23" office:value-type="string" calcext:value-type="string">
            <text:p>You should receive error message at top of the page in red written that your username or password is wrong</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5">
          <table:table-cell table:style-name="ce38" office:value-type="float" office:value="9.3" calcext:value-type="float">
            <text:p>9.3</text:p>
          </table:table-cell>
          <table:table-cell table:style-name="ce11" office:value-type="string" calcext:value-type="string">
            <text:p>Log in with wrong password</text:p>
          </table:table-cell>
          <table:table-cell table:style-name="ce11" office:value-type="string" calcext:value-type="string">
            <text:p><text:span text:style-name="T7">Test if you can Log in with wrong password</text:span></text:p>
          </table:table-cell>
          <table:table-cell table:style-name="ce55" office:value-type="string" calcext:value-type="string">
            <text:p/>
            <text:p>1. Email – <text:a xlink:href="mailto:vesistoyanov@gmail.com" xlink:type="simple">vesistoyanov@gmail.com</text:a></text:p>
            <text:p> 2. Password – qweasd12</text:p>
            <text:p/>
          </table:table-cell>
          <table:table-cell table:style-name="ce33" office:value-type="string" calcext:value-type="string">
            <text:p><text:a xlink:href="https://www.obuvki.bg/customer/account/login" xlink:type="simple">https://www.obuvki.bg/customer/account/login</text:a></text:p>
          </table:table-cell>
          <table:table-cell table:style-name="ce24" office:value-type="string" calcext:value-type="string">
            <text:p><text:span text:style-name="T7">1. Open the </text:span><text:span text:style-name="T7"><text:a xlink:href="https://www.obuvki.bg/customer/account/login/" xlink:type="simple">Target URL</text:a></text:span></text:p>
            <text:p><text:span text:style-name="T7">2. In the first log in field enter your email address</text:span></text:p>
            <text:p><text:span text:style-name="T7">3. In the second log in field enter wrong password </text:span></text:p>
            <text:p><text:span text:style-name="T7">4. Click on the button “</text:span><text:span text:style-name="T9">Вход</text:span><text:span text:style-name="T18">”</text:span></text:p>
            <text:p/>
          </table:table-cell>
          <table:table-cell table:style-name="ce23" office:value-type="string" calcext:value-type="string">
            <text:p>You should receive error message at top of the page in red written that your username or password is wrong</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5">
          <table:table-cell table:style-name="ce38" office:value-type="float" office:value="9.4" calcext:value-type="float">
            <text:p>9.4</text:p>
          </table:table-cell>
          <table:table-cell table:style-name="ce11" office:value-type="string" calcext:value-type="string">
            <text:p>Forgotten password</text:p>
          </table:table-cell>
          <table:table-cell table:style-name="ce11" office:value-type="string" calcext:value-type="string">
            <text:p>Test if function forgotten password is working</text:p>
          </table:table-cell>
          <table:table-cell table:style-name="ce55"/>
          <table:table-cell table:style-name="ce33" office:value-type="string" calcext:value-type="string">
            <text:p><text:a xlink:href="https://www.obuvki.bg/customer/account/login" xlink:type="simple">https://www.obuvki.bg/customer/account/login</text:a></text:p>
          </table:table-cell>
          <table:table-cell table:style-name="ce24" office:value-type="string" calcext:value-type="string">
            <text:p><text:span text:style-name="T7">1. Open the </text:span><text:span text:style-name="T7"><text:a xlink:href="https://www.obuvki.bg/customer/account/login/" xlink:type="simple">Target URL</text:a></text:span></text:p>
            <text:p><text:span text:style-name="T7">2. Click on link “</text:span><text:span text:style-name="T10">забравили сте паролата?</text:span><text:span text:style-name="T11">” located under button “</text:span><text:span text:style-name="T31">Вход</text:span><text:span text:style-name="T32">” </text:span></text:p>
            <text:p><text:span text:style-name="T7">3. In the field enter your email address</text:span></text:p>
            <text:p><text:span text:style-name="T7">4. Click the button “</text:span><text:span text:style-name="T10">Изпрати</text:span><text:span text:style-name="T11">”</text:span></text:p>
            <text:p/>
          </table:table-cell>
          <table:table-cell table:style-name="ce23" office:value-type="string" calcext:value-type="string">
            <text:p>At the top of the page confirmation message in green field should appear and you must receive email to reset your password</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4">
          <table:table-cell table:style-name="ce38" office:value-type="float" office:value="9.5" calcext:value-type="float">
            <text:p>9.5</text:p>
          </table:table-cell>
          <table:table-cell table:style-name="ce11" office:value-type="string" calcext:value-type="string">
            <text:p>Test button “<text:span text:style-name="T8">Създаване на профил</text:span>”</text:p>
          </table:table-cell>
          <table:table-cell table:style-name="ce11" office:value-type="string" calcext:value-type="string">
            <text:p><text:span text:style-name="T7">Test if button “</text:span><text:span text:style-name="T10">Създаване на профил</text:span><text:span text:style-name="T11">” is working</text:span></text:p>
          </table:table-cell>
          <table:table-cell table:style-name="ce55"/>
          <table:table-cell table:style-name="ce33" office:value-type="string" calcext:value-type="string">
            <text:p><text:a xlink:href="https://www.obuvki.bg/customer/account/login" xlink:type="simple">https://www.obuvki.bg/customer/account/login</text:a></text:p>
          </table:table-cell>
          <table:table-cell table:style-name="ce24" office:value-type="string" calcext:value-type="string">
            <text:p><text:span text:style-name="T7">1. Open the </text:span><text:span text:style-name="T7"><text:a xlink:href="https://www.obuvki.bg/customer/account/login/" xlink:type="simple">Target URL</text:a></text:span></text:p>
            <text:p><text:span text:style-name="T7">2. Click on button “</text:span><text:span text:style-name="T10">Създаване на профил</text:span><text:span text:style-name="T11">” </text:span></text:p>
            <text:p/>
          </table:table-cell>
          <table:table-cell table:style-name="ce23" office:value-type="string" calcext:value-type="string">
            <text:p><text:span text:style-name="T6">A new page in the same browser tab should open with information </text:span><text:span text:style-name="T33">about creating new profile – Register form</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
          <table:table-cell table:style-name="ce34" office:value-type="string" calcext:value-type="string" table:number-columns-spanned="11" table:number-rows-spanned="1">
            <text:p>10. Testing the search function in the header of the website</text:p>
          </table:table-cell>
          <table:covered-table-cell table:number-columns-repeated="10" table:style-name="ce43"/>
          <table:table-cell table:number-columns-repeated="1013"/>
        </table:table-row>
        <table:table-row table:style-name="ro4">
          <table:table-cell table:style-name="ce38" office:value-type="float" office:value="10.1" calcext:value-type="float">
            <text:p>10.1</text:p>
          </table:table-cell>
          <table:table-cell table:style-name="ce11" office:value-type="string" calcext:value-type="string">
            <text:p>Search with enter key &amp; Bulgarian word</text:p>
          </table:table-cell>
          <table:table-cell table:style-name="ce15" office:value-type="string" calcext:value-type="string">
            <text:p>Verify if search is working with Bulgarian words &amp; searching by pressing enter key</text:p>
          </table:table-cell>
          <table:table-cell table:style-name="ce19" office:value-type="string" calcext:value-type="string">
            <text:p>ботуши</text:p>
            <text:p/>
            <text:p>джапанки</text:p>
            <text:p/>
            <text:p><text:span text:style-name="T6">Кецове</text:span></text:p>
          </table:table-cell>
          <table:table-cell table:style-name="ce33" office:value-type="string" calcext:value-type="string">
            <text:p><text:a xlink:href="https://www.obuvki.bg/" xlink:type="simple">https://www.obuvki.bg</text:a></text:p>
          </table:table-cell>
          <table:table-cell table:style-name="ce24" office:value-type="string" calcext:value-type="string">
            <text:p>1. Open the <text:a xlink:href="https://www.obuvki.bg/" xlink:type="simple">Target URL</text:a></text:p>
            <text:p>2. In the search field in the header of the website enter one Bulgarian word from your <text:span text:style-name="T8">Test Data </text:span></text:p>
            <text:p><text:span text:style-name="T23">3. Press enter key on your keyboard</text:span></text:p>
          </table:table-cell>
          <table:table-cell table:style-name="ce23" office:value-type="string" calcext:value-type="string">
            <text:p>System should show  type of products similar to your choice  from your <text:span text:style-name="T8">Test Data</text:span></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High</text:p>
          </table:table-cell>
          <table:table-cell table:number-columns-repeated="1013"/>
        </table:table-row>
        <table:table-row table:style-name="ro4">
          <table:table-cell table:style-name="ce38" office:value-type="float" office:value="10.2" calcext:value-type="float">
            <text:p>10.2</text:p>
          </table:table-cell>
          <table:table-cell table:style-name="ce11" office:value-type="string" calcext:value-type="string">
            <text:p>Search with enter key &amp; English word</text:p>
          </table:table-cell>
          <table:table-cell table:style-name="ce15" office:value-type="string" calcext:value-type="string">
            <text:p>Verify if search is working with Bulgarian words &amp; searching by pressing enter key</text:p>
          </table:table-cell>
          <table:table-cell table:style-name="ce19" office:value-type="string" calcext:value-type="string">
            <text:p>boots</text:p>
            <text:p/>
            <text:p>flip flops</text:p>
            <text:p/>
            <text:p>Sneakers</text:p>
          </table:table-cell>
          <table:table-cell table:style-name="ce33" office:value-type="string" calcext:value-type="string">
            <text:p><text:a xlink:href="https://www.obuvki.bg/" xlink:type="simple">https://www.obuvki.bg</text:a></text:p>
          </table:table-cell>
          <table:table-cell table:style-name="ce24" office:value-type="string" calcext:value-type="string">
            <text:p>1. Open the <text:a xlink:href="https://www.obuvki.bg/" xlink:type="simple">Target URL</text:a></text:p>
            <text:p>2. In the search field in the header of the website enter one English word from your <text:span text:style-name="T8">Test Data </text:span></text:p>
            <text:p><text:span text:style-name="T23">3. Press enter key on your keyboard</text:span></text:p>
          </table:table-cell>
          <table:table-cell table:style-name="ce23" office:value-type="string" calcext:value-type="string">
            <text:p>System should show  type of products similar to your choice  from your <text:span text:style-name="T8">Test Data</text:span></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High</text:p>
          </table:table-cell>
          <table:table-cell table:number-columns-repeated="1013"/>
        </table:table-row>
        <table:table-row table:style-name="ro4">
          <table:table-cell table:style-name="ce38" office:value-type="float" office:value="10.3" calcext:value-type="float">
            <text:p>10.3</text:p>
          </table:table-cell>
          <table:table-cell table:style-name="ce12" office:value-type="string" calcext:value-type="string">
            <text:p>Search with the magnifier button at the search field &amp; Bulgarian word</text:p>
          </table:table-cell>
          <table:table-cell table:style-name="ce15" office:value-type="string" calcext:value-type="string">
            <text:p>Verify if search is working with Bulgarian words &amp; searching by pressing the magnifier button at the search field</text:p>
          </table:table-cell>
          <table:table-cell table:style-name="ce19" office:value-type="string" calcext:value-type="string">
            <text:p>гумени ботуши</text:p>
            <text:p/>
            <text:p>сандали</text:p>
            <text:p/>
            <text:p>Найк </text:p>
          </table:table-cell>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 </text:p>
            <text:p><text:span text:style-name="T7">2. In the search field in the header of the website enter one Bulgarian word from your </text:span><text:span text:style-name="T10">Test Data </text:span></text:p>
            <text:p><text:span text:style-name="T23">3. Press the magnifier button on the search field with your mouse</text:span></text:p>
          </table:table-cell>
          <table:table-cell table:style-name="ce23" office:value-type="string" calcext:value-type="string">
            <text:p>System should show  type of products similar to your choice  from your <text:span text:style-name="T8">Test Data</text:span></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High</text:p>
          </table:table-cell>
          <table:table-cell table:number-columns-repeated="1013"/>
        </table:table-row>
        <table:table-row table:style-name="ro4">
          <table:table-cell table:style-name="ce38" office:value-type="float" office:value="10.4" calcext:value-type="float">
            <text:p>10.4</text:p>
          </table:table-cell>
          <table:table-cell table:style-name="ce12" office:value-type="string" calcext:value-type="string">
            <text:p>Search with the magnifier button at the search field &amp; English word</text:p>
          </table:table-cell>
          <table:table-cell table:style-name="ce15" office:value-type="string" calcext:value-type="string">
            <text:p><text:span text:style-name="T14">Verify if search is working with </text:span><text:span text:style-name="T15">English</text:span> words &amp; searching by pressing the magnifier button at the search field</text:p>
          </table:table-cell>
          <table:table-cell table:style-name="ce19" office:value-type="string" calcext:value-type="string">
            <text:p>rubber boots</text:p>
            <text:p/>
            <text:p>Sandals</text:p>
            <text:p/>
            <text:p>nike </text:p>
          </table:table-cell>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 </text:p>
            <text:p><text:span text:style-name="T7">2. In the search field in the header of the website enter one English word from your </text:span><text:span text:style-name="T10">Test Data </text:span></text:p>
            <text:p><text:span text:style-name="T23">3. Press the magnifier button on the search field with your mouse</text:span></text:p>
          </table:table-cell>
          <table:table-cell table:style-name="ce23" office:value-type="string" calcext:value-type="string">
            <text:p>System should show  type of products similar to your choice  from your <text:span text:style-name="T8">Test Data</text:span></text:p>
          </table:table-cell>
          <table:table-cell table:style-name="ce25" office:value-type="string" calcext:value-type="string">
            <text:p>As Expected</text:p>
          </table:table-cell>
          <table:table-cell table:style-name="ce27" office:value-type="string" calcext:value-type="string">
            <text:p>PASS</text:p>
          </table:table-cell>
          <table:table-cell/>
          <table:table-cell table:style-name="ce29" office:value-type="string" calcext:value-type="string">
            <text:p>High</text:p>
          </table:table-cell>
          <table:table-cell table:number-columns-repeated="1013"/>
        </table:table-row>
        <table:table-row table:style-name="ro1">
          <table:table-cell table:style-name="ce34" office:value-type="string" calcext:value-type="string" table:number-columns-spanned="11" table:number-rows-spanned="1">
            <text:p>11. Testing the cart function in the header of the website</text:p>
          </table:table-cell>
          <table:covered-table-cell table:number-columns-repeated="10" table:style-name="ce43"/>
          <table:table-cell table:number-columns-repeated="1013"/>
        </table:table-row>
        <table:table-row table:style-name="ro4">
          <table:table-cell table:style-name="ce38" office:value-type="float" office:value="11.1" calcext:value-type="float">
            <text:p>11.1</text:p>
          </table:table-cell>
          <table:table-cell table:style-name="ce11" office:value-type="string" calcext:value-type="string">
            <text:p><text:span text:style-name="T7">empty “</text:span><text:span text:style-name="T9">cart</text:span>” </text:p>
          </table:table-cell>
          <table:table-cell table:style-name="ce11" office:value-type="string" calcext:value-type="string">
            <text:p><text:span text:style-name="T7">Test if the “</text:span><text:span text:style-name="T9">cart</text:span><text:span text:style-name="T18">” is empty when is opened in a new page in the same browser tab</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Go to “</text:span><text:span text:style-name="T10">К</text:span><text:span text:style-name="T12">ошница</text:span><text:span text:style-name="T18">” available in the top right part of the website in the header</text:span></text:p>
            <text:p><text:span text:style-name="T7">3. Click on the button “</text:span><text:span text:style-name="T10">К</text:span><text:span text:style-name="T12">ошница</text:span><text:span text:style-name="T18">”</text:span></text:p>
            <text:p/>
          </table:table-cell>
          <table:table-cell table:style-name="ce23" office:value-type="string" calcext:value-type="string">
            <text:p><text:span text:style-name="T6">A new page in the same browser tab should open with information </text:span><text:span text:style-name="T33">about your orders the cart should be empty</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9">
          <table:table-cell table:style-name="ce38" office:value-type="float" office:value="11.2" calcext:value-type="float">
            <text:p>11.2</text:p>
          </table:table-cell>
          <table:table-cell table:style-name="ce11" office:value-type="string" calcext:value-type="string">
            <text:p><text:span text:style-name="T7">Add product to “</text:span><text:span text:style-name="T9">cart</text:span>”</text:p>
          </table:table-cell>
          <table:table-cell table:style-name="ce11" office:value-type="string" calcext:value-type="string">
            <text:p><text:span text:style-name="T7">Test if you can add product to “</text:span><text:span text:style-name="T9">cart</text:span><text:span text:style-name="T18">”</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
          </table:table-cell>
          <table:table-cell table:style-name="ce23" office:value-type="string" calcext:value-type="string">
            <text:p><text:span text:style-name="T6">A new page in the same browser tab should open with information </text:span><text:span text:style-name="T33">about your orders in the cart there should be the product you choose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5">
          <table:table-cell table:style-name="ce38" office:value-type="float" office:value="11.3" calcext:value-type="float">
            <text:p>11.3</text:p>
          </table:table-cell>
          <table:table-cell table:style-name="ce11" office:value-type="string" calcext:value-type="string">
            <text:p><text:span text:style-name="T7">Add 2 products to “</text:span><text:span text:style-name="T9">cart</text:span>” </text:p>
          </table:table-cell>
          <table:table-cell table:style-name="ce11" office:value-type="string" calcext:value-type="string">
            <text:p><text:span text:style-name="T7">Test if you can add 2 products to “</text:span><text:span text:style-name="T9">cart</text:span><text:span text:style-name="T18">”</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button “</text:span><text:span text:style-name="T10">Изберете размер</text:span><text:span text:style-name="T11">” to choose size positioned on the right side of the page</text:span></text:p>
            <text:p><text:span text:style-name="T7">5. Click on a green button “</text:span><text:span text:style-name="T10">Добави в кошницата</text:span><text:span text:style-name="T11">” positioned on the right side of the page</text:span></text:p>
            <text:p><text:span text:style-name="T7">6. A pop up window will appear on screen with product information, click on the button “</text:span><text:span text:style-name="T10">Продължете пазаруването</text:span><text:span text:style-name="T11">” </text:span></text:p>
            <text:p><text:span text:style-name="T7">7. Add another different product to your cart when you follow steps 2,3,4,5,6</text:span></text:p>
            <text:p><text:span text:style-name="T7">8. Scroll up and in the right corner in the header click on button “</text:span><text:span text:style-name="T10">Кошница</text:span><text:span text:style-name="T11">”</text:span></text:p>
            <text:p/>
            <text:p/>
          </table:table-cell>
          <table:table-cell table:style-name="ce23" office:value-type="string" calcext:value-type="string">
            <text:p><text:span text:style-name="T6">A new page in the same browser tab should open with information </text:span><text:span text:style-name="T33">about your orders in the cart there should be the 2 products you choose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6">
          <table:table-cell table:style-name="ce38" office:value-type="float" office:value="11.4" calcext:value-type="float">
            <text:p>11.4</text:p>
          </table:table-cell>
          <table:table-cell table:style-name="ce11" office:value-type="string" calcext:value-type="string">
            <text:p><text:span text:style-name="T7">Add 3 products to “</text:span><text:span text:style-name="T9">cart</text:span>” </text:p>
          </table:table-cell>
          <table:table-cell table:style-name="ce11" office:value-type="string" calcext:value-type="string">
            <text:p><text:span text:style-name="T7">Test if you can add 3 products to “</text:span><text:span text:style-name="T9">cart</text:span><text:span text:style-name="T18">”</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button “</text:span><text:span text:style-name="T10">Изберете размер</text:span><text:span text:style-name="T11">” to choose size positioned on the right side of the page</text:span></text:p>
            <text:p><text:span text:style-name="T7">5. Click on a green button “</text:span><text:span text:style-name="T10">Добави в кошницата</text:span><text:span text:style-name="T11">” positioned on the right side of the page</text:span></text:p>
            <text:p><text:span text:style-name="T7">6. A pop up window will appear on screen with product information, click on the button “</text:span><text:span text:style-name="T10">Продължете пазаруването</text:span><text:span text:style-name="T11">” </text:span></text:p>
            <text:p><text:span text:style-name="T7">7. Add another different product to your cart when you follow steps 2,3,4,5,6</text:span></text:p>
            <text:p><text:span text:style-name="T7">8. Add another different product to your cart when you follow steps 2,3,4,5,6</text:span></text:p>
            <text:p><text:span text:style-name="T7">9. Scroll up and in the right corner in the header click on button “</text:span><text:span text:style-name="T10">Кошница</text:span><text:span text:style-name="T11">”</text:span></text:p>
            <text:p/>
            <text:p/>
          </table:table-cell>
          <table:table-cell table:style-name="ce23" office:value-type="string" calcext:value-type="string">
            <text:p><text:span text:style-name="T6">A new page in the same browser tab should open with information </text:span><text:span text:style-name="T33">about your orders in the cart, there should be the 3 products you choose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4">
          <table:table-cell table:style-name="ce38" office:value-type="float" office:value="11.5" calcext:value-type="float">
            <text:p>11.5</text:p>
          </table:table-cell>
          <table:table-cell table:style-name="ce11" office:value-type="string" calcext:value-type="string">
            <text:p><text:span text:style-name="T7">View product from the “</text:span><text:span text:style-name="T9">cart</text:span>”</text:p>
          </table:table-cell>
          <table:table-cell table:style-name="ce11" office:value-type="string" calcext:value-type="string">
            <text:p><text:span text:style-name="T7">Test if you can view product from the “</text:span><text:span text:style-name="T9">cart</text:span><text:span text:style-name="T18">” section</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Click on the product picture and title of the product</text:span></text:p>
            <text:p/>
          </table:table-cell>
          <table:table-cell table:style-name="ce23" office:value-type="string" calcext:value-type="string">
            <text:p><text:span text:style-name="T6">A new page in the same browser tab should open with information </text:span><text:span text:style-name="T33">about the product from  your cart</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13">
          <table:table-cell table:style-name="ce38" office:value-type="float" office:value="11.6" calcext:value-type="float">
            <text:p>11.6</text:p>
          </table:table-cell>
          <table:table-cell table:style-name="ce11" office:value-type="string" calcext:value-type="string">
            <text:p><text:span text:style-name="T7">Add quantity of your product in the “</text:span><text:span text:style-name="T9">cart</text:span>”</text:p>
          </table:table-cell>
          <table:table-cell table:style-name="ce11" office:value-type="string" calcext:value-type="string">
            <text:p><text:span text:style-name="T7">Test if you can add more quantity of your chosen product from the “</text:span><text:span text:style-name="T9">cart</text:span><text:span text:style-name="T18">” section</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In the quantity field next to text “</text:span><text:span text:style-name="T10">Брой</text:span><text:span text:style-name="T11">:” change the number 1 to 2</text:span></text:p>
            <text:p><text:span text:style-name="T7">8. Click on button “</text:span><text:span text:style-name="T10">Актуализирай</text:span><text:span text:style-name="T11">”</text:span></text:p>
            <text:p/>
          </table:table-cell>
          <table:table-cell table:style-name="ce23" office:value-type="string" calcext:value-type="string">
            <text:p><text:span text:style-name="T6">The page should reload with updated information </text:span><text:span text:style-name="T33">about your order and the price should be calculated for two items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3">
          <table:table-cell table:style-name="ce38" office:value-type="float" office:value="11.7" calcext:value-type="float">
            <text:p>11.7</text:p>
          </table:table-cell>
          <table:table-cell table:style-name="ce11" office:value-type="string" calcext:value-type="string">
            <text:p><text:span text:style-name="T7">“</text:span><text:span text:style-name="T10">Виж подробности!</text:span><text:span text:style-name="T11">”</text:span> in the cart</text:p>
          </table:table-cell>
          <table:table-cell table:style-name="ce11" office:value-type="string" calcext:value-type="string">
            <text:p><text:span text:style-name="T7">Test the link “</text:span><text:span text:style-name="T10">Виж подробности!</text:span><text:span text:style-name="T11">” in the cart section</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Click on link “</text:span><text:span text:style-name="T10">Виж подробности!</text:span><text:span text:style-name="T11">” positioned right from the product picture</text:span></text:p>
            <text:p/>
            <text:p/>
          </table:table-cell>
          <table:table-cell table:style-name="ce11" office:value-type="string" calcext:value-type="string">
            <text:p>A pop up window should open with information </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6">
          <table:table-cell table:style-name="ce38" office:value-type="float" office:value="11.8" calcext:value-type="float">
            <text:p>11.8</text:p>
          </table:table-cell>
          <table:table-cell table:style-name="ce11" office:value-type="string" calcext:value-type="string">
            <text:p>Remove product from the cart</text:p>
          </table:table-cell>
          <table:table-cell table:style-name="ce11" office:value-type="string" calcext:value-type="string">
            <text:p><text:span text:style-name="T7">Test if you can remove product from the “</text:span><text:span text:style-name="T10">cart</text:span><text:span text:style-name="T11">”</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Click on link “</text:span><text:span text:style-name="T10">X Премахни продукта</text:span><text:span text:style-name="T11">” positioned under the product title</text:span></text:p>
            <text:p/>
          </table:table-cell>
          <table:table-cell table:style-name="ce23" office:value-type="string" calcext:value-type="string">
            <text:p><text:span text:style-name="T6">A new page in the same browser tab should open with information that your cart is empty</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3">
          <table:table-cell table:style-name="ce38" office:value-type="float" office:value="11.9" calcext:value-type="float">
            <text:p>11.9</text:p>
          </table:table-cell>
          <table:table-cell table:style-name="ce11" office:value-type="string" calcext:value-type="string">
            <text:p>Valid discount coupon </text:p>
          </table:table-cell>
          <table:table-cell table:style-name="ce11" office:value-type="string" calcext:value-type="string">
            <text:p><text:span text:style-name="T7">Test valid discount coupon in the “</text:span><text:span text:style-name="T10">cart</text:span><text:span text:style-name="T11">” page</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Enter valid discount code in the field “</text:span><text:span text:style-name="T10">Кодове за отстъпка</text:span><text:span text:style-name="T11">”</text:span></text:p>
            <text:p><text:span text:style-name="T7">8. Click on button “</text:span><text:span text:style-name="T10">Използвай талона</text:span><text:span text:style-name="T11">”</text:span></text:p>
            <text:p/>
          </table:table-cell>
          <table:table-cell table:style-name="ce23" office:value-type="string" calcext:value-type="string">
            <text:p>The page should reload and the price should be updated with your discount </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3">
          <table:table-cell table:style-name="ce35" office:value-type="float" office:value="11.1" calcext:value-type="float">
            <text:p>11.10</text:p>
          </table:table-cell>
          <table:table-cell table:style-name="ce11" office:value-type="string" calcext:value-type="string">
            <text:p>Invalid discount coupon </text:p>
          </table:table-cell>
          <table:table-cell table:style-name="ce11" office:value-type="string" calcext:value-type="string">
            <text:p><text:span text:style-name="T7">Test invalid discount coupon in the “</text:span><text:span text:style-name="T10">cart</text:span><text:span text:style-name="T11">” page</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Enter invalid discount code in the field “</text:span><text:span text:style-name="T10">Кодове за отстъпка</text:span><text:span text:style-name="T11">”</text:span></text:p>
            <text:p><text:span text:style-name="T7">8. Click on button “</text:span><text:span text:style-name="T10">Използвай талона</text:span><text:span text:style-name="T11">”</text:span></text:p>
            <text:p/>
          </table:table-cell>
          <table:table-cell table:style-name="ce23" office:value-type="string" calcext:value-type="string">
            <text:p>The page should reload and information in red field should appear at top of the page telling in Bulgarian language that the discount code is wrong</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3">
          <table:table-cell table:style-name="ce35" office:value-type="float" office:value="11.11" calcext:value-type="float">
            <text:p>11.11</text:p>
          </table:table-cell>
          <table:table-cell table:style-name="ce11" office:value-type="string" calcext:value-type="string">
            <text:p>Continue shopping </text:p>
          </table:table-cell>
          <table:table-cell table:style-name="ce11" office:value-type="string" calcext:value-type="string">
            <text:p>Test button “<text:span text:style-name="T8">Continue shopping</text:span>” in the cart page</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Scroll down and click on button “</text:span><text:span text:style-name="T10">Продължете пазаруването</text:span><text:span text:style-name="T11">” positioned under the product that you have added</text:span></text:p>
            <text:p/>
          </table:table-cell>
          <table:table-cell table:style-name="ce23" office:value-type="string" calcext:value-type="string">
            <text:p>You should be redirected to the homepage of the website</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6">
          <table:table-cell table:style-name="ce35" office:value-type="float" office:value="11.12" calcext:value-type="float">
            <text:p>11.12</text:p>
          </table:table-cell>
          <table:table-cell table:style-name="ce11" office:value-type="string" calcext:value-type="string">
            <text:p>Test link “<text:span text:style-name="T8">Как да пазарувате?</text:span>”</text:p>
          </table:table-cell>
          <table:table-cell table:style-name="ce11" office:value-type="string" calcext:value-type="string">
            <text:p>Test if link “<text:span text:style-name="T8">Как да пазарувате?</text:span>” is opening a new page with information about the topic </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Scroll down and click on link “</text:span><text:span text:style-name="T10">Как да пазарувате?</text:span><text:span text:style-name="T11">” positioned in section Имате ли въпрос за поръчката?</text:span></text:p>
          </table:table-cell>
          <table:table-cell table:style-name="ce23" office:value-type="string" calcext:value-type="string">
            <text:p><text:span text:style-name="T6">A new page in the same browser tab should open with information about the topic</text:span></text:p>
          </table:table-cell>
          <table:table-cell table:style-name="ce25" office:value-type="string" calcext:value-type="string">
            <text:p>A new page is opening saying that the page don’t exist with error 404</text:p>
          </table:table-cell>
          <table:table-cell table:style-name="ce65" office:value-type="string" calcext:value-type="string">
            <text:p>FAIL</text:p>
          </table:table-cell>
          <table:table-cell table:style-name="ce29" office:value-type="string" calcext:value-type="string">
            <text:p>Bug 11.12</text:p>
          </table:table-cell>
          <table:table-cell table:style-name="ce29" office:value-type="string" calcext:value-type="string">
            <text:p>Low</text:p>
          </table:table-cell>
          <table:table-cell table:number-columns-repeated="1013"/>
        </table:table-row>
        <table:table-row table:style-name="ro6">
          <table:table-cell table:style-name="ce35" office:value-type="float" office:value="11.13" calcext:value-type="float">
            <text:p>11.13</text:p>
          </table:table-cell>
          <table:table-cell table:style-name="ce11" office:value-type="string" calcext:value-type="string">
            <text:p>Test link “<text:span text:style-name="T8">Най-често задавани въпроси</text:span>”</text:p>
          </table:table-cell>
          <table:table-cell table:style-name="ce11" office:value-type="string" calcext:value-type="string">
            <text:p>Test if link “<text:span text:style-name="T8">Най-често задавани въпроси</text:span>” is opening a new page with information about the topic </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Scroll down and click on link “</text:span><text:span text:style-name="T10">Най-често задавани въпроси</text:span><text:span text:style-name="T11">” positioned in section Имате ли въпрос за поръчката?</text:span></text:p>
          </table:table-cell>
          <table:table-cell table:style-name="ce23" office:value-type="string" calcext:value-type="string">
            <text:p><text:span text:style-name="T6">A new page in the same browser tab should open with information about the topic</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16">
          <table:table-cell table:style-name="ce35" office:value-type="float" office:value="11.14" calcext:value-type="float">
            <text:p>11.14</text:p>
          </table:table-cell>
          <table:table-cell table:style-name="ce11" office:value-type="string" calcext:value-type="string">
            <text:p>Calculation grand total in the cart</text:p>
          </table:table-cell>
          <table:table-cell table:style-name="ce11" office:value-type="string" calcext:value-type="string">
            <text:p>Calculate the grand total for 2 products in the cart </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button “</text:span><text:span text:style-name="T10">Изберете размер</text:span><text:span text:style-name="T11">” to choose size positioned on the right side of the page</text:span></text:p>
            <text:p><text:span text:style-name="T7">5. Click on a green button “</text:span><text:span text:style-name="T10">Добави в кошницата</text:span><text:span text:style-name="T11">” positioned on the right side of the page</text:span></text:p>
            <text:p><text:span text:style-name="T7">6. A pop up window will appear on screen with product information, click on the button “</text:span><text:span text:style-name="T10">Продължете пазаруването</text:span><text:span text:style-name="T11">” </text:span></text:p>
            <text:p><text:span text:style-name="T7">7. Add another different product to your cart when you follow steps 2,3,4,5,6</text:span></text:p>
            <text:p><text:span text:style-name="T7">8. Scroll up and in the right corner in the header click on button “</text:span><text:span text:style-name="T10">Кошница</text:span><text:span text:style-name="T11">”</text:span></text:p>
            <text:p><text:span text:style-name="T7">9. Scroll down and calculate with calculator the total price for the two items </text:span></text:p>
            <text:p/>
            <text:p/>
          </table:table-cell>
          <table:table-cell table:style-name="ce23" office:value-type="string" calcext:value-type="string">
            <text:p>Under the two products in the right corner there should be section for the total price for the two products it should be the same grand total price like your calculation from the calculator</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6">
          <table:table-cell table:style-name="ce35" office:value-type="float" office:value="11.15" calcext:value-type="float">
            <text:p>11.15</text:p>
          </table:table-cell>
          <table:table-cell table:style-name="ce11" office:value-type="string" calcext:value-type="string">
            <text:p>“<text:span text:style-name="T8">Към касата</text:span>” button in cart</text:p>
          </table:table-cell>
          <table:table-cell table:style-name="ce11" office:value-type="string" calcext:value-type="string">
            <text:p><text:span text:style-name="T7">Test if green button “</text:span><text:span text:style-name="T10">Към касата</text:span><text:span text:style-name="T11">” in the cart is working</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Click on the green button “</text:span><text:span text:style-name="T10">Към касата</text:span><text:span text:style-name="T11">” positioned under button “</text:span><text:span text:style-name="T10">Кошница</text:span><text:span text:style-name="T11">”</text:span></text:p>
            <text:p/>
          </table:table-cell>
          <table:table-cell table:style-name="ce23" office:value-type="string" calcext:value-type="string">
            <text:p><text:span text:style-name="T6">A new page in the same browser tab should open with more information </text:span><text:span text:style-name="T33">about the order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3">
          <table:table-cell table:style-name="ce35" office:value-type="float" office:value="11.16" calcext:value-type="float">
            <text:p>11.16</text:p>
          </table:table-cell>
          <table:table-cell table:style-name="ce11" office:value-type="string" calcext:value-type="string">
            <text:p>“<text:span text:style-name="T8">Към касата</text:span>” button in cart</text:p>
          </table:table-cell>
          <table:table-cell table:style-name="ce11" office:value-type="string" calcext:value-type="string">
            <text:p><text:span text:style-name="T7">Test if the second green button “</text:span><text:span text:style-name="T10">Към касата</text:span><text:span text:style-name="T11">” in the cart is working</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Scroll down and click on the green button “</text:span><text:span text:style-name="T10">Към касата</text:span><text:span text:style-name="T11">” positioned under the total price and the first green button “</text:span><text:span text:style-name="T10">Към касата</text:span><text:span text:style-name="T11">”</text:span></text:p>
            <text:p/>
          </table:table-cell>
          <table:table-cell table:style-name="ce23" office:value-type="string" calcext:value-type="string">
            <text:p><text:span text:style-name="T6">A new page in the same browser tab should open with more information </text:span><text:span text:style-name="T33">about the order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2">
          <table:table-cell table:style-name="ce35" office:value-type="float" office:value="11.17" calcext:value-type="float">
            <text:p>11.17</text:p>
          </table:table-cell>
          <table:table-cell table:style-name="ce11" office:value-type="string" calcext:value-type="string">
            <text:p>Drop down cart remove product </text:p>
          </table:table-cell>
          <table:table-cell table:style-name="ce11" office:value-type="string" calcext:value-type="string">
            <text:p>Test if you can remove product from the drop down cart “<text:span text:style-name="T8">Кошница</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Hover your mouse on button “</text:span><text:span text:style-name="T10">Кошница</text:span><text:span text:style-name="T11">” in the header </text:span></text:p>
            <text:p><text:span text:style-name="T7">8. Click on link “</text:span><text:span text:style-name="T10">Премахни продукта</text:span><text:span text:style-name="T11">” positioned in the drop down cart “</text:span><text:span text:style-name="T10">Кошница</text:span><text:span text:style-name="T11">” window </text:span></text:p>
            <text:p/>
          </table:table-cell>
          <table:table-cell table:style-name="ce23" office:value-type="string" calcext:value-type="string">
            <text:p><text:span text:style-name="T6">A new page in the same browser tab should open with information </text:span><text:span text:style-name="T33">that your cart is empty</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2">
          <table:table-cell table:style-name="ce35" office:value-type="float" office:value="11.18" calcext:value-type="float">
            <text:p>11.18</text:p>
          </table:table-cell>
          <table:table-cell table:style-name="ce11" office:value-type="string" calcext:value-type="string">
            <text:p>Drop down cart “<text:span text:style-name="T8">виж кошницата</text:span>” </text:p>
          </table:table-cell>
          <table:table-cell table:style-name="ce11" office:value-type="string" calcext:value-type="string">
            <text:p>Test button “<text:span text:style-name="T8">виж кошницата</text:span>” in the drop down cart “<text:span text:style-name="T8">Кошница</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Hover your mouse on button “</text:span><text:span text:style-name="T10">Кошница</text:span><text:span text:style-name="T11">” in the header </text:span></text:p>
            <text:p><text:span text:style-name="T7">8. Click on button “</text:span><text:span text:style-name="T10">виж кошницата</text:span><text:span text:style-name="T11">” positioned in the drop down cart “</text:span><text:span text:style-name="T10">Кошница</text:span><text:span text:style-name="T11">” window </text:span></text:p>
            <text:p/>
          </table:table-cell>
          <table:table-cell table:style-name="ce23" office:value-type="string" calcext:value-type="string">
            <text:p><text:span text:style-name="T6">A new page in the same browser tab should open with information </text:span><text:span text:style-name="T33">about your order</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2">
          <table:table-cell table:style-name="ce35" office:value-type="float" office:value="11.19" calcext:value-type="float">
            <text:p>11.19</text:p>
          </table:table-cell>
          <table:table-cell table:style-name="ce11" office:value-type="string" calcext:value-type="string">
            <text:p>Drop down cart “<text:span text:style-name="T8">към касата</text:span>” </text:p>
          </table:table-cell>
          <table:table-cell table:style-name="ce11" office:value-type="string" calcext:value-type="string">
            <text:p>Test button “<text:span text:style-name="T8">към касата</text:span>” in the drop down cart “<text:span text:style-name="T8">Кошница</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Hover your mouse on button “</text:span><text:span text:style-name="T10">Кошница</text:span><text:span text:style-name="T11">” in the header </text:span></text:p>
            <text:p><text:span text:style-name="T7">8. Click on green button “</text:span><text:span text:style-name="T10">към касата</text:span><text:span text:style-name="T11">” positioned in the drop down cart “</text:span><text:span text:style-name="T10">Кошница</text:span><text:span text:style-name="T11">” window </text:span></text:p>
            <text:p/>
          </table:table-cell>
          <table:table-cell table:style-name="ce23" office:value-type="string" calcext:value-type="string">
            <text:p><text:span text:style-name="T6">A new page in the same browser tab should open with more information </text:span><text:span text:style-name="T33">about the order </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7">
          <table:table-cell table:style-name="ce35" office:value-type="float" office:value="11.2" calcext:value-type="float">
            <text:p>11.20</text:p>
          </table:table-cell>
          <table:table-cell table:style-name="ce11" office:value-type="string" calcext:value-type="string">
            <text:p>Sign in order page</text:p>
          </table:table-cell>
          <table:table-cell table:style-name="ce11" office:value-type="string" calcext:value-type="string">
            <text:p>Sign in function in order page </text:p>
          </table:table-cell>
          <table:table-cell table:style-name="ce55" office:value-type="string" calcext:value-type="string">
            <text:p/>
            <text:p>1. Email – <text:a xlink:href="mailto:vesistoyanov@gmail.com" xlink:type="simple">vesistoyanov@gmail.com</text:a></text:p>
            <text:p> 2. Password – 123qwe</text:p>
            <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Click on the green button “</text:span><text:span text:style-name="T10">към касата</text:span><text:span text:style-name="T11">” positioned in the right corner of the page</text:span></text:p>
            <text:p><text:span text:style-name="T7">8.  In section personal details click on button “</text:span><text:span text:style-name="T10">Вход</text:span><text:span text:style-name="T11">”</text:span></text:p>
            <text:p><text:span text:style-name="T7">9. In the pop up window enter your email address in the first field and enter your password in the second field</text:span></text:p>
            <text:p><text:span text:style-name="T7">10. Click on button “</text:span><text:span text:style-name="T10">Вход</text:span><text:span text:style-name="T11">”</text:span></text:p>
            <text:p/>
          </table:table-cell>
          <table:table-cell table:style-name="ce23" office:value-type="string" calcext:value-type="string">
            <text:p>The page should show log in confirmation and the pop up window should automatically close, all the fields for your personal data should be field with your details if you have entered your address book in your profile page otherwise the fields will be empty </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6">
          <table:table-cell table:style-name="ce35" office:value-type="float" office:value="11.21" calcext:value-type="float">
            <text:p>11.21</text:p>
          </table:table-cell>
          <table:table-cell table:style-name="ce11" office:value-type="string" calcext:value-type="string">
            <text:p>Forgotten your password in order page</text:p>
          </table:table-cell>
          <table:table-cell table:style-name="ce11" office:value-type="string" calcext:value-type="string">
            <text:p>Test if you can restore your password in order page</text:p>
          </table:table-cell>
          <table:table-cell table:style-name="ce55" office:value-type="string" calcext:value-type="string">
            <text:p/>
            <text:p>1. Email – <text:a xlink:href="mailto:vesistoyanov@gmail.com" xlink:type="simple">vesistoyanov@gmail.com</text:a></text:p>
            <text:p> </text:p>
            <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Click on the green button “</text:span><text:span text:style-name="T10">към касата</text:span><text:span text:style-name="T11">” positioned in the right corner of the page</text:span></text:p>
            <text:p><text:span text:style-name="T7">8.  In section personal details click on button “</text:span><text:span text:style-name="T10">Вход</text:span><text:span text:style-name="T11">”</text:span></text:p>
            <text:p><text:span text:style-name="T7">10. Click on link “</text:span><text:span text:style-name="T10">Забравили сте паролата си? »</text:span><text:span text:style-name="T11">” positioned under button “</text:span><text:span text:style-name="T10">Вход</text:span><text:span text:style-name="T11">”</text:span></text:p>
            <text:p><text:span text:style-name="T7">11. In the new pop up window enter your email address</text:span></text:p>
            <text:p><text:span text:style-name="T7">12. Click on button “</text:span><text:span text:style-name="T10">Изпрати паролата</text:span><text:span text:style-name="T11">” </text:span></text:p>
            <text:p/>
          </table:table-cell>
          <table:table-cell table:style-name="ce23" office:value-type="string" calcext:value-type="string">
            <text:p>The page should show confirmation in the pop up window that the link for your new password is send to your email addres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8">
          <table:table-cell table:style-name="ce35" office:value-type="float" office:value="11.22" calcext:value-type="float">
            <text:p>11.22</text:p>
          </table:table-cell>
          <table:table-cell table:style-name="ce11" office:value-type="string" calcext:value-type="string">
            <text:p>Fill all fields, checkboxes in order page - Cash on delivery</text:p>
          </table:table-cell>
          <table:table-cell table:style-name="ce51" office:value-type="string" calcext:value-type="string">
            <text:p>Fill all the fields for 1. Personal details, private person 2. Shipping method 3. Payment method in order page</text:p>
          </table:table-cell>
          <table:table-cell table:style-name="ce57" office:value-type="string" calcext:value-type="string">
            <text:p><text:span text:style-name="T8">1. Email address:</text:span> <text:a xlink:href="mailto:test@gmail.com" xlink:type="simple">test@gmail.com</text:a></text:p>
            <text:p><text:span text:style-name="T8">2. Name:</text:span> Vesselin</text:p>
            <text:p><text:span text:style-name="T8">3.  Last name:</text:span> Stoyanov</text:p>
            <text:p><text:span text:style-name="T8">4. GSM :</text:span> 0896870507</text:p>
            <text:p><text:span text:style-name="T8">5.Street / Neighbourhood:</text:span> Poligona</text:p>
            <text:p><text:span text:style-name="T8">6. Number :</text:span> 8</text:p>
            <text:p><text:span text:style-name="T8">7. Post code: </text:span>1750 </text:p>
            <text:p><text:span text:style-name="T8">8. City:</text:span> Sofia</text:p>
            <text:p><text:span text:style-name="T8">9. Country:</text:span> Bulgaria</text:p>
          </table:table-cell>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10">Мъжки</text:span><text:span text:style-name="T11">” available in the header</text:span></text:p>
            <text:p><text:span text:style-name="T7">3. Scroll down and click on a product</text:span></text:p>
            <text:p><text:span text:style-name="T7">4. Scroll down and click on a green button “</text:span><text:span text:style-name="T10">Добави в кошницата</text:span><text:span text:style-name="T11">” positioned on the right side of the page</text:span></text:p>
            <text:p><text:span text:style-name="T7">5. A new window will appear for size, choose size number </text:span></text:p>
            <text:p><text:span text:style-name="T7">6. A pop up window will appear on screen with product information, click on the green button “</text:span><text:span text:style-name="T10">Към касата</text:span><text:span text:style-name="T11">”</text:span></text:p>
            <text:p><text:span text:style-name="T7">7. Click on the green button “</text:span><text:span text:style-name="T10">към касата</text:span><text:span text:style-name="T11">” positioned in the right corner of the page</text:span></text:p>
            <text:p><text:span text:style-name="T7">8. Fill all fields in section </text:span><text:span text:style-name="T10">1. Personal data</text:span><text:span text:style-name="T11"> with the “</text:span><text:span text:style-name="T10">Test Data</text:span><text:span text:style-name="T11">” from the table</text:span></text:p>
            <text:p><text:span text:style-name="T7">9. Check the checkbox for “</text:span><text:span text:style-name="T10">Офис на Speedy</text:span><text:span text:style-name="T11">” and choose address for delivery in the list in section </text:span><text:span text:style-name="T10">2. Shipping method</text:span><text:span text:style-name="T11"> </text:span></text:p>
            <text:p><text:span text:style-name="T7">10. In section </text:span><text:span text:style-name="T10">3. Payment method</text:span><text:span text:style-name="T11"> check the checkbox “</text:span><text:span text:style-name="T10">С наложен платеж</text:span><text:span text:style-name="T11">”</text:span></text:p>
            <text:p><text:span text:style-name="T7">11. In section </text:span><text:span text:style-name="T10">4. Summary</text:span><text:span text:style-name="T11"> check the first checkbox “</text:span><text:span text:style-name="T10">Отбележи всички</text:span><text:span text:style-name="T11">”</text:span></text:p>
            <text:p><text:span text:style-name="T7">12.Click on the green button “</text:span><text:span text:style-name="T10">Поръчвам и плащам</text:span><text:span text:style-name="T11">” </text:span></text:p>
            <text:p/>
          </table:table-cell>
          <table:table-cell table:style-name="ce23" office:value-type="string" calcext:value-type="string">
            <text:p><text:span text:style-name="T6">A new page in the same browser tab should open with confirmation that you have made an order</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High</text:p>
          </table:table-cell>
          <table:table-cell table:number-columns-repeated="1013"/>
        </table:table-row>
        <table:table-row table:style-name="ro1">
          <table:table-cell table:style-name="ce34" office:value-type="string" calcext:value-type="string" table:number-columns-spanned="11" table:number-rows-spanned="1">
            <text:p>12. Testing the Header menu “Мъжки”</text:p>
          </table:table-cell>
          <table:covered-table-cell table:number-columns-repeated="10" table:style-name="ce43"/>
          <table:table-cell table:number-columns-repeated="1013"/>
        </table:table-row>
        <table:table-row table:style-name="ro3">
          <table:table-cell table:style-name="ce37" office:value-type="float" office:value="12.1" calcext:value-type="float">
            <text:p>12.1</text:p>
          </table:table-cell>
          <table:table-cell table:style-name="ce11" office:value-type="string" calcext:value-type="string">
            <text:p><text:span text:style-name="T7">Test button “</text:span><text:span text:style-name="T9">Мъжки</text:span>”</text:p>
          </table:table-cell>
          <table:table-cell table:style-name="ce11" office:value-type="string" calcext:value-type="string">
            <text:p><text:span text:style-name="T7">Test if button “</text:span><text:span text:style-name="T9">Мъжки</text:span><text:span text:style-name="T18">” is opening new page in the same browser tab with products for man’s</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Click on button “</text:span><text:span text:style-name="T9">Мъжки</text:span><text:span text:style-name="T18">” in the header of the website</text:span></text:p>
            <text:p/>
          </table:table-cell>
          <table:table-cell table:style-name="ce23" office:value-type="string" calcext:value-type="string">
            <text:p><text:span text:style-name="T6">A new page in the same browser tab</text:span> should open with products for men’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7" office:value-type="float" office:value="12.2" calcext:value-type="float">
            <text:p>12.2</text:p>
          </table:table-cell>
          <table:table-cell table:style-name="ce11" office:value-type="string" calcext:value-type="string">
            <text:p><text:span text:style-name="T7">Test button “</text:span><text:span text:style-name="T9">Кецове</text:span>”</text:p>
          </table:table-cell>
          <table:table-cell table:style-name="ce11" office:value-type="string" calcext:value-type="string">
            <text:p><text:span text:style-name="T7">Test if button “</text:span><text:span text:style-name="T9">Кецове</text:span><text:span text:style-name="T18">” is opening new page in the same browser tab with products only about the category</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Hover on button “</text:span><text:span text:style-name="T9">Мъжки</text:span><text:span text:style-name="T18">” in the header of the website</text:span></text:p>
            <text:p><text:span text:style-name="T7">3. Click on button “</text:span><text:span text:style-name="T10">Кецове</text:span><text:span text:style-name="T11">” in the drop down menu</text:span></text:p>
            <text:p/>
          </table:table-cell>
          <table:table-cell table:style-name="ce23" office:value-type="string" calcext:value-type="string">
            <text:p>A new page in the same browser tab should open with products for men’s and about the selected type of shoe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7" office:value-type="float" office:value="12.3" calcext:value-type="float">
            <text:p>12.3</text:p>
          </table:table-cell>
          <table:table-cell table:style-name="ce11" office:value-type="string" calcext:value-type="string">
            <text:p><text:span text:style-name="T7">Test button “</text:span><text:span text:style-name="T9">Ботуши</text:span>”</text:p>
          </table:table-cell>
          <table:table-cell table:style-name="ce11" office:value-type="string" calcext:value-type="string">
            <text:p><text:span text:style-name="T7">Test if button “</text:span><text:span text:style-name="T9">Ботуши</text:span><text:span text:style-name="T18">” is opening new page in the same browser tab with products only about the category</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Hover on button “</text:span><text:span text:style-name="T9">Мъжки</text:span><text:span text:style-name="T18">” in the header of the website</text:span></text:p>
            <text:p><text:span text:style-name="T7">3. Click on button “</text:span><text:span text:style-name="T10">Ботуши</text:span><text:span text:style-name="T11">” in the drop down menu</text:span></text:p>
            <text:p/>
          </table:table-cell>
          <table:table-cell table:style-name="ce23" office:value-type="string" calcext:value-type="string">
            <text:p>A new page in the same browser tab should open with products for men’s and about the selected type of shoe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7" office:value-type="float" office:value="12.4" calcext:value-type="float">
            <text:p>12.4</text:p>
          </table:table-cell>
          <table:table-cell table:style-name="ce11" office:value-type="string" calcext:value-type="string">
            <text:p><text:span text:style-name="T7">Test button “</text:span><text:span text:style-name="T10">Д</text:span><text:span text:style-name="T12">жапанки</text:span>”</text:p>
          </table:table-cell>
          <table:table-cell table:style-name="ce11" office:value-type="string" calcext:value-type="string">
            <text:p><text:span text:style-name="T7">Test if button “</text:span><text:span text:style-name="T10">Д</text:span><text:span text:style-name="T12">жапанки</text:span><text:span text:style-name="T18">” is opening new page in the same browser tab with products only about the category</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Hover on button “</text:span><text:span text:style-name="T9">Мъжки</text:span><text:span text:style-name="T18">” in the header of the website</text:span></text:p>
            <text:p><text:span text:style-name="T7">3. Click on button “</text:span><text:span text:style-name="T10">Д</text:span><text:span text:style-name="T12">жапанки</text:span><text:span text:style-name="T18">” in the drop down menu</text:span></text:p>
            <text:p/>
          </table:table-cell>
          <table:table-cell table:style-name="ce23" office:value-type="string" calcext:value-type="string">
            <text:p>A new page in the same browser tab should open with products for men’s and about the selected type of shoe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5">
          <table:table-cell table:style-name="ce37" office:value-type="float" office:value="12.5" calcext:value-type="float">
            <text:p>12.5</text:p>
          </table:table-cell>
          <table:table-cell table:style-name="ce11" office:value-type="string" calcext:value-type="string">
            <text:p><text:span text:style-name="T7">Test button “</text:span><text:span text:style-name="T10">Обувки за футбол</text:span>”</text:p>
          </table:table-cell>
          <table:table-cell table:style-name="ce11" office:value-type="string" calcext:value-type="string">
            <text:p><text:span text:style-name="T7">Test if button “</text:span><text:span text:style-name="T10">Обувки за футбол</text:span><text:span text:style-name="T11">” is opening new page in the same browser tab with products only about the category</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Hover on button “</text:span><text:span text:style-name="T9">Мъжки</text:span><text:span text:style-name="T18">” in the header of the website</text:span></text:p>
            <text:p><text:span text:style-name="T7">3. Click on button “</text:span><text:span text:style-name="T10">Обувки за футбол</text:span><text:span text:style-name="T11">” in the drop down menu</text:span></text:p>
            <text:p/>
          </table:table-cell>
          <table:table-cell table:style-name="ce23" office:value-type="string" calcext:value-type="string">
            <text:p>A new page in the same browser tab should open with products for men’s and about the selected type of shoe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7" office:value-type="float" office:value="12.6" calcext:value-type="float">
            <text:p>12.6</text:p>
          </table:table-cell>
          <table:table-cell table:style-name="ce11" office:value-type="string" calcext:value-type="string">
            <text:p><text:span text:style-name="T7">Test button “</text:span><text:span text:style-name="T10">Adidas</text:span>”</text:p>
          </table:table-cell>
          <table:table-cell table:style-name="ce11" office:value-type="string" calcext:value-type="string">
            <text:p><text:span text:style-name="T7">Test if button “</text:span><text:span text:style-name="T10">Adidas</text:span><text:span text:style-name="T11">” is opening new page in the same browser tab with products only about the category</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Hover on button “</text:span><text:span text:style-name="T9">Мъжки</text:span><text:span text:style-name="T18">” in the header of the website</text:span></text:p>
            <text:p><text:span text:style-name="T7">3. Click on button “</text:span><text:span text:style-name="T10">Adidas</text:span><text:span text:style-name="T11">” in the drop down menu</text:span></text:p>
            <text:p/>
          </table:table-cell>
          <table:table-cell table:style-name="ce23" office:value-type="string" calcext:value-type="string">
            <text:p>A new page in the same browser tab should open with products for men’s and about the selected type of shoe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7" office:value-type="float" office:value="12.7" calcext:value-type="float">
            <text:p>12.7</text:p>
          </table:table-cell>
          <table:table-cell table:style-name="ce11" office:value-type="string" calcext:value-type="string">
            <text:p><text:span text:style-name="T7">Test button “</text:span><text:span text:style-name="T10">БОТИ</text:span>”</text:p>
          </table:table-cell>
          <table:table-cell table:style-name="ce11" office:value-type="string" calcext:value-type="string">
            <text:p><text:span text:style-name="T7">Test if button “</text:span><text:span text:style-name="T10">БОТИ</text:span><text:span text:style-name="T11">” is opening new page in the same browser tab with products only about the category</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Hover on button “</text:span><text:span text:style-name="T9">Мъжки</text:span><text:span text:style-name="T18">” in the header of the website</text:span></text:p>
            <text:p><text:span text:style-name="T7">3. Click on button “</text:span><text:span text:style-name="T10">БОТИ</text:span><text:span text:style-name="T11">” in the drop down menu</text:span></text:p>
            <text:p/>
          </table:table-cell>
          <table:table-cell table:style-name="ce23" office:value-type="string" calcext:value-type="string">
            <text:p>A new page in the same browser tab should open with products for men’s and about the selected type of shoe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7" office:value-type="float" office:value="12.8" calcext:value-type="float">
            <text:p>12.8</text:p>
          </table:table-cell>
          <table:table-cell table:style-name="ce11" office:value-type="string" calcext:value-type="string">
            <text:p><text:span text:style-name="T7">Test button “</text:span><text:span text:style-name="T10">НОВИ</text:span>”</text:p>
          </table:table-cell>
          <table:table-cell table:style-name="ce11" office:value-type="string" calcext:value-type="string">
            <text:p><text:span text:style-name="T7">Test if button “</text:span><text:span text:style-name="T10">НОВИ</text:span><text:span text:style-name="T11">” is opening new page in the same browser tab with only new products in the list </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Hover on button “</text:span><text:span text:style-name="T9">Мъжки</text:span><text:span text:style-name="T18">” in the header of the website</text:span></text:p>
            <text:p><text:span text:style-name="T7">3. Click on button “</text:span><text:span text:style-name="T10">НОВИ</text:span><text:span text:style-name="T11">” in the drop down menu</text:span></text:p>
            <text:p/>
          </table:table-cell>
          <table:table-cell table:style-name="ce23" office:value-type="string" calcext:value-type="string">
            <text:p>A new page in the same browser tab should open with products for men’s and only latest products</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5">
          <table:table-cell table:style-name="ce37" office:value-type="float" office:value="12.9" calcext:value-type="float">
            <text:p>12.9</text:p>
          </table:table-cell>
          <table:table-cell table:style-name="ce11" office:value-type="string" calcext:value-type="string">
            <text:p><text:span text:style-name="T7">Test button “</text:span><text:span text:style-name="T10">Разпродажба</text:span>”</text:p>
          </table:table-cell>
          <table:table-cell table:style-name="ce11" office:value-type="string" calcext:value-type="string">
            <text:p><text:span text:style-name="T7">Test if button “</text:span><text:span text:style-name="T10">Разпродажба</text:span><text:span text:style-name="T11">” is opening new page in the same browser tab with products that are on discount</text:span></text:p>
          </table:table-cell>
          <table:table-cell table:style-name="ce55"/>
          <table:table-cell table:style-name="ce33" office:value-type="string" calcext:value-type="string">
            <text:p><text:a xlink:href="http://www.obuvki.bg/" xlink:type="simple">www.obuvki.bg</text:a></text:p>
          </table:table-cell>
          <table:table-cell table:style-name="ce24" office:value-type="string" calcext:value-type="string">
            <text:p><text:span text:style-name="T7">1. Open the </text:span><text:span text:style-name="T7"><text:a xlink:href="http://www.obuvki.bg/" xlink:type="simple">Target URL</text:a></text:span></text:p>
            <text:p><text:span text:style-name="T7">2. Hover on button “</text:span><text:span text:style-name="T9">Мъжки</text:span><text:span text:style-name="T18">” in the header of the website</text:span></text:p>
            <text:p><text:span text:style-name="T7">3. Click on button “</text:span><text:span text:style-name="T10">Разпродажба</text:span><text:span text:style-name="T11">” in the drop down menu</text:span></text:p>
            <text:p/>
          </table:table-cell>
          <table:table-cell table:style-name="ce23" office:value-type="string" calcext:value-type="string">
            <text:p>A new page in the same browser tab should open with products for men’s and are on discount</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
          <table:table-cell table:style-name="ce34" office:value-type="string" calcext:value-type="string" table:number-columns-spanned="11" table:number-rows-spanned="1">
            <text:p>13. Testing the footer </text:p>
          </table:table-cell>
          <table:covered-table-cell table:number-columns-repeated="10" table:style-name="ce43"/>
          <table:table-cell table:number-columns-repeated="1013"/>
        </table:table-row>
        <table:table-row table:style-name="ro4">
          <table:table-cell table:style-name="ce36" office:value-type="float" office:value="13.1" calcext:value-type="float">
            <text:p>13.1</text:p>
          </table:table-cell>
          <table:table-cell table:style-name="ce11" office:value-type="string" calcext:value-type="string">
            <text:p>Test button “<text:span text:style-name="T8">Facebook</text:span>”</text:p>
          </table:table-cell>
          <table:table-cell table:style-name="ce11" office:value-type="string" calcext:value-type="string">
            <text:p><text:span text:style-name="T7">Test if button “</text:span><text:span text:style-name="T10">Facebook</text:span><text:span text:style-name="T11">” is opening new page in new browser tab with Facebook page about the website obuvki.bg</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button “</text:span><text:span text:style-name="T10">Facebook</text:span>” positioned in the footer</text:p>
            <text:p><text:span text:style-name="T7">3. Click “</text:span><text:span text:style-name="T10">Facebook</text:span><text:span text:style-name="T11">” button</text:span></text:p>
            <text:p/>
          </table:table-cell>
          <table:table-cell table:style-name="ce23" office:value-type="string" calcext:value-type="string">
            <text:p>New browser tab should open with Facebook page about the website obuvki.bg</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4">
          <table:table-cell table:style-name="ce36" office:value-type="float" office:value="13.2" calcext:value-type="float">
            <text:p>13.2</text:p>
          </table:table-cell>
          <table:table-cell table:style-name="ce11" office:value-type="string" calcext:value-type="string">
            <text:p>Test button “<text:span text:style-name="T8">Instagram</text:span>”</text:p>
          </table:table-cell>
          <table:table-cell table:style-name="ce11" office:value-type="string" calcext:value-type="string">
            <text:p><text:span text:style-name="T7">Test if button “</text:span><text:span text:style-name="T10">Instagram</text:span><text:span text:style-name="T11">” is opening new page in new browser tab with Facebook page about the website obuvki.bg</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button “</text:span><text:span text:style-name="T10">Instagram</text:span>” positioned in the footer</text:p>
            <text:p><text:span text:style-name="T7">3. Click “</text:span><text:span text:style-name="T10">Instagram</text:span><text:span text:style-name="T11">” button</text:span></text:p>
            <text:p/>
          </table:table-cell>
          <table:table-cell table:style-name="ce23" office:value-type="string" calcext:value-type="string">
            <text:p><text:span text:style-name="T6">New browser tab should open with </text:span><text:span text:style-name="T33">Instagram</text:span> page about the website obuvki.bg</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4">
          <table:table-cell table:style-name="ce36" office:value-type="float" office:value="13.3" calcext:value-type="float">
            <text:p>13.3</text:p>
          </table:table-cell>
          <table:table-cell table:style-name="ce11" office:value-type="string" calcext:value-type="string">
            <text:p>Test phone button</text:p>
          </table:table-cell>
          <table:table-cell table:style-name="ce11" office:value-type="string" calcext:value-type="string">
            <text:p><text:span text:style-name="T7">Test if phone button is opening contact page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phone button</text:span> positioned in the right side of the footer</text:p>
            <text:p><text:span text:style-name="T7">3. Click phone button</text:span></text:p>
            <text:p/>
          </table:table-cell>
          <table:table-cell table:style-name="ce23" office:value-type="string" calcext:value-type="string">
            <text:p><text:span text:style-name="T6">Contacts page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4">
          <table:table-cell table:style-name="ce36" office:value-type="float" office:value="13.4" calcext:value-type="float">
            <text:p>13.4</text:p>
          </table:table-cell>
          <table:table-cell table:style-name="ce11" office:value-type="string" calcext:value-type="string">
            <text:p>Test mail button</text:p>
          </table:table-cell>
          <table:table-cell table:style-name="ce11" office:value-type="string" calcext:value-type="string">
            <text:p><text:span text:style-name="T7">Test if mail button is opening contact page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mail button</text:span> positioned in the right side of the footer</text:p>
            <text:p><text:span text:style-name="T7">3. Click mail button</text:span></text:p>
            <text:p/>
          </table:table-cell>
          <table:table-cell table:style-name="ce23" office:value-type="string" calcext:value-type="string">
            <text:p><text:span text:style-name="T6">Contacts page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Low</text:p>
          </table:table-cell>
          <table:table-cell table:number-columns-repeated="1013"/>
        </table:table-row>
        <table:table-row table:style-name="ro4">
          <table:table-cell table:style-name="ce36" office:value-type="float" office:value="13.5" calcext:value-type="float">
            <text:p>13.5</text:p>
          </table:table-cell>
          <table:table-cell table:style-name="ce11" office:value-type="string" calcext:value-type="string">
            <text:p>Test link “<text:span text:style-name="T8">Контакти</text:span>”</text:p>
          </table:table-cell>
          <table:table-cell table:style-name="ce11" office:value-type="string" calcext:value-type="string">
            <text:p><text:span text:style-name="T7">Test if link “</text:span><text:span text:style-name="T10">Контакти</text:span><text:span text:style-name="T11">” is opening contact page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Контакти</text:span><text:span text:style-name="T11">”</text:span> positioned in the left side of the footer</text:p>
            <text:p><text:span text:style-name="T7">3. Click link “</text:span><text:span text:style-name="T10">Контакти</text:span><text:span text:style-name="T11">”</text:span></text:p>
            <text:p/>
          </table:table-cell>
          <table:table-cell table:style-name="ce23" office:value-type="string" calcext:value-type="string">
            <text:p><text:span text:style-name="T6">Contacts page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6" office:value-type="float" office:value="13.6" calcext:value-type="float">
            <text:p>13.6</text:p>
          </table:table-cell>
          <table:table-cell table:style-name="ce11" office:value-type="string" calcext:value-type="string">
            <text:p>Test link “<text:span text:style-name="T8">Най-често задавани въпроси</text:span>”</text:p>
          </table:table-cell>
          <table:table-cell table:style-name="ce11" office:value-type="string" calcext:value-type="string">
            <text:p><text:span text:style-name="T7">Test if link “</text:span><text:span text:style-name="T10">Най-често задавани въпроси</text:span><text:span text:style-name="T11">” is opening frequently asked questions page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Най-често задавани въпроси</text:span><text:span text:style-name="T11">”</text:span> positioned in the left side of the footer</text:p>
            <text:p><text:span text:style-name="T7">3. Click link “</text:span><text:span text:style-name="T10">Най-често задавани въпроси</text:span><text:span text:style-name="T11">”</text:span></text:p>
            <text:p/>
          </table:table-cell>
          <table:table-cell table:style-name="ce23" office:value-type="string" calcext:value-type="string">
            <text:p><text:span text:style-name="T7">Frequently asked questions</text:span><text:span text:style-name="T25"> page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6" office:value-type="float" office:value="13.7" calcext:value-type="float">
            <text:p>13.7</text:p>
          </table:table-cell>
          <table:table-cell table:style-name="ce11" office:value-type="string" calcext:value-type="string">
            <text:p>Test link “<text:span text:style-name="T8">Как да пазарувате?</text:span>”</text:p>
          </table:table-cell>
          <table:table-cell table:style-name="ce11" office:value-type="string" calcext:value-type="string">
            <text:p><text:span text:style-name="T7">Test if link “</text:span><text:span text:style-name="T10">Как да пазарувате?</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Как да пазарувате?</text:span><text:span text:style-name="T11">”</text:span> positioned in the left side of the footer</text:p>
            <text:p><text:span text:style-name="T7">3. Click link “</text:span><text:span text:style-name="T10">Как да пазарувате?</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6" office:value-type="float" office:value="13.8" calcext:value-type="float">
            <text:p>13.8</text:p>
          </table:table-cell>
          <table:table-cell table:style-name="ce11" office:value-type="string" calcext:value-type="string">
            <text:p>Test link “<text:span text:style-name="T8">Проследяване на пратка</text:span>”</text:p>
          </table:table-cell>
          <table:table-cell table:style-name="ce11" office:value-type="string" calcext:value-type="string">
            <text:p><text:span text:style-name="T7">Test if link “</text:span><text:span text:style-name="T10">Проследяване на пратка</text:span><text:span text:style-name="T11">” is opening speedy website about order tracking in new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Проследяване на пратка</text:span><text:span text:style-name="T11">”</text:span> positioned in the left side of the footer</text:p>
            <text:p><text:span text:style-name="T7">3. Click link “</text:span><text:span text:style-name="T10">Проследяване на пратка</text:span><text:span text:style-name="T11">”</text:span></text:p>
            <text:p/>
          </table:table-cell>
          <table:table-cell table:style-name="ce23" office:value-type="string" calcext:value-type="string">
            <text:p><text:span text:style-name="T6">Speedy website, order tracking  should open in new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6" office:value-type="float" office:value="13.9" calcext:value-type="float">
            <text:p>13.9</text:p>
          </table:table-cell>
          <table:table-cell table:style-name="ce11" office:value-type="string" calcext:value-type="string">
            <text:p>Test link “<text:span text:style-name="T8">Полезни съвети</text:span>”</text:p>
          </table:table-cell>
          <table:table-cell table:style-name="ce11" office:value-type="string" calcext:value-type="string">
            <text:p><text:span text:style-name="T7">Test if link “</text:span><text:span text:style-name="T10">Полезни съвети</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Полезни съвети</text:span><text:span text:style-name="T11">”</text:span> positioned in the left side of the footer</text:p>
            <text:p><text:span text:style-name="T7">3. Click link “</text:span><text:span text:style-name="T10">Полезни съвети</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 calcext:value-type="float">
            <text:p>13.10</text:p>
          </table:table-cell>
          <table:table-cell table:style-name="ce11" office:value-type="string" calcext:value-type="string">
            <text:p>Test link “<text:span text:style-name="T8">Време за реализация на поръчката</text:span>”</text:p>
          </table:table-cell>
          <table:table-cell table:style-name="ce11" office:value-type="string" calcext:value-type="string">
            <text:p><text:span text:style-name="T7">Test if link “</text:span><text:span text:style-name="T10">Време за реализация на поръчката</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Време за реализация на поръчката</text:span><text:span text:style-name="T11">”</text:span> positioned in the left side of the footer</text:p>
            <text:p><text:span text:style-name="T7">3. Click link “</text:span><text:span text:style-name="T10">Време за реализация на поръчката</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1" calcext:value-type="float">
            <text:p>13.11</text:p>
          </table:table-cell>
          <table:table-cell table:style-name="ce11" office:value-type="string" calcext:value-type="string">
            <text:p>Test link “<text:span text:style-name="T8">Начини на плащане</text:span>”</text:p>
          </table:table-cell>
          <table:table-cell table:style-name="ce11" office:value-type="string" calcext:value-type="string">
            <text:p><text:span text:style-name="T7">Test if link “</text:span><text:span text:style-name="T10">Начини на плащане</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Начини на плащане</text:span><text:span text:style-name="T11">”</text:span> positioned in the left side of the footer</text:p>
            <text:p><text:span text:style-name="T7">3. Click link “</text:span><text:span text:style-name="T10">Начини на плащане</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2" calcext:value-type="float">
            <text:p>13.12</text:p>
          </table:table-cell>
          <table:table-cell table:style-name="ce11" office:value-type="string" calcext:value-type="string">
            <text:p>Test link “<text:span text:style-name="T8">Цени на доставка</text:span>”</text:p>
          </table:table-cell>
          <table:table-cell table:style-name="ce11" office:value-type="string" calcext:value-type="string">
            <text:p><text:span text:style-name="T7">Test if link “</text:span><text:span text:style-name="T10">Цени на доставка</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Цени на доставка</text:span><text:span text:style-name="T11">”</text:span> positioned in the left side of the footer</text:p>
            <text:p><text:span text:style-name="T7">3. Click link “</text:span><text:span text:style-name="T10">Цени на доставка</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3" calcext:value-type="float">
            <text:p>13.13</text:p>
          </table:table-cell>
          <table:table-cell table:style-name="ce11" office:value-type="string" calcext:value-type="string">
            <text:p>Test link “<text:span text:style-name="T8">Връщане на продукти</text:span>”</text:p>
          </table:table-cell>
          <table:table-cell table:style-name="ce11" office:value-type="string" calcext:value-type="string">
            <text:p><text:span text:style-name="T7">Test if link “</text:span><text:span text:style-name="T10">Връщане на продукти</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Връщане на продукти</text:span><text:span text:style-name="T11">”</text:span> positioned in the left side of the footer</text:p>
            <text:p><text:span text:style-name="T7">3. Click link “</text:span><text:span text:style-name="T10">Връщане на продукти</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4" calcext:value-type="float">
            <text:p>13.14</text:p>
          </table:table-cell>
          <table:table-cell table:style-name="ce11" office:value-type="string" calcext:value-type="string">
            <text:p>Test link “<text:span text:style-name="T8">Гаранция</text:span>”</text:p>
          </table:table-cell>
          <table:table-cell table:style-name="ce11" office:value-type="string" calcext:value-type="string">
            <text:p><text:span text:style-name="T7">Test if link “</text:span><text:span text:style-name="T10">Гаранция</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Гаранция</text:span><text:span text:style-name="T11">”</text:span> positioned in the middle of the footer</text:p>
            <text:p><text:span text:style-name="T7">3. Click link “</text:span><text:span text:style-name="T10">Гаранция</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5" calcext:value-type="float">
            <text:p>13.15</text:p>
          </table:table-cell>
          <table:table-cell table:style-name="ce11" office:value-type="string" calcext:value-type="string">
            <text:p>Test link “<text:span text:style-name="T8">473 марки</text:span>”</text:p>
          </table:table-cell>
          <table:table-cell table:style-name="ce11" office:value-type="string" calcext:value-type="string">
            <text:p><text:span text:style-name="T7">Test if link “</text:span><text:span text:style-name="T10">473 марки</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473 марки</text:span><text:span text:style-name="T11">”</text:span> positioned in the middle of the footer</text:p>
            <text:p><text:span text:style-name="T7">3. Click link “</text:span><text:span text:style-name="T10">473 марки</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6" calcext:value-type="float">
            <text:p>13.16</text:p>
          </table:table-cell>
          <table:table-cell table:style-name="ce11" office:value-type="string" calcext:value-type="string">
            <text:p>Test link “<text:span text:style-name="T8">Отстъпки</text:span>”</text:p>
          </table:table-cell>
          <table:table-cell table:style-name="ce11" office:value-type="string" calcext:value-type="string">
            <text:p><text:span text:style-name="T7">Test if link “</text:span><text:span text:style-name="T10">Отстъпки</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Отстъпки</text:span><text:span text:style-name="T11">”</text:span> positioned in the middle of the footer</text:p>
            <text:p><text:span text:style-name="T7">3. Click link “</text:span><text:span text:style-name="T10">Отстъпки</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7" calcext:value-type="float">
            <text:p>13.17</text:p>
          </table:table-cell>
          <table:table-cell table:style-name="ce11" office:value-type="string" calcext:value-type="string">
            <text:p>Test link “<text:span text:style-name="T8">За obuvki.bg</text:span>”</text:p>
          </table:table-cell>
          <table:table-cell table:style-name="ce11" office:value-type="string" calcext:value-type="string">
            <text:p><text:span text:style-name="T7">Test if link “</text:span><text:span text:style-name="T10">За obuvki.bg</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За obuvki.bg</text:span><text:span text:style-name="T11">”</text:span> positioned in the right side of the footer</text:p>
            <text:p><text:span text:style-name="T7">3. Click link “</text:span><text:span text:style-name="T10">За obuvki.bg</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8" calcext:value-type="float">
            <text:p>13.18</text:p>
          </table:table-cell>
          <table:table-cell table:style-name="ce11" office:value-type="string" calcext:value-type="string">
            <text:p>Test link “<text:span text:style-name="T8">Сертификати и безопасност</text:span>”</text:p>
          </table:table-cell>
          <table:table-cell table:style-name="ce11" office:value-type="string" calcext:value-type="string">
            <text:p><text:span text:style-name="T7">Test if link “</text:span><text:span text:style-name="T10">Сертификати и безопасност</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Сертификати и безопасност</text:span><text:span text:style-name="T11">”</text:span> positioned in the right side of the footer</text:p>
            <text:p><text:span text:style-name="T7">3. Click link “</text:span><text:span text:style-name="T10">Сертификати и безопасност</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19" calcext:value-type="float">
            <text:p>13.19</text:p>
          </table:table-cell>
          <table:table-cell table:style-name="ce11" office:value-type="string" calcext:value-type="string">
            <text:p>Test link “<text:span text:style-name="T8">Политика за поверителност</text:span>”</text:p>
          </table:table-cell>
          <table:table-cell table:style-name="ce11" office:value-type="string" calcext:value-type="string">
            <text:p><text:span text:style-name="T7">Test if link “</text:span><text:span text:style-name="T10">Политика за поверителност</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Политика за поверителност</text:span><text:span text:style-name="T11">”</text:span> positioned in the right side of the footer</text:p>
            <text:p><text:span text:style-name="T7">3. Click link “</text:span><text:span text:style-name="T10">Политика за поверителност</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2" calcext:value-type="float">
            <text:p>13.20</text:p>
          </table:table-cell>
          <table:table-cell table:style-name="ce11" office:value-type="string" calcext:value-type="string">
            <text:p>Test link “<text:span text:style-name="T8">Регламент на магазина</text:span>”</text:p>
          </table:table-cell>
          <table:table-cell table:style-name="ce11" office:value-type="string" calcext:value-type="string">
            <text:p><text:span text:style-name="T7">Test if link “</text:span><text:span text:style-name="T10">Регламент на магазина</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Регламент на магазина</text:span><text:span text:style-name="T11">”</text:span> positioned in the right side of the footer</text:p>
            <text:p><text:span text:style-name="T7">3. Click link “</text:span><text:span text:style-name="T10">Регламент на магазина</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21" calcext:value-type="float">
            <text:p>13.21</text:p>
          </table:table-cell>
          <table:table-cell table:style-name="ce11" office:value-type="string" calcext:value-type="string">
            <text:p>Test link “<text:span text:style-name="T8">Регламент на услугата бюлетин</text:span>”</text:p>
          </table:table-cell>
          <table:table-cell table:style-name="ce11" office:value-type="string" calcext:value-type="string">
            <text:p><text:span text:style-name="T7">Test if link “</text:span><text:span text:style-name="T10">Регламент на услугата бюлетин</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Регламент на услугата бюлетин</text:span><text:span text:style-name="T11">”</text:span> positioned in the right side of the footer</text:p>
            <text:p><text:span text:style-name="T7">3. Click link “</text:span><text:span text:style-name="T10">Регламент на услугата бюлетин</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22" calcext:value-type="float">
            <text:p>13.22</text:p>
          </table:table-cell>
          <table:table-cell table:style-name="ce11" office:value-type="string" calcext:value-type="string">
            <text:p>Test link “<text:span text:style-name="T8">Блог</text:span>”</text:p>
          </table:table-cell>
          <table:table-cell table:style-name="ce11" office:value-type="string" calcext:value-type="string">
            <text:p><text:span text:style-name="T7">Test if link “</text:span><text:span text:style-name="T10">Блог</text:span><text:span text:style-name="T11">” is opening a page about the topic in new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Блог</text:span><text:span text:style-name="T11">”</text:span> positioned in the right side of the footer</text:p>
            <text:p><text:span text:style-name="T7">3. Click link “</text:span><text:span text:style-name="T10">Блог</text:span><text:span text:style-name="T11">”</text:span></text:p>
            <text:p/>
          </table:table-cell>
          <table:table-cell table:style-name="ce23" office:value-type="string" calcext:value-type="string">
            <text:p><text:span text:style-name="T6">A page about the topic should open in new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4">
          <table:table-cell table:style-name="ce39" office:value-type="float" office:value="13.23" calcext:value-type="float">
            <text:p>13.23</text:p>
          </table:table-cell>
          <table:table-cell table:style-name="ce11" office:value-type="string" calcext:value-type="string">
            <text:p>Test link “<text:span text:style-name="T8">Партньорска програма на obuvki.bg</text:span>”</text:p>
          </table:table-cell>
          <table:table-cell table:style-name="ce11" office:value-type="string" calcext:value-type="string">
            <text:p><text:span text:style-name="T7">Test if link “</text:span><text:span text:style-name="T10">Партньорска програма на obuvki.bg</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Партньорска програма на obuvki.bg</text:span><text:span text:style-name="T11">”</text:span> positioned in the right side of the footer</text:p>
            <text:p><text:span text:style-name="T7">3. Click link “</text:span><text:span text:style-name="T10">Партньорска програма на obuvki.bg</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0">
          <table:table-cell table:style-name="ce39" office:value-type="float" office:value="13.24" calcext:value-type="float">
            <text:p>13.24</text:p>
          </table:table-cell>
          <table:table-cell table:style-name="ce11" office:value-type="string" calcext:value-type="string">
            <text:p>Test link “<text:span text:style-name="T8">Регламент за използване на услугата esize.me</text:span>”</text:p>
          </table:table-cell>
          <table:table-cell table:style-name="ce11" office:value-type="string" calcext:value-type="string">
            <text:p><text:span text:style-name="T7">Test if link “</text:span><text:span text:style-name="T10">Регламент за използване на услугата esize.me</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Регламент за използване на услугата esize.me</text:span><text:span text:style-name="T11">”</text:span> positioned in the right side of the footer</text:p>
            <text:p><text:span text:style-name="T7">3. Click link “</text:span><text:span text:style-name="T10">Регламент за използване на услугата esize.me</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0">
          <table:table-cell table:style-name="ce39" office:value-type="float" office:value="13.25" calcext:value-type="float">
            <text:p>13.25</text:p>
          </table:table-cell>
          <table:table-cell table:style-name="ce11" office:value-type="string" calcext:value-type="string">
            <text:p>Test link “<text:span text:style-name="T8">abonament sms esize.me</text:span>”</text:p>
          </table:table-cell>
          <table:table-cell table:style-name="ce11" office:value-type="string" calcext:value-type="string">
            <text:p><text:span text:style-name="T7">Test if link “</text:span><text:span text:style-name="T10">abonament sms esize.me</text:span><text:span text:style-name="T11">” is opening a page about the topic in the same browser tab </text:span></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link “</text:span><text:span text:style-name="T10">abonament sms esize.me</text:span><text:span text:style-name="T11">”</text:span> positioned in the right side of the footer</text:p>
            <text:p><text:span text:style-name="T7">3. Click link “</text:span><text:span text:style-name="T10">abonament sms esize.me</text:span><text:span text:style-name="T11">”</text:span></text:p>
            <text:p/>
          </table:table-cell>
          <table:table-cell table:style-name="ce23" office:value-type="string" calcext:value-type="string">
            <text:p><text:span text:style-name="T6">A page about the topic should open in the same browser tab</text:span></text:p>
          </table:table-cell>
          <table:table-cell table:style-name="ce25" office:value-type="string" calcext:value-type="string">
            <text:p>The link is written in Bulgarian language with English letters </text:p>
          </table:table-cell>
          <table:table-cell table:style-name="ce65" office:value-type="string" calcext:value-type="string">
            <text:p>FAIL</text:p>
          </table:table-cell>
          <table:table-cell table:style-name="ce29" office:value-type="string" calcext:value-type="string">
            <text:p>Bug 13.25</text:p>
          </table:table-cell>
          <table:table-cell table:style-name="ce29" office:value-type="string" calcext:value-type="string">
            <text:p>Medium</text:p>
          </table:table-cell>
          <table:table-cell table:number-columns-repeated="1013"/>
        </table:table-row>
        <table:table-row table:style-name="ro10">
          <table:table-cell table:style-name="ce39" office:value-type="float" office:value="13.26" calcext:value-type="float">
            <text:p>13.26</text:p>
          </table:table-cell>
          <table:table-cell table:style-name="ce11" office:value-type="string" calcext:value-type="string">
            <text:p>Email form “Sign up for newsletter”</text:p>
          </table:table-cell>
          <table:table-cell table:style-name="ce11" office:value-type="string" calcext:value-type="string">
            <text:p>Test the email form “Sign up for newsletter” if its sending emails to the subscribed users</text:p>
          </table:table-cell>
          <table:table-cell table:style-name="ce55"/>
          <table:table-cell table:style-name="ce33" office:value-type="string" calcext:value-type="string">
            <text:p><text:a xlink:href="https://www.obuvki.bg/" xlink:type="simple">https://www.obuvki.bg</text:a></text:p>
          </table:table-cell>
          <table:table-cell table:style-name="ce24" office:value-type="string" calcext:value-type="string">
            <text:p><text:span text:style-name="T7">1. Open the </text:span><text:span text:style-name="T7"><text:a xlink:href="https://www.obuvki.bg/" xlink:type="simple">Target URL</text:a></text:span></text:p>
            <text:p><text:span text:style-name="T7">2. Scroll down to “</text:span><text:span text:style-name="T10">Sign up for newsletter</text:span><text:span text:style-name="T11">”</text:span> positioned in the right side of the footer</text:p>
            <text:p><text:span text:style-name="T7">3. Enter your email address</text:span></text:p>
            <text:p><text:span text:style-name="T7">4. Click button “</text:span><text:span text:style-name="T10">Абонирайте се</text:span><text:span text:style-name="T11">”</text:span></text:p>
            <text:p><text:span text:style-name="T7">5. In the pop up window click button “</text:span><text:span text:style-name="T10">Абонирайте се</text:span><text:span text:style-name="T11">”</text:span></text:p>
            <text:p/>
          </table:table-cell>
          <table:table-cell table:style-name="ce23" office:value-type="string" calcext:value-type="string">
            <text:p>A confirmation message will <text:s/>appear on the screen</text:p>
          </table:table-cell>
          <table:table-cell table:style-name="ce25" office:value-type="string" calcext:value-type="string">
            <text:p>As Expected</text:p>
          </table:table-cell>
          <table:table-cell table:style-name="ce27" office:value-type="string" calcext:value-type="string">
            <text:p>PASS</text:p>
          </table:table-cell>
          <table:table-cell table:style-name="ce29"/>
          <table:table-cell table:style-name="ce29" office:value-type="string" calcext:value-type="string">
            <text:p>Medium</text:p>
          </table:table-cell>
          <table:table-cell table:number-columns-repeated="1013"/>
        </table:table-row>
        <table:table-row table:style-name="ro1">
          <table:table-cell table:style-name="Default" table:number-columns-repeated="11"/>
          <table:table-cell table:number-columns-repeated="1013"/>
        </table:table-row>
        <table:table-row table:style-name="ro1" table:number-rows-repeated="15">
          <table:table-cell table:number-columns-repeated="1024"/>
        </table:table-row>
        <table:table-row table:style-name="ro1" table:number-rows-repeated="8">
          <table:table-cell table:style-name="Default" table:number-columns-repeated="1024"/>
        </table:table-row>
        <table:table-row table:style-name="ro1" table:number-rows-repeated="10484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11">
      <number:number number:decimal-places="0" number:min-decimal-places="0" number:min-integer-digits="2"/>
    </number:number-style>
    <number:number-style style:name="N112">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18:38:54.3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0T18:40:28.089000000</dc:date>
    <meta:editing-duration>P1DT5H8M35S</meta:editing-duration>
    <meta:editing-cycles>69</meta:editing-cycles>
    <meta:generator>LibreOffice/7.1.4.2$Windows_X86_64 LibreOffice_project/a529a4fab45b75fefc5b6226684193eb000654f6</meta:generator>
    <meta:document-statistic meta:table-count="1" meta:cell-count="1136" meta:object-count="0"/>
  </office:meta>
</office:document-meta>
</file>